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Arial" svg:font-family="Arial"/>
    <style:font-face style:name="Calibri1" svg:font-family="Calibri1"/>
    <style:font-face style:name="Calibri2" svg:font-family="Calibri2"/>
    <style:font-face style:name="Calibri" svg:font-family="Calibri"/>
    <style:font-face style:name="F" svg:font-family="F"/>
    <style:font-face style:name="Arial1" svg:font-family="Arial1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1" style:font-name-asian="Ubuntu1" style:font-name-complex="Ubuntu1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8" style:family="table-cell" style:parent-style-name="Default" style:data-style-name="N39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6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0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Ubuntu1" style:font-name-asian="Ubuntu1" style:font-name-complex="Ubuntu1"/>
    </style:style>
    <style:style style:name="ce35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/>
    </style:style>
    <style:style style:name="ce36" style:family="table-cell" style:parent-style-name="Default" style:data-style-name="N0"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Calibri1" style:font-name-asian="Calibri1" style:font-name-complex="Calibri1" fo:font-size="11pt" style:font-size-asian="11pt" style:font-size-complex="11pt"/>
    </style:style>
    <style:style style:name="ce38" style:family="table-cell" style:parent-style-name="Default" style:data-style-name="N2">
      <style:text-properties style:font-name="Calibri2" style:font-name-asian="Calibri2" style:font-name-complex="Calibri2" fo:font-size="11pt" style:font-size-asian="11pt" style:font-size-complex="11pt"/>
    </style:style>
    <style:style style:name="ce39" style:family="table-cell" style:parent-style-name="Default" style:data-style-name="N1">
      <style:text-properties style:font-name="Calibri2" style:font-name-asian="Calibri2" style:font-name-complex="Calibri2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7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8" style:family="table-cell" style:parent-style-name="Default" style:data-style-name="N4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59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0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4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5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6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1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2" style:family="table-cell" style:parent-style-name="Default" style:data-style-name="N4">
      <style:table-cell-properties style:vertical-align="automatic" fo:background-color="#DEE7E5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3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8" style:family="table-cell" style:parent-style-name="Default" style:data-style-name="N4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79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0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DEE7E5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1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4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86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7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8" style:family="table-cell" style:parent-style-name="Default" style:data-style-name="N4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89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0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2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4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97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99" style:family="table-cell" style:parent-style-name="Default" style:data-style-name="N44">
      <style:text-properties style:font-name="Calibri2" style:font-name-asian="Calibri2" style:font-name-complex="Calibri2" fo:font-size="11pt" style:font-size-asian="11pt" style:font-size-complex="11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3" style:family="table-cell" style:parent-style-name="Default" style:data-style-name="N4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4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5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8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09" style:family="table-cell" style:parent-style-name="Default" style:data-style-name="N15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0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14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5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1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0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2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3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  <style:text-properties style:font-name="Calibri2" style:font-name-asian="Calibri2" style:font-name-complex="Calibri2" fo:font-size="11pt" style:font-size-asian="11pt" style:font-size-complex="11pt"/>
    </style:style>
    <style:style style:name="ce124" style:family="table-cell" style:parent-style-name="Default" style:data-style-name="N36">
      <style:text-properties style:font-name="Calibri2" style:font-name-asian="Calibri2" style:font-name-complex="Calibri2" fo:font-size="11pt" style:font-size-asian="11pt" style:font-size-complex="11pt"/>
    </style:style>
    <style:style style:name="ce125" style:family="table-cell" style:parent-style-name="Default" style:data-style-name="N39">
      <style:text-properties style:font-name="Calibri2" style:font-name-asian="Calibri2" style:font-name-complex="Calibri2"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 fo:font-size="11pt" style:font-size-asian="11pt" style:font-size-complex="11pt"/>
    </style:style>
    <style:style style:name="ce128" style:family="table-cell" style:parent-style-name="Default" style:data-style-name="N0"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fo:wrap-option="wrap"/>
    </style:style>
    <style:style style:name="ce130" style:family="table-cell" style:parent-style-name="Default" style:data-style-name="N2"/>
    <style:style style:name="ce131" style:family="table-cell" style:parent-style-name="Default" style:data-style-name="N1"/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3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39" style:family="table-cell" style:parent-style-name="Default" style:data-style-name="N36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142" style:family="table-cell" style:parent-style-name="Default" style:data-style-name="N0">
      <style:table-cell-properties style:vertical-align="automatic" fo:background-color="#AADCF7" style:repeat-content="false"/>
      <style:paragraph-properties fo:text-align="center"/>
    </style:style>
    <style:style style:name="ce143" style:family="table-cell" style:parent-style-name="Default" style:data-style-name="N2">
      <style:table-cell-properties style:vertical-align="automatic" fo:background-color="#AADCF7" style:repeat-content="false"/>
      <style:paragraph-properties fo:text-align="center"/>
    </style:style>
    <style:style style:name="ce144" style:family="table-cell" style:parent-style-name="Default" style:data-style-name="N40">
      <style:table-cell-properties style:vertical-align="automatic" fo:background-color="#AADCF7" style:repeat-content="false"/>
      <style:paragraph-properties fo:text-align="center"/>
    </style:style>
    <style:style style:name="ce145" style:family="table-cell" style:parent-style-name="Default" style:data-style-name="N37">
      <style:table-cell-properties style:vertical-align="automatic" fo:background-color="#AADCF7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4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4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AADCF7" style:repeat-content="false"/>
      <style:paragraph-properties fo:text-align="center"/>
    </style:style>
    <style:style style:name="ce149" style:family="table-cell" style:parent-style-name="Default" style:data-style-name="N36">
      <style:table-cell-properties style:vertical-align="automatic" fo:background-color="#AADCF7" style:repeat-content="false"/>
      <style:paragraph-properties fo:text-align="center"/>
    </style:style>
    <style:style style:name="ce1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15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153" style:family="table-cell" style:parent-style-name="Default" style:data-style-name="N2">
      <style:table-cell-properties style:vertical-align="automatic" fo:background-color="#DEE6EF" style:repeat-content="false"/>
      <style:paragraph-properties fo:text-align="center"/>
    </style:style>
    <style:style style:name="ce154" style:family="table-cell" style:parent-style-name="Default" style:data-style-name="N40">
      <style:table-cell-properties style:vertical-align="automatic" fo:background-color="#DEE6EF" style:repeat-content="false"/>
      <style:paragraph-properties fo:text-align="center"/>
    </style:style>
    <style:style style:name="ce155" style:family="table-cell" style:parent-style-name="Default" style:data-style-name="N37">
      <style:table-cell-properties style:vertical-align="automatic" fo:background-color="#DEE6EF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57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58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159" style:family="table-cell" style:parent-style-name="Default" style:data-style-name="N36">
      <style:table-cell-properties style:vertical-align="automatic" fo:background-color="#DEE6EF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161" style:family="table-cell" style:parent-style-name="Default" style:data-style-name="N0">
      <style:table-cell-properties style:vertical-align="automatic" fo:background-color="#FDE9A9" style:repeat-content="false"/>
      <style:paragraph-properties fo:text-align="center"/>
    </style:style>
    <style:style style:name="ce162" style:family="table-cell" style:parent-style-name="Default" style:data-style-name="N2">
      <style:table-cell-properties style:vertical-align="automatic" fo:background-color="#FDE9A9" style:repeat-content="false"/>
      <style:paragraph-properties fo:text-align="center"/>
    </style:style>
    <style:style style:name="ce163" style:family="table-cell" style:parent-style-name="Default" style:data-style-name="N40">
      <style:table-cell-properties style:vertical-align="automatic" fo:background-color="#FDE9A9" style:repeat-content="false"/>
      <style:paragraph-properties fo:text-align="center"/>
    </style:style>
    <style:style style:name="ce164" style:family="table-cell" style:parent-style-name="Default" style:data-style-name="N37">
      <style:table-cell-properties style:vertical-align="automatic" fo:background-color="#FDE9A9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6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68" style:family="table-cell" style:parent-style-name="Default" style:data-style-name="N36">
      <style:table-cell-properties style:vertical-align="automatic" fo:background-color="#FDE9A9" style:repeat-content="false"/>
      <style:paragraph-properties fo:text-align="center"/>
    </style:style>
    <style:style style:name="ce16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171" style:family="table-cell" style:parent-style-name="Default" style:data-style-name="N0">
      <style:table-cell-properties style:vertical-align="automatic" fo:background-color="#CCF4C6" style:repeat-content="false"/>
      <style:paragraph-properties fo:text-align="center"/>
    </style:style>
    <style:style style:name="ce172" style:family="table-cell" style:parent-style-name="Default" style:data-style-name="N2">
      <style:table-cell-properties style:vertical-align="automatic" fo:background-color="#CCF4C6" style:repeat-content="false"/>
      <style:paragraph-properties fo:text-align="center"/>
    </style:style>
    <style:style style:name="ce173" style:family="table-cell" style:parent-style-name="Default" style:data-style-name="N40">
      <style:table-cell-properties style:vertical-align="automatic" fo:background-color="#CCF4C6" style:repeat-content="false"/>
      <style:paragraph-properties fo:text-align="center"/>
    </style:style>
    <style:style style:name="ce174" style:family="table-cell" style:parent-style-name="Default" style:data-style-name="N37">
      <style:table-cell-properties style:vertical-align="automatic" fo:background-color="#CCF4C6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6" style:family="table-cell" style:parent-style-name="Default" style:data-style-name="N36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77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78" style:family="table-cell" style:parent-style-name="Default" style:data-style-name="N36">
      <style:table-cell-properties style:vertical-align="automatic" fo:background-color="#CCF4C6" style:repeat-content="false"/>
      <style:paragraph-properties fo:text-align="center"/>
    </style:style>
    <style:style style:name="ce179" style:family="table-cell" style:parent-style-name="Default" style:data-style-name="N37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180" style:family="table-cell" style:parent-style-name="Default" style:data-style-name="N15"/>
    <style:style style:name="ce18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8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6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DE9A9" style:repeat-content="false"/>
      <style:paragraph-properties fo:text-align="center"/>
    </style:style>
    <style:style style:name="ce187" style:family="table-cell" style:parent-style-name="Default" style:data-style-name="N36"/>
    <style:style style:name="ce188" style:family="table-cell" style:parent-style-name="Default" style:data-style-name="N39"/>
    <style:style style:name="ce189" style:family="table-cell" style:parent-style-name="Default" style:data-style-name="N0">
      <style:table-cell-properties fo:background-color="transparent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ADCF7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DE9A9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DE9A9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F4C6" style:repeat-content="false"/>
      <style:paragraph-properties fo:text-align="center"/>
      <style:text-properties fo:color="#C9211E"/>
    </style:style>
    <style:style style:name="ce19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9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8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19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200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0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20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03" style:family="table-cell" style:parent-style-name="Default" style:data-style-name="N41">
      <style:table-cell-properties style:vertical-align="automatic" fo:background-color="#AADCF7" style:repeat-content="false"/>
      <style:paragraph-properties fo:text-align="center"/>
    </style:style>
    <style:style style:name="ce204" style:family="table-cell" style:parent-style-name="Default" style:data-style-name="N41">
      <style:table-cell-properties style:vertical-align="automatic" fo:background-color="#DEE6EF" style:repeat-content="false"/>
      <style:paragraph-properties fo:text-align="center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206" style:family="table-cell" style:parent-style-name="Default" style:data-style-name="N41">
      <style:table-cell-properties style:vertical-align="automatic" fo:background-color="#FDE9A9" style:repeat-content="false"/>
      <style:paragraph-properties fo:text-align="center"/>
    </style:style>
    <style:style style:name="ce207" style:family="table-cell" style:parent-style-name="Default" style:data-style-name="N41">
      <style:table-cell-properties style:vertical-align="automatic" fo:background-color="#CCF4C6" style:repeat-content="false"/>
      <style:paragraph-properties fo:text-align="center"/>
    </style:style>
    <style:style style:name="ce208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DE9A9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1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AADCF7" style:repeat-content="false"/>
      <style:paragraph-properties fo:text-align="center"/>
    </style:style>
    <style:style style:name="ce21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DE9A9" style:repeat-content="false"/>
      <style:paragraph-properties fo:text-align="center"/>
    </style:style>
    <style:style style:name="ce212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DE9A9" style:repeat-content="false"/>
      <style:paragraph-properties fo:text-align="center"/>
    </style:style>
    <style:style style:name="ce21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CCF4C6" style:repeat-content="false"/>
      <style:paragraph-properties fo:text-align="center"/>
    </style:style>
    <style:style style:name="ce214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CCF4C6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7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CCF4C6" style:repeat-content="false"/>
      <style:paragraph-properties fo:text-align="center"/>
    </style:style>
    <style:style style:name="ce2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CCF4C6" style:repeat-content="false"/>
      <style:paragraph-properties fo:text-align="center"/>
    </style:style>
    <style:style style:name="ce22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CCF4C6" style:repeat-content="false"/>
      <style:paragraph-properties fo:text-align="center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CCF4C6" style:repeat-content="false"/>
      <style:paragraph-properties fo:text-align="center"/>
    </style:style>
    <style:style style:name="ce223" style:family="table-cell" style:parent-style-name="Default" style:data-style-name="N42"/>
    <style:style style:name="ce22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DE9A9" style:repeat-content="false"/>
      <style:paragraph-properties fo:text-align="center"/>
    </style:style>
    <style:style style:name="ce2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/>
    </style:style>
    <style:style style:name="ce22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2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MathJax_Main" style:font-name-asian="MathJax_Main" style:font-name-complex="MathJax_Main" fo:font-size="12pt" style:font-size-asian="12pt" style:font-size-complex="12pt"/>
    </style:style>
    <style:style style:name="ce23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3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Default" style:data-style-name="N15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24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42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E8F2A1" style:repeat-content="false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48" style:family="table-cell" style:parent-style-name="Default" style:data-style-name="N36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49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50" style:family="table-cell" style:parent-style-name="Default" style:data-style-name="N36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808080" fo:font-size="12pt" style:font-size-asian="12pt" style:font-size-complex="12pt"/>
    </style:style>
    <style:style style:name="ce251" style:family="table-cell" style:parent-style-name="Default" style:data-style-name="N2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3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2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63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6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2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69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0000" style:repeat-content="false"/>
      <style:paragraph-properties fo:text-align="center"/>
      <style:text-properties fo:color="#FF0000" fo:font-size="12pt" style:font-size-asian="12pt" style:font-size-complex="12pt"/>
    </style:style>
    <style:style style:name="ce27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4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7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0000" style:repeat-content="false"/>
      <style:paragraph-properties fo:text-align="center"/>
      <style:text-properties fo:font-size="12pt" style:font-size-asian="12pt" style:font-size-complex="12pt"/>
    </style:style>
    <style:style style:name="ce28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808080" fo:font-size="12pt" style:font-size-asian="12pt" style:font-size-complex="12pt"/>
    </style:style>
    <style:style style:name="ce28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8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8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0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93" style:family="table-cell" style:parent-style-name="Default" style:data-style-name="N0">
      <style:text-properties fo:font-size="12pt" style:font-size-asian="12pt" style:font-size-complex="12pt"/>
    </style:style>
    <style:style style:name="ce294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808080" fo:font-size="12pt" style:font-size-asian="12pt" style:font-size-complex="12pt"/>
    </style:style>
    <style:style style:name="ce295" style:family="table-cell" style:parent-style-name="Default" style:data-style-name="N2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97" style:family="table-cell" style:parent-style-name="Default" style:data-style-name="N15">
      <style:text-properties style:font-name="Ubuntu1" style:font-name-asian="Ubuntu1" style:font-name-complex="Ubuntu1"/>
    </style:style>
    <style:style style:name="ce2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30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0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0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30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30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06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7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08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 style:font-family-generic="swiss"/>
    </style:style>
    <style:style style:name="ce3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8080"/>
    </style:style>
    <style:style style:name="ce314" style:family="table-cell" style:parent-style-name="Default" style:data-style-name="N0"/>
    <style:style style:name="ce3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F" style:font-name-asian="F" style:font-name-complex="F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9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0" style:family="text" style:parent-style-name="Default">
      <style:text-properties fo:color="#80808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8816666666667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5683333333333cm"/>
    </style:style>
    <style:style style:name="co8" style:family="table-column">
      <style:table-column-properties fo:break-before="auto" style:column-width="2.70933333333333cm"/>
    </style:style>
    <style:style style:name="co9" style:family="table-column">
      <style:table-column-properties fo:break-before="auto" style:column-width="2.07433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1.651cm"/>
    </style:style>
    <style:style style:name="co13" style:family="table-column">
      <style:table-column-properties fo:break-before="auto" style:column-width="2.94216666666667cm"/>
    </style:style>
    <style:style style:name="co14" style:family="table-column">
      <style:table-column-properties fo:break-before="auto" style:column-width="2.51883333333333cm"/>
    </style:style>
    <style:style style:name="co15" style:family="table-column">
      <style:table-column-properties fo:break-before="auto" style:column-width="2.56116666666667cm"/>
    </style:style>
    <style:style style:name="co16" style:family="table-column">
      <style:table-column-properties fo:break-before="auto" style:column-width="1.92616666666667cm"/>
    </style:style>
    <style:style style:name="co17" style:family="table-column">
      <style:table-column-properties fo:break-before="auto" style:column-width="2.0955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1.62983333333333cm"/>
    </style:style>
    <style:style style:name="co21" style:family="table-column">
      <style:table-column-properties fo:break-before="auto" style:column-width="2.794cm"/>
    </style:style>
    <style:style style:name="co22" style:family="table-column">
      <style:table-column-properties fo:break-before="auto" style:column-width="2.2436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2683333333333cm"/>
    </style:style>
    <style:style style:name="co26" style:family="table-column">
      <style:table-column-properties fo:break-before="auto" style:column-width="3.85233333333333cm"/>
    </style:style>
    <style:style style:name="co27" style:family="table-column">
      <style:table-column-properties fo:break-before="auto" style:column-width="2.13783333333333cm"/>
    </style:style>
    <style:style style:name="co28" style:family="table-column">
      <style:table-column-properties fo:break-before="auto" style:column-width="3.83116666666667cm"/>
    </style:style>
    <style:style style:name="co29" style:family="table-column">
      <style:table-column-properties fo:break-before="auto" style:column-width="3.28083333333333cm"/>
    </style:style>
    <style:style style:name="co30" style:family="table-column">
      <style:table-column-properties fo:break-before="auto" style:column-width="2.49766666666667cm"/>
    </style:style>
    <style:style style:name="co31" style:family="table-column">
      <style:table-column-properties fo:break-before="auto" style:column-width="2.83633333333333cm"/>
    </style:style>
    <style:style style:name="co32" style:family="table-column">
      <style:table-column-properties fo:break-before="auto" style:column-width="3.34433333333333cm"/>
    </style:style>
    <style:style style:name="co33" style:family="table-column">
      <style:table-column-properties fo:break-before="auto" style:column-width="2.413cm"/>
    </style:style>
    <style:style style:name="co34" style:family="table-column">
      <style:table-column-properties fo:break-before="auto" style:column-width="3.40783333333333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2.4765cm"/>
    </style:style>
    <style:style style:name="co37" style:family="table-column">
      <style:table-column-properties fo:break-before="auto" style:column-width="2.180166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3.64066666666667cm"/>
    </style:style>
    <style:style style:name="co40" style:family="table-column">
      <style:table-column-properties fo:break-before="auto" style:column-width="3.38666666666667cm"/>
    </style:style>
    <style:style style:name="co41" style:family="table-column">
      <style:table-column-properties fo:break-before="auto" style:column-width="2.05316666666667cm"/>
    </style:style>
    <style:style style:name="co42" style:family="table-column">
      <style:table-column-properties fo:break-before="auto" style:column-width="2.39183333333333cm"/>
    </style:style>
    <style:style style:name="co43" style:family="table-column">
      <style:table-column-properties fo:break-before="auto" style:column-width="1.94733333333333cm"/>
    </style:style>
    <style:style style:name="co44" style:family="table-column">
      <style:table-column-properties fo:break-before="auto" style:column-width="5.03766666666667cm"/>
    </style:style>
    <style:style style:name="co45" style:family="table-column">
      <style:table-column-properties fo:break-before="auto" style:column-width="2.8575cm"/>
    </style:style>
    <style:style style:name="co46" style:family="table-column">
      <style:table-column-properties fo:break-before="auto" style:column-width="2.43416666666667cm"/>
    </style:style>
    <style:style style:name="co47" style:family="table-column">
      <style:table-column-properties fo:break-before="auto" style:column-width="2.87866666666667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2.58233333333333cm"/>
    </style:style>
    <style:style style:name="co50" style:family="table-column">
      <style:table-column-properties fo:break-before="auto" style:column-width="4.191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41.4pt" style:use-optimal-row-height="true" fo:break-before="auto"/>
    </style:style>
    <style:style style:name="ro7" style:family="table-row">
      <style:table-row-properties style:row-height="43.2pt" style:use-optimal-row-height="true" fo:break-before="auto"/>
    </style:style>
    <style:style style:name="ro8" style:family="table-row">
      <style:table-row-properties style:row-height="40.8pt" style:use-optimal-row-height="false" fo:break-before="auto"/>
    </style:style>
    <style:style style:name="ro9" style:family="table-row">
      <style:table-row-properties style:row-height="69.6pt" style:use-optimal-row-height="true" fo:break-before="auto"/>
    </style:style>
    <style:style style:name="ro10" style:family="table-row">
      <style:table-row-properties style:row-height="26.4pt" style:use-optimal-row-height="true" fo:break-before="auto"/>
    </style:style>
    <style:style style:name="ro11" style:family="table-row">
      <style:table-row-properties style:row-height="31.2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7.4pt" style:use-optimal-row-height="true" fo:break-before="auto"/>
    </style:style>
    <style:style style:name="ro15" style:family="table-row">
      <style:table-row-properties style:row-height="172.65pt" style:use-optimal-row-height="false" fo:break-before="auto"/>
    </style:style>
    <style:style style:name="ro16" style:family="table-row">
      <style:table-row-properties style:row-height="27pt" style:use-optimal-row-height="true" fo:break-before="auto"/>
    </style:style>
    <style:style style:name="ro17" style:family="table-row">
      <style:table-row-properties style:row-height="5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E49EDD" style:writing-mode="lr-tb"/>
    </style:style>
    <style:style style:name="ta3" style:family="table" style:master-page-name="mp1">
      <style:table-properties table:display="true" table:tab-color="#5983B0" style:writing-mode="lr-tb"/>
    </style:style>
    <style:style style:name="ta4" style:family="table" style:master-page-name="mp1">
      <style:table-properties table:display="true" table:tab-color="#FFFF6D" style:writing-mode="lr-tb"/>
    </style:style>
    <style:style style:name="ta5" style:family="table" style:master-page-name="mp1">
      <style:table-properties table:display="true" table:tab-color="#158466" style:writing-mode="lr-tb"/>
    </style:style>
    <style:style style:name="ta6" style:family="table" style:master-page-name="mp1">
      <style:table-properties table:display="true" table:tab-color="#F10D0C" style:writing-mode="lr-tb"/>
    </style:style>
    <style:style style:name="ta7" style:family="table" style:master-page-name="">
      <style:table-properties table:display="false" style:writing-mode="lr-tb"/>
    </style:style>
    <style:style style:family="graphic" style:name="a20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0787in" fo:padding-bottom="0.00787in" fo:padding-left="0.00787in" fo:padding-right="0.00787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cap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5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run_code</text:p>
          </table:table-cell>
          <table:table-cell office:value-type="string" table:style-name="ce4">
            <text:p>Q [l/s]</text:p>
          </table:table-cell>
          <table:table-cell office:value-type="string" table:style-name="ce4">
            <text:p>Repetition</text:p>
          </table:table-cell>
          <table:table-cell office:value-type="string" table:style-name="ce4">
            <text:p>TXNR discr. [-]</text:p>
          </table:table-cell>
          <table:table-cell office:value-type="string" table:style-name="ce4">
            <text:p>Trun [min]</text:p>
          </table:table-cell>
          <table:table-cell office:value-type="string" table:style-name="ce4">
            <text:p># survey</text:p>
          </table:table-cell>
          <table:table-cell office:value-type="string" table:style-name="ce5">
            <text:p>photos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7">
            <text:p>q07_1</text:p>
          </table:table-cell>
          <table:table-cell office:value-type="float" office:value="0.7" table:style-name="ce8">
            <text:p>0.7</text:p>
          </table:table-cell>
          <table:table-cell office:value-type="float" office:value="1" table:style-name="ce9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47" table:style-name="ce9">
            <text:p>47</text:p>
          </table:table-cell>
          <table:table-cell office:value-type="float" office:value="9" table:style-name="ce9">
            <text:p>9</text:p>
          </table:table-cell>
          <table:table-cell office:value-type="string" table:style-name="ce10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0_1</text:p>
          </table:table-cell>
          <table:table-cell office:value-type="float" office:value="1" table:style-name="ce12">
            <text:p>1.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table:style-name="ce1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office:value-type="float" office:value="16" table:style-name="ce17">
            <text:p>16</text:p>
          </table:table-cell>
          <table:table-cell table:style-name="ce18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0_4</text:p>
          </table:table-cell>
          <table:table-cell office:value-type="float" office:value="1" table:style-name="ce20">
            <text:p>1.0</text:p>
          </table:table-cell>
          <table:table-cell office:value-type="float" office:value="4" table:style-name="ce21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60" table:style-name="ce21">
            <text:p>60</text:p>
          </table:table-cell>
          <table:table-cell office:value-type="float" office:value="12" table:style-name="ce21">
            <text:p>12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1">
            <text:p>q15_1</text:p>
          </table:table-cell>
          <table:table-cell office:value-type="float" office:value="1.5" table:style-name="ce12">
            <text:p>1.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string" table:style-name="ce23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2</text:p>
          </table:table-cell>
          <table:table-cell office:value-type="float" office:value="1.5" table:style-name="ce20">
            <text:p>1.5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9" table:style-name="ce21">
            <text:p>19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15_3</text:p>
          </table:table-cell>
          <table:table-cell office:value-type="float" office:value="1.5" table:style-name="ce20">
            <text:p>1.5</text:p>
          </table:table-cell>
          <table:table-cell office:value-type="float" office:value="3" table:style-name="ce21">
            <text:p>3</text:p>
          </table:table-cell>
          <table:table-cell office:value-type="float" office:value="0.5" table:style-name="ce21">
            <text:p>0.5</text:p>
          </table:table-cell>
          <table:table-cell office:value-type="float" office:value="20" table:style-name="ce21">
            <text:p>20</text:p>
          </table:table-cell>
          <table:table-cell office:value-type="float" office:value="9" table:style-name="ce21">
            <text:p>9</text:p>
          </table:table-cell>
          <table:table-cell table:style-name="ce22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office:value-type="float" office:value="6" table:style-name="ce17">
            <text:p>6</text:p>
          </table:table-cell>
          <table:table-cell table:style-name="ce24"/>
          <table:table-cell table:number-columns-repeated="5" table:style-name="ce6"/>
          <table:table-cell table:number-columns-repeated="16371"/>
        </table:table-row>
        <table:table-row table:style-name="ro2">
          <table:table-cell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Runs + regime</text:p>
          </table:table-cell>
          <table:table-cell table:number-columns-repeated="5" table:style-name="ce6"/>
          <table:table-cell table:number-columns-repeated="16371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25">
            <text:p>run_code</text:p>
          </table:table-cell>
          <table:table-cell office:value-type="string" table:style-name="ce25">
            <text:p>Q [l/s]</text:p>
          </table:table-cell>
          <table:table-cell office:value-type="string" table:style-name="ce25">
            <text:p>Qsin (g/s)</text:p>
          </table:table-cell>
          <table:table-cell office:value-type="string" table:style-name="ce25">
            <text:p>Stream power *</text:p>
          </table:table-cell>
          <table:table-cell table:style-name="ce2"/>
          <table:table-cell table:style-name="ce26"/>
          <table:table-cell office:value-type="string" table:style-name="ce25">
            <text:p>Planform style<text:span text:style-name="T2">a</text:span>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27">
            <text:p>q05_1</text:p>
          </table:table-cell>
          <table:table-cell office:value-type="float" office:value="0.5" table:style-name="ce27">
            <text:p>0.5</text:p>
          </table:table-cell>
          <table:table-cell office:value-type="float" office:value="0.25" table:style-name="ce28">
            <text:p>0.25</text:p>
          </table:table-cell>
          <table:table-cell office:value-type="float" office:value="7.0000000000000007E-2" table:style-name="ce27">
            <text:p>0.07</text:p>
          </table:table-cell>
          <table:table-cell table:style-name="ce1"/>
          <table:table-cell table:style-name="ce29"/>
          <table:table-cell office:value-type="string" table:style-name="ce27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07_1</text:p>
          </table:table-cell>
          <table:table-cell office:value-type="float" office:value="0.7" table:style-name="ce31">
            <text:p>0.7</text:p>
          </table:table-cell>
          <table:table-cell office:value-type="float" office:value="0.39" table:style-name="ce32">
            <text:p>0.39</text:p>
          </table:table-cell>
          <table:table-cell office:value-type="float" office:value="0.11" table:style-name="ce30">
            <text:p>0.11</text:p>
          </table:table-cell>
          <table:table-cell table:style-name="ce2"/>
          <table:table-cell table:style-name="ce33"/>
          <table:table-cell office:value-type="string" table:style-name="ce30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10_2</text:p>
          </table:table-cell>
          <table:table-cell office:value-type="float" office:value="1" table:style-name="ce31">
            <text:p>1.0</text:p>
          </table:table-cell>
          <table:table-cell office:value-type="float" office:value="1.143" table:style-name="ce32">
            <text:p>1.143</text:p>
          </table:table-cell>
          <table:table-cell office:value-type="float" office:value="0.14000000000000001" table:style-name="ce30">
            <text:p>0.14</text:p>
          </table:table-cell>
          <table:table-cell table:style-name="ce2"/>
          <table:table-cell table:style-name="ce33"/>
          <table:table-cell office:value-type="string" table:style-name="ce30">
            <text:p>Braided?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15_2</text:p>
          </table:table-cell>
          <table:table-cell office:value-type="float" office:value="1.5" table:style-name="ce31">
            <text:p>1.5</text:p>
          </table:table-cell>
          <table:table-cell office:value-type="float" office:value="2.46" table:style-name="ce32">
            <text:p>2.46</text:p>
          </table:table-cell>
          <table:table-cell office:value-type="float" office:value="0.2" table:style-name="ce30">
            <text:p>0.2</text:p>
          </table:table-cell>
          <table:table-cell table:style-name="ce2"/>
          <table:table-cell table:style-name="ce33"/>
          <table:table-cell office:value-type="string" table:style-name="ce30">
            <text:p>Wandering</text:p>
          </table:table-cell>
          <table:table-cell table:number-columns-repeated="1015" table:style-name="ce2"/>
          <table:table-cell table:number-columns-repeated="15361" table:style-name="ce1"/>
        </table:table-row>
        <table:table-row table:style-name="ro1">
          <table:table-cell table:style-name="ce2"/>
          <table:table-cell office:value-type="string" table:style-name="ce30">
            <text:p>q20_2</text:p>
          </table:table-cell>
          <table:table-cell office:value-type="float" office:value="2" table:style-name="ce31">
            <text:p>2.0</text:p>
          </table:table-cell>
          <table:table-cell office:value-type="float" office:value="3.58" table:style-name="ce32">
            <text:p>3.58</text:p>
          </table:table-cell>
          <table:table-cell office:value-type="float" office:value="0.25" table:style-name="ce30">
            <text:p>0.25</text:p>
          </table:table-cell>
          <table:table-cell table:style-name="ce2"/>
          <table:table-cell table:style-name="ce33"/>
          <table:table-cell office:value-type="string" table:style-name="ce30">
            <text:p>Wandering</text:p>
          </table:table-cell>
          <table:table-cell table:number-columns-repeated="1015" table:style-name="ce2"/>
          <table:table-cell table:number-columns-repeated="15361" table:style-name="ce1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5">
            <text:p>run_code</text:p>
          </table:table-cell>
          <table:table-cell office:value-type="string" table:style-name="ce25">
            <text:p>Q [l/s]</text:p>
          </table:table-cell>
          <table:table-cell office:value-type="string" table:style-name="ce25">
            <text:p>Qsin (g/s)</text:p>
          </table:table-cell>
          <table:table-cell office:value-type="string" table:style-name="ce25">
            <text:p>Txnr (min)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">
            <text:p>q05_1</text:p>
          </table:table-cell>
          <table:table-cell office:value-type="float" office:value="0.5" table:style-name="ce27">
            <text:p>0.5</text:p>
          </table:table-cell>
          <table:table-cell office:value-type="float" office:value="0.25" table:style-name="ce28">
            <text:p>0.25</text:p>
          </table:table-cell>
          <table:table-cell office:value-type="float" office:value="109" table:style-name="ce34">
            <text:p>109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07_1</text:p>
          </table:table-cell>
          <table:table-cell office:value-type="float" office:value="0.7" table:style-name="ce31">
            <text:p>0.7</text:p>
          </table:table-cell>
          <table:table-cell office:value-type="float" office:value="0.39" table:style-name="ce32">
            <text:p>0.39</text:p>
          </table:table-cell>
          <table:table-cell office:value-type="float" office:value="74" table:style-name="ce34">
            <text:p>74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10_2</text:p>
          </table:table-cell>
          <table:table-cell office:value-type="float" office:value="1" table:style-name="ce31">
            <text:p>1.0</text:p>
          </table:table-cell>
          <table:table-cell office:value-type="float" office:value="1.143" table:style-name="ce32">
            <text:p>1.143</text:p>
          </table:table-cell>
          <table:table-cell office:value-type="float" office:value="48" table:style-name="ce34">
            <text:p>48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15_2</text:p>
          </table:table-cell>
          <table:table-cell office:value-type="float" office:value="1.5" table:style-name="ce31">
            <text:p>1.5</text:p>
          </table:table-cell>
          <table:table-cell office:value-type="float" office:value="2.46" table:style-name="ce32">
            <text:p>2.46</text:p>
          </table:table-cell>
          <table:table-cell office:value-type="float" office:value="30" table:style-name="ce34">
            <text:p>3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0">
            <text:p>q20_2</text:p>
          </table:table-cell>
          <table:table-cell office:value-type="float" office:value="2" table:style-name="ce31">
            <text:p>2.0</text:p>
          </table:table-cell>
          <table:table-cell office:value-type="float" office:value="3.58" table:style-name="ce32">
            <text:p>3.58</text:p>
          </table:table-cell>
          <table:table-cell office:value-type="float" office:value="20" table:style-name="ce34">
            <text:p>20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45" table:style-name="ro4">
          <table:table-cell table:number-columns-repeated="16384"/>
        </table:table-row>
      </table:table>
      <table:table table:name="q05_1" table:style-name="ta2"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7" table:number-columns-repeated="3" table:default-cell-style-name="ce35"/>
        <table:table-column table:style-name="co10" table:number-columns-repeated="2" table:default-cell-style-name="ce35"/>
        <table:table-column table:style-name="co11" table:default-cell-style-name="ce35"/>
        <table:table-column table:style-name="co7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7" table:number-columns-repeated="2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7" table:number-columns-repeated="2" table:default-cell-style-name="ce35"/>
        <table:table-column table:style-name="co24" table:default-cell-style-name="ce35"/>
        <table:table-column table:style-name="co7" table:number-columns-repeated="995" table:default-cell-style-name="ce35"/>
        <table:table-column table:style-name="co6" table:default-cell-style-name="ce35"/>
        <table:table-column table:style-name="co6" table:number-columns-repeated="15360" table:default-cell-style-name="ce1"/>
        <table:table-row table:style-name="ro2">
          <table:table-cell table:number-columns-repeated="16384"/>
        </table:table-row>
        <table:table-row table:style-name="ro5">
          <table:table-cell table:style-name="ce35"/>
          <table:table-cell office:value-type="string" table:style-name="ce36">
            <text:p>Parameters:</text:p>
          </table:table-cell>
          <table:table-cell table:number-columns-repeated="1022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Q [l/s]</text:p>
          </table:table-cell>
          <table:table-cell office:value-type="float" office:value="0.5" table:style-name="ce35">
            <text:p>0.5</text:p>
          </table:table-cell>
          <table:table-cell table:style-name="ce38"/>
          <table:table-cell table:number-columns-repeated="1020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Y [m]</text:p>
          </table:table-cell>
          <table:table-cell table:number-columns-repeated="1022" table:style-name="ce35"/>
          <table:table-cell table:number-columns-repeated="15360"/>
        </table:table-row>
        <table:table-row table:style-name="ro6">
          <table:table-cell table:style-name="ce35"/>
          <table:table-cell office:value-type="string" table:style-name="ce37">
            <text:p>Laser analysis bank threshold filter [mm]</text:p>
          </table:table-cell>
          <table:table-cell table:number-columns-repeated="1022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dx,dy [mm]</text:p>
          </table:table-cell>
          <table:table-cell office:value-type="string" table:style-name="ce35">
            <text:p>50, 5</text:p>
          </table:table-cell>
          <table:table-cell table:number-columns-repeated="1021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rho [g/cm^3}</text:p>
          </table:table-cell>
          <table:table-cell office:value-type="float" office:value="2.65" table:style-name="ce35">
            <text:p>2.65</text:p>
          </table:table-cell>
          <table:table-cell table:style-name="ce39"/>
          <table:table-cell table:number-columns-repeated="1020" table:style-name="ce35"/>
          <table:table-cell table:number-columns-repeated="15360"/>
        </table:table-row>
        <table:table-row table:style-name="ro5">
          <table:table-cell table:style-name="ce35"/>
          <table:table-cell office:value-type="string" table:style-name="ce37">
            <text:p>p (porosity)</text:p>
          </table:table-cell>
          <table:table-cell office:value-type="float" office:value="0.37" table:style-name="ce35">
            <text:p>0.37</text:p>
          </table:table-cell>
          <table:table-cell table:style-name="ce38"/>
          <table:table-cell table:number-columns-repeated="1020" table:style-name="ce35"/>
          <table:table-cell table:number-columns-repeated="15360"/>
        </table:table-row>
        <table:table-row table:style-name="ro7">
          <table:table-cell table:style-name="ce35"/>
          <table:table-cell table:style-name="ce37"/>
          <table:table-cell table:style-name="ce35"/>
          <table:table-cell table:style-name="ce38"/>
          <table:table-cell table:number-columns-repeated="20" table:style-name="ce35"/>
          <table:table-cell office:value-type="string" table:style-name="ce40">
            <text:p>./DoD_analysis/DEM_analysis_v2.py</text:p>
          </table:table-cell>
          <table:table-cell table:number-columns-repeated="999" table:style-name="ce35"/>
          <table:table-cell table:number-columns-repeated="15360"/>
        </table:table-row>
        <table:table-row table:style-name="ro8">
          <table:table-cell table:style-name="ce35"/>
          <table:table-cell office:value-type="string" table:number-columns-spanned="9" table:number-rows-spanned="1" table:style-name="ce126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26">
            <text:p>PHOTOGRAPHIC SURVEY</text:p>
          </table:table-cell>
          <table:covered-table-cell/>
          <table:table-cell office:value-type="string" table:style-name="ce41">
            <text:p>LOAD CELL OUTPUT</text:p>
          </table:table-cell>
          <table:table-cell office:value-type="string" table:number-columns-spanned="2" table:number-rows-spanned="1" table:style-name="ce126">
            <text:p>Qs OUT</text:p>
          </table:table-cell>
          <table:covered-table-cell/>
          <table:table-cell table:number-columns-repeated="5" table:style-name="ce42"/>
          <table:table-cell office:value-type="string" table:number-columns-spanned="5" table:number-rows-spanned="1" table:style-name="ce126">
            <text:p>LASER SURVEYS</text:p>
          </table:table-cell>
          <table:covered-table-cell table:number-columns-repeated="4"/>
          <table:table-cell table:number-columns-repeated="6" table:style-name="ce43"/>
          <table:table-cell table:number-columns-repeated="993" table:style-name="ce35"/>
          <table:table-cell table:number-columns-repeated="15360"/>
        </table:table-row>
        <table:table-row table:style-name="ro9">
          <table:table-cell table:style-name="ce37"/>
          <table:table-cell office:value-type="string" table:style-name="ce44">
            <text:p>Prova</text:p>
          </table:table-cell>
          <table:table-cell office:value-type="string" table:style-name="ce45">
            <text:p>run code</text:p>
          </table:table-cell>
          <table:table-cell office:value-type="string" table:style-name="ce45">
            <text:p>Q [l/s]</text:p>
          </table:table-cell>
          <table:table-cell office:value-type="string" table:style-name="ce45">
            <text:p>Duration [T<text:span text:style-name="T4">XNR</text:span>]</text:p>
          </table:table-cell>
          <table:table-cell office:value-type="string" table:style-name="ce45">
            <text:p>Duration [min]</text:p>
          </table:table-cell>
          <table:table-cell office:value-type="string" table:style-name="ce45">
            <text:p>qs in calculated [g/s]</text:p>
          </table:table-cell>
          <table:table-cell office:value-type="string" table:style-name="ce45">
            <text:p>data INIZIO</text:p>
          </table:table-cell>
          <table:table-cell office:value-type="string" table:style-name="ce45">
            <text:p>ora INIZIO</text:p>
          </table:table-cell>
          <table:table-cell office:value-type="string" table:style-name="ce46">
            <text:p>livello tricea valle [cm]</text:p>
          </table:table-cell>
          <table:table-cell office:value-type="string" table:style-name="ce44">
            <text:p>dt [s]</text:p>
          </table:table-cell>
          <table:table-cell office:value-type="string" table:style-name="ce46">
            <text:p>frames</text:p>
          </table:table-cell>
          <table:table-cell office:value-type="string" table:style-name="ce47">
            <text:p>Qs_out [g/s]</text:p>
          </table:table-cell>
          <table:table-cell office:value-type="string" table:style-name="ce48">
            <text:p>Qs_out – Qs_in [g/s]</text:p>
          </table:table-cell>
          <table:table-cell office:value-type="string" table:style-name="ce49">
            <text:p>Qs_out [m^3/s]</text:p>
          </table:table-cell>
          <table:table-cell office:value-type="string" table:style-name="ce50">
            <text:p>ΔQs mean [mm<text:span text:style-name="T6">3</text:span>/s]</text:p>
          </table:table-cell>
          <table:table-cell office:value-type="string" table:style-name="ce51">
            <text:p>ABS(min(ΔQs))</text:p>
          </table:table-cell>
          <table:table-cell office:value-type="string" table:style-name="ce52">
            <text:p>ΔQs mean + ABS(min(ΔQs)<text:span text:style-name="T7">) [mm</text:span><text:span text:style-name="T6">3</text:span><text:span text:style-name="T7">/s]</text:span></text:p>
          </table:table-cell>
          <table:table-cell office:value-type="string" table:style-name="ce50">
            <text:p>Wactive/W <text:s/>averaged</text:p>
          </table:table-cell>
          <table:table-cell table:style-name="ce53"/>
          <table:table-cell office:value-type="string" table:style-name="ce44">
            <text:p>Rilievo</text:p>
          </table:table-cell>
          <table:table-cell office:value-type="string" table:style-name="ce44">
            <text:p>run code</text:p>
          </table:table-cell>
          <table:table-cell office:value-type="string" table:style-name="ce44">
            <text:p>data INIZIO</text:p>
          </table:table-cell>
          <table:table-cell office:value-type="string" table:style-name="ce44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98" table:style-name="ce37"/>
          <table:table-cell table:number-columns-repeated="15361"/>
        </table:table-row>
        <table:table-row table:style-name="ro2">
          <table:table-cell table:style-name="ce35"/>
          <table:table-cell office:value-type="string" table:style-name="ce55">
            <text:p>regime1</text:p>
          </table:table-cell>
          <table:table-cell office:value-type="string" table:style-name="ce56">
            <text:p>q05rgm1</text:p>
          </table:table-cell>
          <table:table-cell office:value-type="float" office:value="0.5" table:style-name="ce57">
            <text:p>0.50</text:p>
          </table:table-cell>
          <table:table-cell office:value-type="float" office:value="7.4342074866648797" table:style-name="ce58">
            <text:p>7.43</text:p>
          </table:table-cell>
          <table:table-cell office:value-type="float" office:value="1200" table:style-name="ce56">
            <text:p>1200</text:p>
          </table:table-cell>
          <table:table-cell office:value-type="float" office:value="0.25" table:style-name="ce56">
            <text:p>0.25</text:p>
          </table:table-cell>
          <table:table-cell office:value-type="string" table:style-name="ce59">
            <text:p>2024/05/08</text:p>
          </table:table-cell>
          <table:table-cell office:value-type="time" office:time-value="PT9H41M0S" table:style-name="ce60">
            <text:p>09:41:00</text:p>
          </table:table-cell>
          <table:table-cell table:style-name="ce61"/>
          <table:table-cell office:value-type="float" office:value="60" table:style-name="ce55">
            <text:p>60</text:p>
          </table:table-cell>
          <table:table-cell office:value-type="float" office:value="0" table:style-name="ce61">
            <text:p>0</text:p>
          </table:table-cell>
          <table:table-cell office:value-type="float" office:value="8.3956594323873392E-3" table:formula="of:=['file:///C:/Users/thoma/AppData/Roaming/Microsoft/Excel/experiment_data_TPiQs%20(version%201).xlsb'#sediment_output.P4]" table:style-name="ce62">
            <text:p>0.01</text:p>
          </table:table-cell>
          <table:table-cell office:value-type="float" office:value="-0.24160434056761265" table:formula="of:=[.M12]-[.G12]" table:style-name="ce63">
            <text:p>-0.24</text:p>
          </table:table-cell>
          <table:table-cell office:value-type="float" office:value="3.1681733707122035E-9" table:formula="of:=[.M12]/1000/2650" table:style-name="ce64">
            <text:p>3.17E-09</text:p>
          </table:table-cell>
          <table:table-cell table:number-columns-repeated="4" table:style-name="ce65"/>
          <table:table-cell table:style-name="ce42"/>
          <table:table-cell table:style-name="ce66"/>
          <table:table-cell table:style-name="ce67"/>
          <table:table-cell table:style-name="ce56"/>
          <table:table-cell table:style-name="ce61"/>
          <table:table-cell table:style-name="ce68"/>
          <table:table-cell table:number-columns-repeated="999" table:style-name="ce35"/>
          <table:table-cell table:number-columns-repeated="15360"/>
        </table:table-row>
        <table:table-row table:style-name="ro2">
          <table:table-cell table:style-name="ce35"/>
          <table:table-cell office:value-type="string" table:style-name="ce69">
            <text:p>regime2</text:p>
          </table:table-cell>
          <table:table-cell office:value-type="string" table:style-name="ce70">
            <text:p>q05rgm2</text:p>
          </table:table-cell>
          <table:table-cell office:value-type="float" office:value="0.5" table:style-name="ce71">
            <text:p>0.50</text:p>
          </table:table-cell>
          <table:table-cell office:value-type="float" office:value="7.4342074866648797" table:style-name="ce72">
            <text:p>7.43</text:p>
          </table:table-cell>
          <table:table-cell office:value-type="float" office:value="1200" table:style-name="ce73">
            <text:p>1200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09</text:p>
          </table:table-cell>
          <table:table-cell office:value-type="time" office:time-value="PT14H30M0S" table:style-name="ce75">
            <text:p>14:30:00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0" table:style-name="ce76">
            <text:p>0</text:p>
          </table:table-cell>
          <table:table-cell office:value-type="float" office:value="0.15307601108625801" table:formula="of:=['file:///C:/Users/thoma/AppData/Roaming/Microsoft/Excel/experiment_data_TPiQs%20(version%201).xlsb'#sediment_output.Q4]" table:style-name="ce78">
            <text:p>0.15</text:p>
          </table:table-cell>
          <table:table-cell office:value-type="float" office:value="-0.11692398891374201" table:formula="of:=[.M13]-[.G13]" table:style-name="ce79">
            <text:p>-0.12</text:p>
          </table:table-cell>
          <table:table-cell office:value-type="float" office:value="5.7764532485380383E-8" table:formula="of:=[.M13]/1000/2650" table:style-name="ce80">
            <text:p>5.78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table-cell table:style-name="ce35"/>
          <table:table-cell office:value-type="string" table:style-name="ce69">
            <text:p>regime3</text:p>
          </table:table-cell>
          <table:table-cell office:value-type="string" table:style-name="ce70">
            <text:p>q05rgm3</text:p>
          </table:table-cell>
          <table:table-cell office:value-type="float" office:value="0.5" table:style-name="ce71">
            <text:p>0.50</text:p>
          </table:table-cell>
          <table:table-cell office:value-type="float" office:value="17.420826210417999" table:style-name="ce72">
            <text:p>17.42</text:p>
          </table:table-cell>
          <table:table-cell office:value-type="float" office:value="2812" table:style-name="ce73">
            <text:p>2812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10</text:p>
          </table:table-cell>
          <table:table-cell office:value-type="time" office:time-value="PT17H22M27S" table:style-name="ce75">
            <text:p>17:22:2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0" table:style-name="ce76">
            <text:p>0</text:p>
          </table:table-cell>
          <table:table-cell office:value-type="float" office:value="0.14898120297940401" table:formula="of:=['file:///C:/Users/thoma/AppData/Roaming/Microsoft/Excel/experiment_data_TPiQs%20(version%201).xlsb'#sediment_output.R4]" table:style-name="ce78">
            <text:p>0.15</text:p>
          </table:table-cell>
          <table:table-cell office:value-type="float" office:value="-0.12101879702059601" table:formula="of:=[.M14]-[.G14]" table:style-name="ce79">
            <text:p>-0.12</text:p>
          </table:table-cell>
          <table:table-cell office:value-type="float" office:value="5.6219321879020374E-8" table:formula="of:=[.M14]/1000/2650" table:style-name="ce80">
            <text:p>5.62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127">
            <text:p>non stop</text:p>
          </table:table-cell>
          <table:table-cell office:value-type="string" table:style-name="ce69">
            <text:p>regime4</text:p>
          </table:table-cell>
          <table:table-cell office:value-type="string" table:style-name="ce70">
            <text:p>q05rgm4</text:p>
          </table:table-cell>
          <table:table-cell office:value-type="float" office:value="0.5" table:style-name="ce71">
            <text:p>0.50</text:p>
          </table:table-cell>
          <table:table-cell office:value-type="float" office:value="15.487932263885201" table:style-name="ce72">
            <text:p>15.49</text:p>
          </table:table-cell>
          <table:table-cell office:value-type="float" office:value="2500" table:style-name="ce73">
            <text:p>2500</text:p>
          </table:table-cell>
          <table:table-cell office:value-type="float" office:value="0.25" table:style-name="ce73">
            <text:p>0.25</text:p>
          </table:table-cell>
          <table:table-cell office:value-type="string" table:style-name="ce74">
            <text:p>2024/05/15</text:p>
          </table:table-cell>
          <table:table-cell office:value-type="time" office:time-value="PT12H13M57S" table:style-name="ce75">
            <text:p>12:13:5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2480" table:style-name="ce76">
            <text:p>2480</text:p>
          </table:table-cell>
          <table:table-cell office:value-type="float" office:value="0.13926032862731999" table:formula="of:=['file:///C:/Users/thoma/AppData/Roaming/Microsoft/Excel/experiment_data_TPiQs%20(version%201).xlsb'#sediment_output.O7]" table:style-name="ce78">
            <text:p>0.14</text:p>
          </table:table-cell>
          <table:table-cell office:value-type="float" office:value="-0.11073967137268001" table:formula="of:=[.M15]-[.G15]" table:style-name="ce79">
            <text:p>-0.11</text:p>
          </table:table-cell>
          <table:table-cell office:value-type="float" office:value="5.2551067406535842E-8" table:formula="of:=[.M15]/1000/2650" table:style-name="ce80">
            <text:p>5.26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number-columns-repeated="999" table:style-name="ce35"/>
          <table:table-cell table:number-columns-repeated="15360"/>
        </table:table-row>
        <table:table-row table:style-name="ro2">
          <table:covered-table-cell/>
          <table:table-cell office:value-type="string" table:style-name="ce69">
            <text:p>regime5</text:p>
          </table:table-cell>
          <table:table-cell office:value-type="string" table:style-name="ce70">
            <text:p>q05rgm5</text:p>
          </table:table-cell>
          <table:table-cell office:value-type="float" office:value="0.52" table:style-name="ce71">
            <text:p>0.52</text:p>
          </table:table-cell>
          <table:table-cell office:value-type="float" office:value="9.0015862317700606" table:style-name="ce72">
            <text:p>9.00</text:p>
          </table:table-cell>
          <table:table-cell office:value-type="float" office:value="1453" table:style-name="ce73">
            <text:p>1453</text:p>
          </table:table-cell>
          <table:table-cell office:value-type="float" office:value="0.27" table:style-name="ce73">
            <text:p>0.27</text:p>
          </table:table-cell>
          <table:table-cell office:value-type="string" table:style-name="ce74">
            <text:p>2024/05/17</text:p>
          </table:table-cell>
          <table:table-cell office:value-type="time" office:time-value="PT13H28M57S" table:style-name="ce75">
            <text:p>13:28:57</text:p>
          </table:table-cell>
          <table:table-cell table:style-name="ce76"/>
          <table:table-cell office:value-type="float" office:value="60" table:style-name="ce77">
            <text:p>60</text:p>
          </table:table-cell>
          <table:table-cell office:value-type="float" office:value="1250" table:style-name="ce76">
            <text:p>1250</text:p>
          </table:table-cell>
          <table:table-cell office:value-type="float" office:value="0.15" table:style-name="ce78">
            <text:p>0.15</text:p>
          </table:table-cell>
          <table:table-cell office:value-type="float" office:value="-0.12000000000000002" table:formula="of:=[.M16]-[.G16]" table:style-name="ce79">
            <text:p>-0.12</text:p>
          </table:table-cell>
          <table:table-cell office:value-type="float" office:value="5.6603773584905657E-8" table:formula="of:=[.M16]/1000/2650" table:style-name="ce80">
            <text:p>5.66E-08</text:p>
          </table:table-cell>
          <table:table-cell table:number-columns-repeated="4" table:style-name="ce81"/>
          <table:table-cell table:style-name="ce42"/>
          <table:table-cell table:style-name="ce82"/>
          <table:table-cell table:style-name="ce83"/>
          <table:table-cell table:style-name="ce73"/>
          <table:table-cell table:style-name="ce76"/>
          <table:table-cell table:style-name="ce84"/>
          <table:table-cell table:style-name="ce35"/>
          <table:table-cell table:style-name="ce1"/>
          <table:table-cell table:number-columns-repeated="997" table:style-name="ce35"/>
          <table:table-cell table:number-columns-repeated="15360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style-name="ce88"/>
          <table:table-cell table:number-columns-repeated="2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42"/>
          <table:table-cell office:value-type="string" table:style-name="ce95">
            <text:p>Rilievo 0</text:p>
          </table:table-cell>
          <table:table-cell office:value-type="string" table:style-name="ce96">
            <text:p>q07s0</text:p>
          </table:table-cell>
          <table:table-cell office:value-type="string" table:style-name="ce86">
            <text:p>2024/05/20</text:p>
          </table:table-cell>
          <table:table-cell office:value-type="time" office:time-value="PT10H43M0S" table:style-name="ce97">
            <text:p>10:43:00</text:p>
          </table:table-cell>
          <table:table-cell office:value-type="float" office:value="9.6829411456112492E-3" table:style-name="ce98">
            <text:p>0.009683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1</text:p>
          </table:table-cell>
          <table:table-cell office:value-type="string" table:style-name="ce101">
            <text:p>q05r1</text:p>
          </table:table-cell>
          <table:table-cell table:style-name="ce102"/>
          <table:table-cell office:value-type="float" office:value="0.55756556149986625" table:formula="of:=[.F18]/['file:///C:/Users/thoma/AppData/Roaming/Microsoft/Excel/experiment_data_TPiQs%20(version%201).xlsb'#Texner_time.$L$13]" table:style-name="ce103">
            <text:p>0.56</text:p>
          </table:table-cell>
          <table:table-cell office:value-type="float" office:value="90" table:style-name="ce101">
            <text:p>9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1" table:style-name="ce106">
            <text:p>81</text:p>
          </table:table-cell>
          <table:table-cell office:value-type="float" office:value="0.27353749999999999" table:formula="of:=['file:///C:/Users/thoma/AppData/Roaming/Microsoft/Excel/experiment_data_TPiQs%20(version%201).xlsb'#sediment_output.AE8]" table:style-name="ce107">
            <text:p>0.274</text:p>
          </table:table-cell>
          <table:table-cell office:value-type="float" office:value="2.3537499999999989E-2" table:formula="of:=[.M18]-[.G18]" table:style-name="ce108">
            <text:p>0.02</text:p>
          </table:table-cell>
          <table:table-cell office:value-type="float" office:value="1.0322169811320754E-7" table:formula="of:=[.M18]/1000/2650" table:style-name="ce109">
            <text:p>1.03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1</text:p>
          </table:table-cell>
          <table:table-cell office:value-type="string" table:style-name="ce96">
            <text:p>q07s1</text:p>
          </table:table-cell>
          <table:table-cell office:value-type="string" table:style-name="ce86">
            <text:p>2022/01/10</text:p>
          </table:table-cell>
          <table:table-cell office:value-type="time" office:time-value="PT17H30M0S" table:style-name="ce97">
            <text:p>17:30:00</text:p>
          </table:table-cell>
          <table:table-cell office:value-type="float" office:value="9.6811353275425803E-3" table:style-name="ce98">
            <text:p>0.009681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2</text:p>
          </table:table-cell>
          <table:table-cell office:value-type="string" table:style-name="ce101">
            <text:p>q05r2</text:p>
          </table:table-cell>
          <table:table-cell table:style-name="ce102"/>
          <table:table-cell office:value-type="float" office:value="0.61951729055540694" table:formula="of:=[.F20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2" table:style-name="ce106">
            <text:p>92</text:p>
          </table:table-cell>
          <table:table-cell office:value-type="float" office:value="0.181590909090909" table:formula="of:=['file:///C:/Users/thoma/AppData/Roaming/Microsoft/Excel/experiment_data_TPiQs%20(version%201).xlsb'#sediment_output.AF8]" table:style-name="ce107">
            <text:p>0.182</text:p>
          </table:table-cell>
          <table:table-cell office:value-type="float" office:value="-6.8409090909091003E-2" table:formula="of:=[.M20]-[.G20]" table:style-name="ce108">
            <text:p>-0.07</text:p>
          </table:table-cell>
          <table:table-cell office:value-type="float" office:value="6.8524871355059994E-8" table:formula="of:=[.M20]/1000/2650" table:style-name="ce109">
            <text:p>6.85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2</text:p>
          </table:table-cell>
          <table:table-cell office:value-type="string" table:style-name="ce96">
            <text:p>q07s2</text:p>
          </table:table-cell>
          <table:table-cell office:value-type="string" table:style-name="ce86">
            <text:p>2022/01/11</text:p>
          </table:table-cell>
          <table:table-cell office:value-type="time" office:time-value="PT11H25M0S" table:style-name="ce97">
            <text:p>11:25:00</text:p>
          </table:table-cell>
          <table:table-cell office:value-type="float" office:value="9.6817516067800105E-3" table:style-name="ce98">
            <text:p>0.009682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3</text:p>
          </table:table-cell>
          <table:table-cell office:value-type="string" table:style-name="ce101">
            <text:p>q05r3</text:p>
          </table:table-cell>
          <table:table-cell table:style-name="ce102"/>
          <table:table-cell office:value-type="float" office:value="0.61951729055540694" table:formula="of:=[.F22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5" table:style-name="ce106">
            <text:p>85</text:p>
          </table:table-cell>
          <table:table-cell office:value-type="float" office:value="0.606477777777778" table:formula="of:=['file:///C:/Users/thoma/AppData/Roaming/Microsoft/Excel/experiment_data_TPiQs%20(version%201).xlsb'#sediment_output.AG8]" table:style-name="ce107">
            <text:p>0.606</text:p>
          </table:table-cell>
          <table:table-cell office:value-type="float" office:value="0.356477777777778" table:formula="of:=[.M22]-[.G22]" table:style-name="ce108">
            <text:p>0.36</text:p>
          </table:table-cell>
          <table:table-cell office:value-type="float" office:value="2.2885953878406716E-7" table:formula="of:=[.M22]/1000/2650" table:style-name="ce109">
            <text:p>2.29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3</text:p>
          </table:table-cell>
          <table:table-cell office:value-type="string" table:style-name="ce96">
            <text:p>q07s3</text:p>
          </table:table-cell>
          <table:table-cell office:value-type="string" table:style-name="ce86">
            <text:p>2022/01/11</text:p>
          </table:table-cell>
          <table:table-cell office:value-type="time" office:time-value="PT19H14M0S" table:style-name="ce97">
            <text:p>19:14:00</text:p>
          </table:table-cell>
          <table:table-cell office:value-type="float" office:value="9.6888891513753402E-3" table:style-name="ce98">
            <text:p>0.009689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4</text:p>
          </table:table-cell>
          <table:table-cell office:value-type="string" table:style-name="ce101">
            <text:p>q05r4</text:p>
          </table:table-cell>
          <table:table-cell table:style-name="ce102"/>
          <table:table-cell office:value-type="float" office:value="0.61951729055540694" table:formula="of:=[.F24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7" table:style-name="ce106">
            <text:p>87</text:p>
          </table:table-cell>
          <table:table-cell office:value-type="float" office:value="0.57736666666666603" table:formula="of:=['file:///C:/Users/thoma/AppData/Roaming/Microsoft/Excel/experiment_data_TPiQs%20(version%201).xlsb'#sediment_output.AH8]" table:style-name="ce107">
            <text:p>0.577</text:p>
          </table:table-cell>
          <table:table-cell office:value-type="float" office:value="0.32736666666666603" table:formula="of:=[.M24]-[.G24]" table:style-name="ce108">
            <text:p>0.33</text:p>
          </table:table-cell>
          <table:table-cell office:value-type="float" office:value="2.1787421383647777E-7" table:formula="of:=[.M24]/1000/2650" table:style-name="ce109">
            <text:p>2.18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4</text:p>
          </table:table-cell>
          <table:table-cell office:value-type="string" table:style-name="ce96">
            <text:p>q07s4</text:p>
          </table:table-cell>
          <table:table-cell office:value-type="string" table:style-name="ce86">
            <text:p>2022/01/12</text:p>
          </table:table-cell>
          <table:table-cell office:value-type="time" office:time-value="PT9H15M0S" table:style-name="ce97">
            <text:p>09:15:00</text:p>
          </table:table-cell>
          <table:table-cell office:value-type="float" office:value="9.6664306572519301E-3" table:style-name="ce98">
            <text:p>0.009666</text:p>
          </table:table-cell>
          <table:table-cell table:style-name="ce35"/>
          <table:table-cell table:style-name="ce1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5</text:p>
          </table:table-cell>
          <table:table-cell office:value-type="string" table:style-name="ce101">
            <text:p>q05r5</text:p>
          </table:table-cell>
          <table:table-cell table:style-name="ce102"/>
          <table:table-cell office:value-type="float" office:value="0.61951729055540694" table:formula="of:=[.F26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7" table:style-name="ce106">
            <text:p>87</text:p>
          </table:table-cell>
          <table:table-cell office:value-type="float" office:value="0.10938823529411799" table:formula="of:=['file:///C:/Users/thoma/AppData/Roaming/Microsoft/Excel/experiment_data_TPiQs%20(version%201).xlsb'#sediment_output.AI8]" table:style-name="ce107">
            <text:p>0.109</text:p>
          </table:table-cell>
          <table:table-cell office:value-type="float" office:value="-0.14061176470588199" table:formula="of:=[.M26]-[.G26]" table:style-name="ce108">
            <text:p>-0.14</text:p>
          </table:table-cell>
          <table:table-cell office:value-type="float" office:value="4.1278579356270942E-8" table:formula="of:=[.M26]/1000/2650" table:style-name="ce109">
            <text:p>4.13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style-name="ce35"/>
          <table:table-cell table:number-columns-repeated="2"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5</text:p>
          </table:table-cell>
          <table:table-cell office:value-type="string" table:style-name="ce96">
            <text:p>q07s5</text:p>
          </table:table-cell>
          <table:table-cell office:value-type="string" table:style-name="ce86">
            <text:p>2022/01/14</text:p>
          </table:table-cell>
          <table:table-cell office:value-type="time" office:time-value="PT11H30M0S" table:style-name="ce97">
            <text:p>11:30:00</text:p>
          </table:table-cell>
          <table:table-cell office:value-type="float" office:value="9.6803643968590702E-3" table:style-name="ce98">
            <text:p>0.009680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6</text:p>
          </table:table-cell>
          <table:table-cell office:value-type="string" table:style-name="ce101">
            <text:p>q05r6</text:p>
          </table:table-cell>
          <table:table-cell table:style-name="ce102"/>
          <table:table-cell office:value-type="float" office:value="0.61951729055540694" table:formula="of:=[.F28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8" table:style-name="ce106">
            <text:p>88</text:p>
          </table:table-cell>
          <table:table-cell office:value-type="float" office:value="0.271883720930233" table:formula="of:=['file:///C:/Users/thoma/AppData/Roaming/Microsoft/Excel/experiment_data_TPiQs%20(version%201).xlsb'#sediment_output.AJ8]" table:style-name="ce107">
            <text:p>0.272</text:p>
          </table:table-cell>
          <table:table-cell office:value-type="float" office:value="2.1883720930232997E-2" table:formula="of:=[.M28]-[.G28]" table:style-name="ce108">
            <text:p>0.02</text:p>
          </table:table-cell>
          <table:table-cell office:value-type="float" office:value="1.0259763053971056E-7" table:formula="of:=[.M28]/1000/2650" table:style-name="ce109">
            <text:p>1.03E-07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14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style-name="ce86"/>
          <table:table-cell table:style-name="ce87"/>
          <table:table-cell table:number-columns-repeated="3" table:style-name="ce86"/>
          <table:table-cell table:style-name="ce89"/>
          <table:table-cell table:style-name="ce90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6</text:p>
          </table:table-cell>
          <table:table-cell office:value-type="string" table:style-name="ce96">
            <text:p>q07s6</text:p>
          </table:table-cell>
          <table:table-cell office:value-type="string" table:style-name="ce86">
            <text:p>2022/01/15</text:p>
          </table:table-cell>
          <table:table-cell office:value-type="time" office:time-value="PT8H30M0S" table:style-name="ce97">
            <text:p>08:30:00</text:p>
          </table:table-cell>
          <table:table-cell office:value-type="float" office:value="9.6344565583614192E-3" table:style-name="ce98">
            <text:p>0.009634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7</text:p>
          </table:table-cell>
          <table:table-cell office:value-type="string" table:style-name="ce101">
            <text:p>q05r7</text:p>
          </table:table-cell>
          <table:table-cell table:style-name="ce102"/>
          <table:table-cell office:value-type="float" office:value="0.61951729055540694" table:formula="of:=[.F30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0" table:style-name="ce106">
            <text:p>90</text:p>
          </table:table-cell>
          <table:table-cell office:value-type="float" office:value="0.15736666666666699" table:formula="of:=['file:///C:/Users/thoma/AppData/Roaming/Microsoft/Excel/experiment_data_TPiQs%20(version%201).xlsb'#sediment_output.AK8]" table:style-name="ce107">
            <text:p>0.157</text:p>
          </table:table-cell>
          <table:table-cell office:value-type="float" office:value="-9.2633333333333012E-2" table:formula="of:=[.M30]-[.G30]" table:style-name="ce108">
            <text:p>-0.09</text:p>
          </table:table-cell>
          <table:table-cell office:value-type="float" office:value="5.9383647798742256E-8" table:formula="of:=[.M30]/1000/2650" table:style-name="ce109">
            <text:p>5.94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number-columns-repeated="7" table:style-name="ce86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7</text:p>
          </table:table-cell>
          <table:table-cell office:value-type="string" table:style-name="ce96">
            <text:p>q07s7</text:p>
          </table:table-cell>
          <table:table-cell office:value-type="string" table:style-name="ce90">
            <text:p>2022/01/17</text:p>
          </table:table-cell>
          <table:table-cell office:value-type="time" office:time-value="PT18H15M0S" table:style-name="ce97">
            <text:p>18:15:00</text:p>
          </table:table-cell>
          <table:table-cell office:value-type="float" office:value="9.6792477097163102E-3" table:style-name="ce98">
            <text:p>0.009679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8</text:p>
          </table:table-cell>
          <table:table-cell office:value-type="string" table:style-name="ce101">
            <text:p>q05r8</text:p>
          </table:table-cell>
          <table:table-cell table:style-name="ce102"/>
          <table:table-cell office:value-type="float" office:value="0.61951729055540694" table:formula="of:=[.F32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90" table:style-name="ce106">
            <text:p>90</text:p>
          </table:table-cell>
          <table:table-cell office:value-type="float" office:value="0.2223" table:formula="of:=['file:///C:/Users/thoma/AppData/Roaming/Microsoft/Excel/experiment_data_TPiQs%20(version%201).xlsb'#sediment_output.AL8]" table:style-name="ce107">
            <text:p>0.222</text:p>
          </table:table-cell>
          <table:table-cell office:value-type="float" office:value="-2.7700000000000002E-2" table:formula="of:=[.M32]-[.G32]" table:style-name="ce108">
            <text:p>-0.03</text:p>
          </table:table-cell>
          <table:table-cell office:value-type="float" office:value="8.3886792452830195E-8" table:formula="of:=[.M32]/1000/2650" table:style-name="ce109">
            <text:p>8.39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85"/>
          <table:table-cell table:number-columns-repeated="7" table:style-name="ce86"/>
          <table:table-cell table:style-name="ce91"/>
          <table:table-cell table:style-name="ce85"/>
          <table:table-cell table:style-name="ce91"/>
          <table:table-cell table:style-name="ce92"/>
          <table:table-cell table:style-name="ce85"/>
          <table:table-cell table:style-name="ce93"/>
          <table:table-cell table:number-columns-repeated="4" table:style-name="ce94"/>
          <table:table-cell table:style-name="ce111"/>
          <table:table-cell office:value-type="string" table:style-name="ce95">
            <text:p>Rilievo 8</text:p>
          </table:table-cell>
          <table:table-cell office:value-type="string" table:style-name="ce96">
            <text:p>q07s8</text:p>
          </table:table-cell>
          <table:table-cell office:value-type="string" table:style-name="ce86">
            <text:p>2022/01/19</text:p>
          </table:table-cell>
          <table:table-cell office:value-type="time" office:time-value="PT11H40M0S" table:style-name="ce97">
            <text:p>11:40:00</text:p>
          </table:table-cell>
          <table:table-cell office:value-type="float" office:value="9.6681007236371699E-3" table:style-name="ce98">
            <text:p>0.009668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office:value-type="string" table:style-name="ce100">
            <text:p>run9</text:p>
          </table:table-cell>
          <table:table-cell office:value-type="string" table:style-name="ce101">
            <text:p>q05r9</text:p>
          </table:table-cell>
          <table:table-cell table:style-name="ce102"/>
          <table:table-cell office:value-type="float" office:value="0.61951729055540694" table:formula="of:=[.F34]/['file:///C:/Users/thoma/AppData/Roaming/Microsoft/Excel/experiment_data_TPiQs%20(version%201).xlsb'#Texner_time.$L$13]" table:style-name="ce103">
            <text:p>0.62</text:p>
          </table:table-cell>
          <table:table-cell office:value-type="float" office:value="100" table:style-name="ce101">
            <text:p>100</text:p>
          </table:table-cell>
          <table:table-cell office:value-type="float" office:value="0.25" table:style-name="ce101">
            <text:p>0.25</text:p>
          </table:table-cell>
          <table:table-cell office:value-type="string" table:style-name="ce104">
            <text:p>2024/05/21</text:p>
          </table:table-cell>
          <table:table-cell office:value-type="time" office:time-value="PT11H10M22S" table:style-name="ce105">
            <text:p>11:10:22</text:p>
          </table:table-cell>
          <table:table-cell table:style-name="ce106"/>
          <table:table-cell office:value-type="float" office:value="60" table:style-name="ce100">
            <text:p>60</text:p>
          </table:table-cell>
          <table:table-cell office:value-type="float" office:value="89" table:style-name="ce106">
            <text:p>89</text:p>
          </table:table-cell>
          <table:table-cell office:value-type="float" office:value="0.204277777777778" table:formula="of:=['file:///C:/Users/thoma/AppData/Roaming/Microsoft/Excel/experiment_data_TPiQs%20(version%201).xlsb'#sediment_output.AM8]" table:style-name="ce107">
            <text:p>0.204</text:p>
          </table:table-cell>
          <table:table-cell office:value-type="float" office:value="-4.5722222222221998E-2" table:formula="of:=[.M34]-[.G34]" table:style-name="ce108">
            <text:p>-0.05</text:p>
          </table:table-cell>
          <table:table-cell office:value-type="float" office:value="7.7085953878406791E-8" table:formula="of:=[.M34]/1000/2650" table:style-name="ce109">
            <text:p>7.71E-08</text:p>
          </table:table-cell>
          <table:table-cell table:number-columns-repeated="4" table:style-name="ce110"/>
          <table:table-cell table:style-name="ce111"/>
          <table:table-cell table:style-name="ce112"/>
          <table:table-cell table:style-name="ce113"/>
          <table:table-cell table:style-name="ce101"/>
          <table:table-cell table:style-name="ce106"/>
          <table:table-cell table:style-name="ce115"/>
          <table:table-cell table:number-columns-repeated="2" table:style-name="ce35"/>
          <table:table-cell table:style-name="ce1"/>
          <table:table-cell table:number-columns-repeated="16356"/>
        </table:table-row>
        <table:table-row table:style-name="ro2">
          <table:table-cell/>
          <table:table-cell table:style-name="ce116"/>
          <table:table-cell table:number-columns-repeated="7" table:style-name="ce117"/>
          <table:table-cell table:style-name="ce118"/>
          <table:table-cell table:style-name="ce116"/>
          <table:table-cell table:style-name="ce118"/>
          <table:table-cell table:style-name="ce119"/>
          <table:table-cell table:style-name="ce116"/>
          <table:table-cell table:style-name="ce120"/>
          <table:table-cell table:number-columns-repeated="4" table:style-name="ce94"/>
          <table:table-cell table:style-name="ce111"/>
          <table:table-cell office:value-type="string" table:style-name="ce121">
            <text:p>Rilievo 9</text:p>
          </table:table-cell>
          <table:table-cell office:value-type="string" table:style-name="ce121">
            <text:p>q07s9</text:p>
          </table:table-cell>
          <table:table-cell office:value-type="string" table:style-name="ce117">
            <text:p>2022/01/20</text:p>
          </table:table-cell>
          <table:table-cell office:value-type="time" office:time-value="PT8H40M0S" table:style-name="ce122">
            <text:p>08:40:00</text:p>
          </table:table-cell>
          <table:table-cell office:value-type="float" office:value="9.6818191217833693E-3" table:style-name="ce123">
            <text:p>0.009682</text:p>
          </table:table-cell>
          <table:table-cell table:number-columns-repeated="2" table:style-name="ce35"/>
          <table:table-cell table:style-name="ce99"/>
          <table:table-cell table:number-columns-repeated="16356"/>
        </table:table-row>
        <table:table-row table:style-name="ro2">
          <table:table-cell/>
          <table:table-cell table:number-columns-repeated="16" table:style-name="ce35"/>
          <table:table-cell table:style-name="ce111"/>
          <table:table-cell table:number-columns-repeated="1006" table:style-name="ce35"/>
          <table:table-cell table:number-columns-repeated="15360"/>
        </table:table-row>
        <table:table-row table:style-name="ro2">
          <table:table-cell/>
          <table:table-cell table:number-columns-repeated="10" table:style-name="ce35"/>
          <table:table-cell office:value-type="string" table:style-name="ce35">
            <text:p>average</text:p>
          </table:table-cell>
          <table:table-cell office:value-type="float" office:value="0.22885017545210845" table:formula="of:=AVERAGE([.M12:.M35])" table:style-name="ce124">
            <text:p>0.229</text:p>
          </table:table-cell>
          <table:table-cell office:value-type="float" office:value="-2.5435538833605831E-2" table:formula="of:=AVERAGE([.N12:.N35])" table:style-name="ce124">
            <text:p>-0.025</text:p>
          </table:table-cell>
          <table:table-cell office:value-type="float" office:value="8.6358556774380552E-8" table:formula="of:=AVERAGE([.O12:.O35])" table:style-name="ce124">
            <text:p>0.000</text:p>
          </table:table-cell>
          <table:table-cell table:number-columns-repeated="4" table:style-name="ce124"/>
          <table:table-cell table:number-columns-repeated="5" table:style-name="ce35"/>
          <table:table-cell office:value-type="float" office:value="9.674513639891847E-3" table:formula="of:=AVERAGE([.Y17:.Y35])" table:style-name="ce1">
            <text:p>0.009674514</text:p>
          </table:table-cell>
          <table:table-cell table:number-columns-repeated="999" table:style-name="ce35"/>
          <table:table-cell table:number-columns-repeated="15360"/>
        </table:table-row>
        <table:table-row table:style-name="ro2">
          <table:table-cell/>
          <table:table-cell table:number-columns-repeated="11" table:style-name="ce35"/>
          <table:table-cell office:value-type="float" office:value="0.28935436157823879" table:formula="of:=AVERAGE([.M18:.M34])" table:style-name="ce124">
            <text:p>0.289</text:p>
          </table:table-cell>
          <table:table-cell table:number-columns-repeated="4" table:style-name="ce35"/>
          <table:table-cell table:style-name="ce111"/>
          <table:table-cell table:number-columns-repeated="6" table:style-name="ce35"/>
          <table:table-cell office:value-type="float" office:value="1.5616785196712877E-5" table:formula="of:=STDEV([.Y17:.Y35])" table:style-name="ce1">
            <text:p>1.56168E-05</text:p>
          </table:table-cell>
          <table:table-cell table:number-columns-repeated="999" table:style-name="ce35"/>
          <table:table-cell table:number-columns-repeated="15360"/>
        </table:table-row>
        <table:table-row table:number-rows-repeated="2" table:style-name="ro2">
          <table:table-cell/>
          <table:table-cell table:number-columns-repeated="16" table:style-name="ce35"/>
          <table:table-cell table:style-name="ce111"/>
          <table:table-cell table:number-columns-repeated="1006" table:style-name="ce35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number-rows-repeated="5" table:style-name="ro2">
          <table:table-cell/>
          <table:table-cell table:number-columns-repeated="24" table:style-name="ce35"/>
          <table:table-cell table:style-name="ce125"/>
          <table:table-cell table:number-columns-repeated="998" table:style-name="ce35"/>
          <table:table-cell table:number-columns-repeated="15360"/>
        </table:table-row>
        <table:table-row table:style-name="ro2">
          <table:table-cell table:number-columns-repeated="25"/>
          <table:table-cell table:style-name="ce125"/>
          <table:table-cell table:number-columns-repeated="16358"/>
        </table:table-row>
        <table:table-row table:number-rows-repeated="1048527" table:style-name="ro2">
          <table:table-cell table:number-columns-repeated="16384"/>
        </table:table-row>
      </table:table>
      <table:table table:name="q07_1" table:style-name="ta3"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8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5">
          <table:table-cell/>
          <table:table-cell office:value-type="string" table:style-name="ce129">
            <text:p>Q [l/s]</text:p>
          </table:table-cell>
          <table:table-cell office:value-type="float" office:value="0.7" table:style-name="ce1">
            <text:p>0.7</text:p>
          </table:table-cell>
          <table:table-cell table:style-name="ce130"/>
          <table:table-cell office:value-type="string" table:style-name="ce1">
            <text:p>active width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m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5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5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5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206*(rpm)+1.32E-03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8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number-columns-repeated="16360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6" table:style-name="ce140"/>
          <table:table-cell table:number-columns-repeated="16353" table:style-name="ce129"/>
        </table:table-row>
        <table:table-row table:style-name="ro1">
          <table:table-cell/>
          <table:table-cell office:value-type="string" table:style-name="ce141">
            <text:p>regime</text:p>
          </table:table-cell>
          <table:table-cell office:value-type="string" table:style-name="ce142">
            <text:p>q07rgm</text:p>
          </table:table-cell>
          <table:table-cell office:value-type="float" office:value="0.7" table:style-name="ce143">
            <text:p>0.70</text:p>
          </table:table-cell>
          <table:table-cell office:value-type="float" office:value="10" table:style-name="ce142">
            <text:p>10</text:p>
          </table:table-cell>
          <table:table-cell office:value-type="float" office:value="1440" table:style-name="ce142">
            <text:p>1440</text:p>
          </table:table-cell>
          <table:table-cell office:value-type="float" office:value="0.59" table:style-name="ce142">
            <text:p>0.59</text:p>
          </table:table-cell>
          <table:table-cell office:value-type="string" table:style-name="ce144">
            <text:p>2022/01/04</text:p>
          </table:table-cell>
          <table:table-cell office:value-type="time" office:time-value="PT9H43M0S" table:style-name="ce145">
            <text:p>09:43:00</text:p>
          </table:table-cell>
          <table:table-cell office:value-type="float" office:value="82" table:style-name="ce146">
            <text:p>82</text:p>
          </table:table-cell>
          <table:table-cell office:value-type="float" office:value="60" table:style-name="ce141">
            <text:p>60</text:p>
          </table:table-cell>
          <table:table-cell table:style-name="ce146"/>
          <table:table-cell office:value-type="float" office:value="0.57999999999999996" table:style-name="ce147">
            <text:p>0.580</text:p>
          </table:table-cell>
          <table:table-cell office:value-type="float" office:value="-1.0000000000000009E-2" table:formula="of:=[.M12]-[.G12]" table:style-name="ce141">
            <text:p>-0.01</text:p>
          </table:table-cell>
          <table:table-cell office:value-type="float" office:value="347.40940401317761" table:formula="of:=[.M12]/([.$C$7]/1000*(1-[.$C$8]))" table:style-name="ce148">
            <text:p>347.409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6" table:style-name="ce129"/>
          <table:table-cell table:number-columns-repeated="16353"/>
        </table:table-row>
        <table:table-row table:style-name="ro1">
          <table:table-cell/>
          <table:table-cell office:value-type="string" table:style-name="ce151">
            <text:p>regime2</text:p>
          </table:table-cell>
          <table:table-cell office:value-type="string" table:style-name="ce152">
            <text:p>q07rgm2</text:p>
          </table:table-cell>
          <table:table-cell office:value-type="float" office:value="0.7" table:style-name="ce153">
            <text:p>0.70</text:p>
          </table:table-cell>
          <table:table-cell office:value-type="float" office:value="10" table:style-name="ce152">
            <text:p>10</text:p>
          </table:table-cell>
          <table:table-cell office:value-type="float" office:value="1440" table:style-name="ce152">
            <text:p>1440</text:p>
          </table:table-cell>
          <table:table-cell office:value-type="float" office:value="0.59" table:style-name="ce152">
            <text:p>0.59</text:p>
          </table:table-cell>
          <table:table-cell office:value-type="string" table:style-name="ce154">
            <text:p>2022/01/05</text:p>
          </table:table-cell>
          <table:table-cell office:value-type="time" office:time-value="PT10H32M0S" table:style-name="ce155">
            <text:p>10:32:00</text:p>
          </table:table-cell>
          <table:table-cell office:value-type="float" office:value="80" table:style-name="ce156">
            <text:p>80</text:p>
          </table:table-cell>
          <table:table-cell table:style-name="ce151"/>
          <table:table-cell table:style-name="ce156"/>
          <table:table-cell office:value-type="float" office:value="0.28499999999999998" table:style-name="ce157">
            <text:p>0.285</text:p>
          </table:table-cell>
          <table:table-cell office:value-type="float" office:value="-0.30499999999999999" table:formula="of:=[.M13]-[.G13]" table:style-name="ce151">
            <text:p>-0.305</text:p>
          </table:table-cell>
          <table:table-cell office:value-type="float" office:value="170.70979335130278" table:formula="of:=[.M13]/([.$C$7]/1000*(1-[.$C$8]))" table:style-name="ce158">
            <text:p>170.710</text:p>
          </table:table-cell>
          <table:table-cell table:number-columns-repeated="4" table:style-name="ce159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07s0</text:p>
          </table:table-cell>
          <table:table-cell office:value-type="string" table:style-name="ce161">
            <text:p>2022/01/05</text:p>
          </table:table-cell>
          <table:table-cell office:value-type="time" office:time-value="PT10H43M0S" table:style-name="ce169">
            <text:p>10:43:00</text:p>
          </table:table-cell>
          <table:table-cell office:value-type="float" office:value="1.0116891733447901E-2" table:style-name="ce98">
            <text:p>0.010117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07r1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0</text:p>
          </table:table-cell>
          <table:table-cell office:value-type="time" office:time-value="PT16H30M0S" table:style-name="ce174">
            <text:p>16:30:00</text:p>
          </table:table-cell>
          <table:table-cell office:value-type="float" office:value="72" table:style-name="ce175">
            <text:p>72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6.5000000000000002E-2" table:style-name="ce176">
            <text:p>0.065</text:p>
          </table:table-cell>
          <table:table-cell office:value-type="float" office:value="-0.32500000000000001" table:formula="of:=[.M15]-[.G15]" table:style-name="ce170">
            <text:p>-0.325</text:p>
          </table:table-cell>
          <table:table-cell office:value-type="float" office:value="38.933812518718184" table:formula="of:=[.M15]/([.$C$7]/1000*(1-[.$C$8]))" table:style-name="ce177">
            <text:p>38.93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07s1</text:p>
          </table:table-cell>
          <table:table-cell office:value-type="string" table:style-name="ce161">
            <text:p>2022/01/10</text:p>
          </table:table-cell>
          <table:table-cell office:value-type="time" office:time-value="PT17H30M0S" table:style-name="ce169">
            <text:p>17:30:00</text:p>
          </table:table-cell>
          <table:table-cell office:value-type="float" office:value="1.01307462479715E-2" table:style-name="ce98">
            <text:p>0.01013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07r2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1</text:p>
          </table:table-cell>
          <table:table-cell office:value-type="time" office:time-value="PT10H15M0S" table:style-name="ce174">
            <text:p>10:15:00</text:p>
          </table:table-cell>
          <table:table-cell office:value-type="float" office:value="78" table:style-name="ce175">
            <text:p>78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25700000000000001" table:style-name="ce176">
            <text:p>0.257</text:p>
          </table:table-cell>
          <table:table-cell office:value-type="float" office:value="-0.13300000000000001" table:formula="of:=[.M17]-[.G17]" table:style-name="ce170">
            <text:p>-0.133</text:p>
          </table:table-cell>
          <table:table-cell office:value-type="float" office:value="153.9383048817011" table:formula="of:=[.M17]/([.$C$7]/1000*(1-[.$C$8]))" table:style-name="ce177">
            <text:p>153.938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07s2</text:p>
          </table:table-cell>
          <table:table-cell office:value-type="string" table:style-name="ce161">
            <text:p>2022/01/11</text:p>
          </table:table-cell>
          <table:table-cell office:value-type="time" office:time-value="PT11H25M0S" table:style-name="ce169">
            <text:p>11:25:00</text:p>
          </table:table-cell>
          <table:table-cell office:value-type="float" office:value="1.01445879765312E-2" table:style-name="ce98">
            <text:p>0.01014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07r3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1</text:p>
          </table:table-cell>
          <table:table-cell office:value-type="time" office:time-value="PT17H0M0S" table:style-name="ce174">
            <text:p>17:00:00</text:p>
          </table:table-cell>
          <table:table-cell office:value-type="float" office:value="81" table:style-name="ce175">
            <text:p>81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29799999999999999" table:style-name="ce176">
            <text:p>0.298</text:p>
          </table:table-cell>
          <table:table-cell office:value-type="float" office:value="-9.2000000000000026E-2" table:formula="of:=[.M19]-[.G19]" table:style-name="ce170">
            <text:p>-0.092</text:p>
          </table:table-cell>
          <table:table-cell office:value-type="float" office:value="178.49655585504641" table:formula="of:=[.M19]/([.$C$7]/1000*(1-[.$C$8]))" table:style-name="ce177">
            <text:p>178.49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07s3</text:p>
          </table:table-cell>
          <table:table-cell office:value-type="string" table:style-name="ce161">
            <text:p>2022/01/11</text:p>
          </table:table-cell>
          <table:table-cell office:value-type="time" office:time-value="PT19H14M0S" table:style-name="ce169">
            <text:p>19:14:00</text:p>
          </table:table-cell>
          <table:table-cell office:value-type="float" office:value="1.0136161572127799E-2" table:style-name="ce98">
            <text:p>0.01013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07r4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2</text:p>
          </table:table-cell>
          <table:table-cell office:value-type="time" office:time-value="PT8H0M0S" table:style-name="ce174">
            <text:p>08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1.0680000000000001" table:style-name="ce176">
            <text:p>1.068</text:p>
          </table:table-cell>
          <table:table-cell office:value-type="float" office:value="0.67800000000000005" table:formula="of:=[.M21]-[.G21]" table:style-name="ce170">
            <text:p>0.678</text:p>
          </table:table-cell>
          <table:table-cell office:value-type="float" office:value="639.7124887690926" table:formula="of:=[.M21]/([.$C$7]/1000*(1-[.$C$8]))" table:style-name="ce177">
            <text:p>639.71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07s4</text:p>
          </table:table-cell>
          <table:table-cell office:value-type="string" table:style-name="ce161">
            <text:p>2022/01/12</text:p>
          </table:table-cell>
          <table:table-cell office:value-type="time" office:time-value="PT9H15M0S" table:style-name="ce169">
            <text:p>09:15:00</text:p>
          </table:table-cell>
          <table:table-cell office:value-type="float" office:value="1.00957056087146E-2" table:style-name="ce98">
            <text:p>0.01009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07r5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4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86499999999999999" table:style-name="ce176">
            <text:p>0.865</text:p>
          </table:table-cell>
          <table:table-cell office:value-type="float" office:value="0.47499999999999998" table:formula="of:=[.M23]-[.G23]" table:style-name="ce170">
            <text:p>0.475</text:p>
          </table:table-cell>
          <table:table-cell office:value-type="float" office:value="518.11919736448033" table:formula="of:=[.M23]/([.$C$7]/1000*(1-[.$C$8]))" table:style-name="ce177">
            <text:p>518.11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07s5</text:p>
          </table:table-cell>
          <table:table-cell office:value-type="string" table:style-name="ce161">
            <text:p>2022/01/14</text:p>
          </table:table-cell>
          <table:table-cell office:value-type="time" office:time-value="PT11H30M0S" table:style-name="ce169">
            <text:p>11:30:00</text:p>
          </table:table-cell>
          <table:table-cell office:value-type="float" office:value="1.00408224958933E-2" table:style-name="ce98">
            <text:p>0.01004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07r6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3">
            <text:p>2022/01/14</text:p>
          </table:table-cell>
          <table:table-cell office:value-type="time" office:time-value="PT16H30M0S" table:style-name="ce174">
            <text:p>16:30:00</text:p>
          </table:table-cell>
          <table:table-cell office:value-type="float" office:value="75" table:style-name="ce175">
            <text:p>75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8900000000000001" table:style-name="ce176">
            <text:p>0.389</text:p>
          </table:table-cell>
          <table:table-cell office:value-type="float" office:value="-1.0000000000000009E-3" table:formula="of:=[.M25]-[.G25]" table:style-name="ce170">
            <text:p>-0.001</text:p>
          </table:table-cell>
          <table:table-cell office:value-type="float" office:value="233.00389338125188" table:formula="of:=[.M25]/([.$C$7]/1000*(1-[.$C$8]))" table:style-name="ce177">
            <text:p>233.00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07s6</text:p>
          </table:table-cell>
          <table:table-cell office:value-type="string" table:style-name="ce161">
            <text:p>2022/01/15</text:p>
          </table:table-cell>
          <table:table-cell office:value-type="time" office:time-value="PT8H30M0S" table:style-name="ce169">
            <text:p>08:30:00</text:p>
          </table:table-cell>
          <table:table-cell office:value-type="float" office:value="1.0012923605287501E-2" table:style-name="ce98">
            <text:p>0.010013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07r7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7</text:p>
          </table:table-cell>
          <table:table-cell office:value-type="time" office:time-value="PT15H30M0S" table:style-name="ce174">
            <text:p>15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13" table:style-name="ce176">
            <text:p>0.313</text:p>
          </table:table-cell>
          <table:table-cell office:value-type="float" office:value="-7.7000000000000013E-2" table:formula="of:=[.M27]-[.G27]" table:style-name="ce170">
            <text:p>-0.077</text:p>
          </table:table-cell>
          <table:table-cell office:value-type="float" office:value="187.48128182090446" table:formula="of:=[.M27]/([.$C$7]/1000*(1-[.$C$8]))" table:style-name="ce177">
            <text:p>187.48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07s7</text:p>
          </table:table-cell>
          <table:table-cell office:value-type="string" table:style-name="ce164">
            <text:p>2022/01/17</text:p>
          </table:table-cell>
          <table:table-cell office:value-type="time" office:time-value="PT18H15M0S" table:style-name="ce169">
            <text:p>18:15:00</text:p>
          </table:table-cell>
          <table:table-cell office:value-type="float" office:value="1.00140593002332E-2" table:style-name="ce98">
            <text:p>0.010014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07r8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9</text:p>
          </table:table-cell>
          <table:table-cell office:value-type="time" office:time-value="PT9H0M0S" table:style-name="ce174">
            <text:p>09:00:00</text:p>
          </table:table-cell>
          <table:table-cell office:value-type="float" office:value="77" table:style-name="ce175">
            <text:p>77</text:p>
          </table:table-cell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03" table:style-name="ce176">
            <text:p>0.030</text:p>
          </table:table-cell>
          <table:table-cell office:value-type="float" office:value="-0.36" table:formula="of:=[.M29]-[.G29]" table:style-name="ce170">
            <text:p>-0.36</text:p>
          </table:table-cell>
          <table:table-cell office:value-type="float" office:value="17.969451931716083" table:formula="of:=[.M29]/([.$C$7]/1000*(1-[.$C$8]))" table:style-name="ce177">
            <text:p>17.96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07s8</text:p>
          </table:table-cell>
          <table:table-cell office:value-type="string" table:style-name="ce161">
            <text:p>2022/01/19</text:p>
          </table:table-cell>
          <table:table-cell office:value-type="time" office:time-value="PT11H40M0S" table:style-name="ce169">
            <text:p>11:40:00</text:p>
          </table:table-cell>
          <table:table-cell office:value-type="float" office:value="1.0021508440605001E-2" table:style-name="ce98">
            <text:p>0.010022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07r9</text:p>
          </table:table-cell>
          <table:table-cell office:value-type="float" office:value="0.7" table:style-name="ce172">
            <text:p>0.70</text:p>
          </table:table-cell>
          <table:table-cell office:value-type="float" office:value="0.5" table:style-name="ce171">
            <text:p>0.5</text:p>
          </table:table-cell>
          <table:table-cell office:value-type="float" office:value="47" table:style-name="ce171">
            <text:p>47</text:p>
          </table:table-cell>
          <table:table-cell office:value-type="float" office:value="0.39" table:style-name="ce171">
            <text:p>0.39</text:p>
          </table:table-cell>
          <table:table-cell office:value-type="string" table:style-name="ce171">
            <text:p>2022/01/19</text:p>
          </table:table-cell>
          <table:table-cell office:value-type="time" office:time-value="PT19H33M0S" table:style-name="ce174">
            <text:p>19:33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48" table:style-name="ce175">
            <text:p>48</text:p>
          </table:table-cell>
          <table:table-cell office:value-type="float" office:value="0.3" table:style-name="ce176">
            <text:p>0.300</text:p>
          </table:table-cell>
          <table:table-cell office:value-type="float" office:value="-9.0000000000000024E-2" table:formula="of:=[.M31]-[.G31]" table:style-name="ce170">
            <text:p>-0.09</text:p>
          </table:table-cell>
          <table:table-cell office:value-type="float" office:value="179.69451931716083" table:formula="of:=[.M31]/([.$C$7]/1000*(1-[.$C$8]))" table:style-name="ce177">
            <text:p>179.69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8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07s9</text:p>
          </table:table-cell>
          <table:table-cell office:value-type="string" table:style-name="ce182">
            <text:p>2022/01/20</text:p>
          </table:table-cell>
          <table:table-cell office:value-type="time" office:time-value="PT8H40M0S" table:style-name="ce186">
            <text:p>08:40:00</text:p>
          </table:table-cell>
          <table:table-cell office:value-type="float" office:value="1.00356202800965E-2" table:style-name="ce123">
            <text:p>0.010036</text:p>
          </table:table-cell>
          <table:table-cell table:number-columns-repeated="16359" table:style-name="ce1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40454545454545454" table:formula="of:=AVERAGE([.M12:.M32])" table:style-name="ce187">
            <text:p>0.405</text:p>
          </table:table-cell>
          <table:table-cell office:value-type="float" office:value="-2.1818181818181816E-2" table:formula="of:=AVERAGE([.N12:.N32])" table:style-name="ce187">
            <text:p>-0.022</text:p>
          </table:table-cell>
          <table:table-cell office:value-type="float" office:value="242.31533665495928" table:formula="of:=AVERAGE([.O12:.O32])" table:style-name="ce187">
            <text:p>242.315</text:p>
          </table:table-cell>
          <table:table-cell table:number-columns-repeated="4" table:style-name="ce187"/>
          <table:table-cell table:number-columns-repeated="5" table:style-name="ce1"/>
          <table:table-cell office:value-type="float" office:value="1.0074902726090851E-2" table:formula="of:=AVERAGE([.Y14:.Y32])" table:style-name="ce1">
            <text:p>0.010074903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0.39833333333333332" table:formula="of:=AVERAGE([.M14:.M32])" table:style-name="ce187">
            <text:p>0.398</text:p>
          </table:table-cell>
          <table:table-cell table:number-columns-repeated="4" table:style-name="ce1"/>
          <table:table-cell table:style-name="ce150"/>
          <table:table-cell table:number-columns-repeated="6" table:style-name="ce1"/>
          <table:table-cell office:value-type="float" office:value="5.4794436263434758E-5" table:formula="of:=STDEV([.Y14:.Y32])" table:style-name="ce1">
            <text:p>5.47944E-05</text:p>
          </table:table-cell>
          <table:table-cell table:number-columns-repeated="2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19"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style-name="ce1"/>
          <table:table-cell table:style-name="ce180"/>
          <table:table-cell table:number-columns-repeated="16356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 table:style-name="ce1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2" table:style-name="ta4"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0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" svg:x="9.59166666666667in" svg:y="2.9in" svg:width="0.541666666666667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rgm1</text:p>
          </table:table-cell>
          <table:table-cell office:value-type="float" office:value="1" table:style-name="ce143">
            <text:p>1.00</text:p>
          </table:table-cell>
          <table:table-cell office:value-type="float" office:value="10" table:style-name="ce142">
            <text:p>10</text:p>
          </table:table-cell>
          <table:table-cell office:value-type="float" office:value="496" table:style-name="ce142">
            <text:p>496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1/03/23</text:p>
          </table:table-cell>
          <table:table-cell office:value-type="time" office:time-value="PT17H10M0S" table:style-name="ce145">
            <text:p>17:10:00</text:p>
          </table:table-cell>
          <table:table-cell office:value-type="float" office:value="61.5" table:style-name="ce146">
            <text:p>61.5</text:p>
          </table:table-cell>
          <table:table-cell office:value-type="float" office:value="120" table:style-name="ce141">
            <text:p>120</text:p>
          </table:table-cell>
          <table:table-cell office:value-type="float" office:value="120" table:style-name="ce146">
            <text:p>120</text:p>
          </table:table-cell>
          <table:table-cell office:value-type="float" office:value="0.501" table:style-name="ce191">
            <text:p>0.501</text:p>
          </table:table-cell>
          <table:table-cell office:value-type="float" office:value="-0.64200000000000002" table:formula="of:=[.M12]-[.G12]" table:style-name="ce141">
            <text:p>-0.642</text:p>
          </table:table-cell>
          <table:table-cell office:value-type="float" office:value="300.0898472596586" table:formula="of:=[.M12]/([.$C$7]/1000*(1-[.$C$8]))" table:style-name="ce148">
            <text:p>300.0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rgm2</text:p>
          </table:table-cell>
          <table:table-cell office:value-type="float" office:value="1" table:style-name="ce143">
            <text:p>1.00</text:p>
          </table:table-cell>
          <table:table-cell office:value-type="float" office:value="20" table:style-name="ce142">
            <text:p>20</text:p>
          </table:table-cell>
          <table:table-cell office:value-type="float" office:value="992" table:style-name="ce142">
            <text:p>992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1/03/23</text:p>
          </table:table-cell>
          <table:table-cell office:value-type="time" office:time-value="PT15H0M0S" table:style-name="ce145">
            <text:p>15:00:00</text:p>
          </table:table-cell>
          <table:table-cell office:value-type="float" office:value="61.5" table:style-name="ce146">
            <text:p>61.5</text:p>
          </table:table-cell>
          <table:table-cell office:value-type="float" office:value="120" table:style-name="ce141">
            <text:p>120</text:p>
          </table:table-cell>
          <table:table-cell office:value-type="float" office:value="500" table:style-name="ce146">
            <text:p>500</text:p>
          </table:table-cell>
          <table:table-cell office:value-type="float" office:value="0.76800000000000002" table:style-name="ce191">
            <text:p>0.768</text:p>
          </table:table-cell>
          <table:table-cell office:value-type="float" office:value="-0.375" table:formula="of:=[.M13]-[.G13]" table:style-name="ce141">
            <text:p>-0.375</text:p>
          </table:table-cell>
          <table:table-cell office:value-type="float" office:value="460.01796945193172" table:formula="of:=[.M13]/([.$C$7]/1000*(1-[.$C$8]))" table:style-name="ce148">
            <text:p>460.01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2s0</text:p>
          </table:table-cell>
          <table:table-cell office:value-type="string" table:style-name="ce161">
            <text:p>2021/03/25</text:p>
          </table:table-cell>
          <table:table-cell office:value-type="time" office:time-value="PT9H20M0S" table:style-name="ce169">
            <text:p>09:20:00</text:p>
          </table:table-cell>
          <table:table-cell office:value-type="float" office:value="9.8763880676242897E-3" table:style-name="ce98">
            <text:p>0.009876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2r1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25</text:p>
          </table:table-cell>
          <table:table-cell office:value-type="time" office:time-value="PT14H15M0S" table:style-name="ce174">
            <text:p>14:15:00</text:p>
          </table:table-cell>
          <table:table-cell office:value-type="float" office:value="64" table:style-name="ce175">
            <text:p>64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34499999999999997" table:style-name="ce193">
            <text:p>0.345</text:p>
          </table:table-cell>
          <table:table-cell office:value-type="float" office:value="-0.79800000000000004" table:formula="of:=[.M15]-[.G15]" table:style-name="ce170">
            <text:p>-0.798</text:p>
          </table:table-cell>
          <table:table-cell office:value-type="float" office:value="206.64869721473494" table:formula="of:=[.M15]/([.$C$7]/1000*(1-[.$C$8]))" table:style-name="ce177">
            <text:p>206.64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2s1</text:p>
          </table:table-cell>
          <table:table-cell office:value-type="string" table:style-name="ce161">
            <text:p>2021/03/26</text:p>
          </table:table-cell>
          <table:table-cell office:value-type="time" office:time-value="PT9H10M0S" table:style-name="ce169">
            <text:p>09:10:00</text:p>
          </table:table-cell>
          <table:table-cell office:value-type="float" office:value="9.9148615186888008E-3" table:style-name="ce98">
            <text:p>0.009915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2r2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29</text:p>
          </table:table-cell>
          <table:table-cell office:value-type="time" office:time-value="PT8H15M0S" table:style-name="ce174">
            <text:p>08:15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1.5649999999999999" table:style-name="ce193">
            <text:p>1.565</text:p>
          </table:table-cell>
          <table:table-cell office:value-type="float" office:value="0.42199999999999993" table:formula="of:=[.M17]-[.G17]" table:style-name="ce170">
            <text:p>0.422</text:p>
          </table:table-cell>
          <table:table-cell office:value-type="float" office:value="937.40640910452225" table:formula="of:=[.M17]/([.$C$7]/1000*(1-[.$C$8]))" table:style-name="ce177">
            <text:p>937.40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2s2</text:p>
          </table:table-cell>
          <table:table-cell office:value-type="string" table:style-name="ce161">
            <text:p>2021/03/29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8976337354364403E-3" table:style-name="ce98">
            <text:p>0.009898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2r3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0</text:p>
          </table:table-cell>
          <table:table-cell office:value-type="time" office:time-value="PT8H20M0S" table:style-name="ce174">
            <text:p>08:2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754" table:style-name="ce193">
            <text:p>0.754</text:p>
          </table:table-cell>
          <table:table-cell office:value-type="float" office:value="-0.38900000000000001" table:formula="of:=[.M19]-[.G19]" table:style-name="ce170">
            <text:p>-0.389</text:p>
          </table:table-cell>
          <table:table-cell office:value-type="float" office:value="451.63222521713089" table:formula="of:=[.M19]/([.$C$7]/1000*(1-[.$C$8]))" table:style-name="ce177">
            <text:p>451.63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2s3</text:p>
          </table:table-cell>
          <table:table-cell office:value-type="string" table:style-name="ce161">
            <text:p>2021/03/30</text:p>
          </table:table-cell>
          <table:table-cell office:value-type="time" office:time-value="PT10H0M0S" table:style-name="ce169">
            <text:p>10:00:00</text:p>
          </table:table-cell>
          <table:table-cell office:value-type="float" office:value="9.8827281333450506E-3" table:style-name="ce98">
            <text:p>0.009883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2r4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0</text:p>
          </table:table-cell>
          <table:table-cell office:value-type="time" office:time-value="PT15H0M0S" table:style-name="ce174">
            <text:p>15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41199999999999998" table:style-name="ce193">
            <text:p>0.412</text:p>
          </table:table-cell>
          <table:table-cell office:value-type="float" office:value="-0.73100000000000009" table:formula="of:=[.M21]-[.G21]" table:style-name="ce170">
            <text:p>-0.731</text:p>
          </table:table-cell>
          <table:table-cell office:value-type="float" office:value="246.78047319556754" table:formula="of:=[.M21]/([.$C$7]/1000*(1-[.$C$8]))" table:style-name="ce177">
            <text:p>246.78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2s4</text:p>
          </table:table-cell>
          <table:table-cell office:value-type="string" table:style-name="ce161">
            <text:p>2021/03/30</text:p>
          </table:table-cell>
          <table:table-cell office:value-type="time" office:time-value="PT15H50M0S" table:style-name="ce169">
            <text:p>15:50:00</text:p>
          </table:table-cell>
          <table:table-cell office:value-type="float" office:value="9.8619663764821196E-3" table:style-name="ce98">
            <text:p>0.009862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2r5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1</text:p>
          </table:table-cell>
          <table:table-cell office:value-type="time" office:time-value="PT8H40M0S" table:style-name="ce174">
            <text:p>08:40:00</text:p>
          </table:table-cell>
          <table:table-cell office:value-type="float" office:value="77" table:style-name="ce175">
            <text:p>77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1.444" table:style-name="ce193">
            <text:p>1.444</text:p>
          </table:table-cell>
          <table:table-cell office:value-type="float" office:value="0.30099999999999993" table:formula="of:=[.M23]-[.G23]" table:style-name="ce170">
            <text:p>0.301</text:p>
          </table:table-cell>
          <table:table-cell office:value-type="float" office:value="864.92961964660071" table:formula="of:=[.M23]/([.$C$7]/1000*(1-[.$C$8]))" table:style-name="ce177">
            <text:p>864.93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2s5</text:p>
          </table:table-cell>
          <table:table-cell office:value-type="string" table:style-name="ce161">
            <text:p>2021/03/31</text:p>
          </table:table-cell>
          <table:table-cell office:value-type="time" office:time-value="PT9H30M0S" table:style-name="ce169">
            <text:p>09:30:00</text:p>
          </table:table-cell>
          <table:table-cell office:value-type="float" office:value="9.8372532025809197E-3" table:style-name="ce98">
            <text:p>0.009837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2r6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1/03/31</text:p>
          </table:table-cell>
          <table:table-cell office:value-type="time" office:time-value="PT15H33M0S" table:style-name="ce174">
            <text:p>15:33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13400000000000001" table:style-name="ce193">
            <text:p>0.134</text:p>
          </table:table-cell>
          <table:table-cell office:value-type="float" office:value="-1.0089999999999999" table:formula="of:=[.M25]-[.G25]" table:style-name="ce170">
            <text:p>-1.009</text:p>
          </table:table-cell>
          <table:table-cell office:value-type="float" office:value="80.263551961665172" table:formula="of:=[.M25]/([.$C$7]/1000*(1-[.$C$8]))" table:style-name="ce177">
            <text:p>80.26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2s6</text:p>
          </table:table-cell>
          <table:table-cell office:value-type="string" table:style-name="ce161">
            <text:p>2021/03/31</text:p>
          </table:table-cell>
          <table:table-cell office:value-type="time" office:time-value="PT15H20M0S" table:style-name="ce169">
            <text:p>15:20:00</text:p>
          </table:table-cell>
          <table:table-cell office:value-type="float" office:value="9.8110631258160001E-3" table:style-name="ce98">
            <text:p>0.009811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2r7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1</text:p>
          </table:table-cell>
          <table:table-cell office:value-type="time" office:time-value="PT8H0M0S" table:style-name="ce174">
            <text:p>08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78100000000000003" table:style-name="ce193">
            <text:p>0.781</text:p>
          </table:table-cell>
          <table:table-cell office:value-type="float" office:value="-0.36199999999999999" table:formula="of:=[.M27]-[.G27]" table:style-name="ce170">
            <text:p>-0.362</text:p>
          </table:table-cell>
          <table:table-cell office:value-type="float" office:value="467.80473195567538" table:formula="of:=[.M27]/([.$C$7]/1000*(1-[.$C$8]))" table:style-name="ce177">
            <text:p>467.80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2s7</text:p>
          </table:table-cell>
          <table:table-cell office:value-type="string" table:style-name="ce164">
            <text:p>2021/04/01</text:p>
          </table:table-cell>
          <table:table-cell office:value-type="time" office:time-value="PT9H10M0S" table:style-name="ce169">
            <text:p>09:10:00</text:p>
          </table:table-cell>
          <table:table-cell office:value-type="float" office:value="9.8117282539883898E-3" table:style-name="ce98">
            <text:p>0.009812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2r8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1</text:p>
          </table:table-cell>
          <table:table-cell office:value-type="time" office:time-value="PT14H30M0S" table:style-name="ce174">
            <text:p>14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83199999999999996" table:style-name="ce193">
            <text:p>0.832</text:p>
          </table:table-cell>
          <table:table-cell office:value-type="float" office:value="-0.31100000000000005" table:formula="of:=[.M29]-[.G29]" table:style-name="ce170">
            <text:p>-0.311</text:p>
          </table:table-cell>
          <table:table-cell office:value-type="float" office:value="498.35280023959268" table:formula="of:=[.M29]/([.$C$7]/1000*(1-[.$C$8]))" table:style-name="ce177">
            <text:p>498.35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2s8</text:p>
          </table:table-cell>
          <table:table-cell office:value-type="string" table:style-name="ce161">
            <text:p>2021/04/01</text:p>
          </table:table-cell>
          <table:table-cell office:value-type="time" office:time-value="PT15H30M0S" table:style-name="ce169">
            <text:p>15:30:00</text:p>
          </table:table-cell>
          <table:table-cell office:value-type="float" office:value="9.8156650019261792E-3" table:style-name="ce98">
            <text:p>0.009816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2r9</text:p>
          </table:table-cell>
          <table:table-cell office:value-type="float" office:value="1" table:style-name="ce172">
            <text:p>1.00</text:p>
          </table:table-cell>
          <table:table-cell office:value-type="float" office:value="0.5" table:style-name="ce171">
            <text:p>0.5</text:p>
          </table:table-cell>
          <table:table-cell office:value-type="float" office:value="24.8" table:style-name="ce171">
            <text:p>24.8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1/04/02</text:p>
          </table:table-cell>
          <table:table-cell office:value-type="time" office:time-value="PT8H0M0S" table:style-name="ce174">
            <text:p>08:00:00</text:p>
          </table:table-cell>
          <table:table-cell office:value-type="float" office:value="79" table:style-name="ce175">
            <text:p>79</text:p>
          </table:table-cell>
          <table:table-cell office:value-type="float" office:value="60" table:style-name="ce170">
            <text:p>60</text:p>
          </table:table-cell>
          <table:table-cell office:value-type="float" office:value="30" table:style-name="ce175">
            <text:p>30</text:p>
          </table:table-cell>
          <table:table-cell office:value-type="float" office:value="0.98" table:style-name="ce193">
            <text:p>0.98</text:p>
          </table:table-cell>
          <table:table-cell office:value-type="float" office:value="-0.16300000000000003" table:formula="of:=[.M31]-[.G31]" table:style-name="ce170">
            <text:p>-0.163</text:p>
          </table:table-cell>
          <table:table-cell office:value-type="float" office:value="587.00209643605865" table:formula="of:=[.M31]/([.$C$7]/1000*(1-[.$C$8]))" table:style-name="ce177">
            <text:p>587.00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0_2s9</text:p>
          </table:table-cell>
          <table:table-cell office:value-type="string" table:style-name="ce182">
            <text:p>2021/04/02</text:p>
          </table:table-cell>
          <table:table-cell office:value-type="time" office:time-value="PT9H30M0S" table:style-name="ce186">
            <text:p>09:30:00</text:p>
          </table:table-cell>
          <table:table-cell office:value-type="float" office:value="9.7658494087611708E-3" table:style-name="ce123">
            <text:p>0.009766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0.77418181818181819" table:formula="of:=AVERAGE([.M12:.M32])" table:style-name="ce187">
            <text:p>0.774</text:p>
          </table:table-cell>
          <table:table-cell office:value-type="float" office:value="-0.36881818181818177" table:formula="of:=AVERAGE([.N12:.N32])" table:style-name="ce187">
            <text:p>-0.369</text:p>
          </table:table-cell>
          <table:table-cell office:value-type="float" office:value="463.72076560755801" table:formula="of:=AVERAGE([.O12:.O32])" table:style-name="ce187">
            <text:p>463.721</text:p>
          </table:table-cell>
          <table:table-cell table:number-columns-repeated="4" table:style-name="ce187"/>
          <table:table-cell table:number-columns-repeated="5" table:style-name="ce1"/>
          <table:table-cell office:value-type="float" office:value="9.8475136824649374E-3" table:formula="of:=AVERAGE([.Y14:.Y32])" table:style-name="ce1">
            <text:p>0.009847514</text:p>
          </table:table-cell>
          <table:table-cell table:number-columns-repeated="3" table:style-name="ce1"/>
          <table:table-cell table:style-name="ce18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office:value-type="float" office:value="4.681918915444442E-5" table:formula="of:=STDEV([.Y14:.Y32])" table:style-name="ce1">
            <text:p>4.68192E-05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0" table:style-name="ce1"/>
          <table:table-cell table:style-name="ce180"/>
          <table:table-cell table:number-columns-repeated="16355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 table:style-name="ce1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0_1" table:style-name="ta4">
        <table:shapes>
          <draw:frame draw:z-index="1" draw:id="id0" draw:style-name="a2" draw:name="Chart 2" svg:x="11.83622in" svg:y="12.91378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33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3" svg:x="7.0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rgm1</text:p>
          </table:table-cell>
          <table:table-cell office:value-type="float" office:value="1" table:style-name="ce143">
            <text:p>1.00</text:p>
          </table:table-cell>
          <table:table-cell office:value-type="float" office:value="10" table:style-name="ce142">
            <text:p>10</text:p>
          </table:table-cell>
          <table:table-cell office:value-type="float" office:value="550" table:style-name="ce142">
            <text:p>550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0/10/12</text:p>
          </table:table-cell>
          <table:table-cell office:value-type="time" office:time-value="PT8H0M0S" table:style-name="ce145">
            <text:p>08:00:00</text:p>
          </table:table-cell>
          <table:table-cell table:style-name="ce146"/>
          <table:table-cell table:style-name="ce141"/>
          <table:table-cell table:style-name="ce146"/>
          <table:table-cell office:value-type="float" office:value="0.501" table:style-name="ce191">
            <text:p>0.501</text:p>
          </table:table-cell>
          <table:table-cell office:value-type="float" office:value="-0.64200000000000002" table:formula="of:=[.M12]-[.$G$12]" table:style-name="ce141">
            <text:p>-0.642</text:p>
          </table:table-cell>
          <table:table-cell office:value-type="float" office:value="300.0898472596586" table:formula="of:=[.M12]/([.$C$7]/1000*(1-[.$C$8]))" table:style-name="ce148">
            <text:p>300.0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rgm2</text:p>
          </table:table-cell>
          <table:table-cell office:value-type="float" office:value="1" table:style-name="ce143">
            <text:p>1.00</text:p>
          </table:table-cell>
          <table:table-cell office:value-type="float" office:value="20" table:style-name="ce142">
            <text:p>20</text:p>
          </table:table-cell>
          <table:table-cell office:value-type="float" office:value="1100" table:style-name="ce142">
            <text:p>1100</text:p>
          </table:table-cell>
          <table:table-cell office:value-type="float" office:value="1.143" table:style-name="ce142">
            <text:p>1.143</text:p>
          </table:table-cell>
          <table:table-cell office:value-type="string" table:style-name="ce144">
            <text:p>2020/10/15</text:p>
          </table:table-cell>
          <table:table-cell office:value-type="time" office:time-value="PT15H56M0S" table:style-name="ce145">
            <text:p>15:56:00</text:p>
          </table:table-cell>
          <table:table-cell table:style-name="ce146"/>
          <table:table-cell table:style-name="ce141"/>
          <table:table-cell table:style-name="ce146"/>
          <table:table-cell office:value-type="float" office:value="0.76800000000000002" table:style-name="ce191">
            <text:p>0.768</text:p>
          </table:table-cell>
          <table:table-cell office:value-type="float" office:value="-0.375" table:formula="of:=[.M13]-[.$G$13]" table:style-name="ce141">
            <text:p>-0.375</text:p>
          </table:table-cell>
          <table:table-cell office:value-type="float" office:value="460.01796945193172" table:formula="of:=[.M13]/([.$C$7]/1000*(1-[.$C$8]))" table:style-name="ce148">
            <text:p>460.01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1s0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1r1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06</text:p>
          </table:table-cell>
          <table:table-cell office:value-type="time" office:time-value="PT9H50M0S" table:style-name="ce174">
            <text:p>09:50:00</text:p>
          </table:table-cell>
          <table:table-cell table:style-name="ce175"/>
          <table:table-cell table:style-name="ce170"/>
          <table:table-cell table:style-name="ce175"/>
          <table:table-cell office:value-type="float" office:value="10.971" table:style-name="ce195">
            <text:p>10.971</text:p>
          </table:table-cell>
          <table:table-cell office:value-type="float" office:value="9.8279999999999994" table:formula="of:=[.M15]-[.$G$15]" table:style-name="ce170">
            <text:p>9.828</text:p>
          </table:table-cell>
          <table:table-cell office:value-type="float" office:value="6571.4285714285716" table:formula="of:=[.M15]/([.$C$7]/1000*(1-[.$C$8]))" table:style-name="ce177">
            <text:p>6571.429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1s1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1r2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0</text:p>
          </table:table-cell>
          <table:table-cell office:value-type="time" office:time-value="PT10H20M0S" table:style-name="ce174">
            <text:p>10:20:00</text:p>
          </table:table-cell>
          <table:table-cell table:style-name="ce175"/>
          <table:table-cell table:style-name="ce170"/>
          <table:table-cell table:style-name="ce175"/>
          <table:table-cell office:value-type="float" office:value="0.98499999999999999" table:style-name="ce193">
            <text:p>0.985</text:p>
          </table:table-cell>
          <table:table-cell office:value-type="float" office:value="-0.15800000000000003" table:formula="of:=[.M17]-[.$G$15]" table:style-name="ce170">
            <text:p>-0.158</text:p>
          </table:table-cell>
          <table:table-cell office:value-type="float" office:value="589.9970050913447" table:formula="of:=[.M17]/([.$C$7]/1000*(1-[.$C$8]))" table:style-name="ce177">
            <text:p>589.99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1s2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1r3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1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office:value-type="float" office:value="0.95499999999999996" table:style-name="ce193">
            <text:p>0.955</text:p>
          </table:table-cell>
          <table:table-cell office:value-type="float" office:value="-0.18800000000000006" table:formula="of:=[.M19]-[.$G$15]" table:style-name="ce170">
            <text:p>-0.188</text:p>
          </table:table-cell>
          <table:table-cell office:value-type="float" office:value="572.02755315962861" table:formula="of:=[.M19]/([.$C$7]/1000*(1-[.$C$8]))" table:style-name="ce177">
            <text:p>572.028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1s3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1r4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1</text:p>
          </table:table-cell>
          <table:table-cell office:value-type="time" office:time-value="PT18H0M0S" table:style-name="ce174">
            <text:p>18:00:00</text:p>
          </table:table-cell>
          <table:table-cell table:style-name="ce175"/>
          <table:table-cell table:style-name="ce170"/>
          <table:table-cell table:style-name="ce175"/>
          <table:table-cell office:value-type="float" office:value="0.70499999999999996" table:style-name="ce193">
            <text:p>0.705</text:p>
          </table:table-cell>
          <table:table-cell office:value-type="float" office:value="-0.43800000000000006" table:formula="of:=[.M21]-[.$G$15]" table:style-name="ce170">
            <text:p>-0.438</text:p>
          </table:table-cell>
          <table:table-cell office:value-type="float" office:value="422.28212039532792" table:formula="of:=[.M21]/([.$C$7]/1000*(1-[.$C$8]))" table:style-name="ce177">
            <text:p>422.28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1s4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1r5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2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table:style-name="ce170"/>
          <table:table-cell table:style-name="ce175"/>
          <table:table-cell office:value-type="float" office:value="0.72599999999999998" table:style-name="ce193">
            <text:p>0.726</text:p>
          </table:table-cell>
          <table:table-cell office:value-type="float" office:value="-0.41700000000000004" table:formula="of:=[.M23]-[.$G$15]" table:style-name="ce170">
            <text:p>-0.417</text:p>
          </table:table-cell>
          <table:table-cell office:value-type="float" office:value="434.86073674752919" table:formula="of:=[.M23]/([.$C$7]/1000*(1-[.$C$8]))" table:style-name="ce177">
            <text:p>434.86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1s5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1r6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3">
            <text:p>2020/11/13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office:value-type="float" office:value="1.014" table:style-name="ce193">
            <text:p>1.014</text:p>
          </table:table-cell>
          <table:table-cell office:value-type="float" office:value="-0.129" table:formula="of:=[.M25]-[.$G$15]" table:style-name="ce170">
            <text:p>-0.129</text:p>
          </table:table-cell>
          <table:table-cell office:value-type="float" office:value="607.36747529200363" table:formula="of:=[.M25]/([.$C$7]/1000*(1-[.$C$8]))" table:style-name="ce177">
            <text:p>607.36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1s6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1r7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office:value-type="float" office:value="55" table:style-name="ce171">
            <text:p>55</text:p>
          </table:table-cell>
          <table:table-cell office:value-type="float" office:value="1.143" table:style-name="ce171">
            <text:p>1.143</text:p>
          </table:table-cell>
          <table:table-cell office:value-type="string" table:style-name="ce171">
            <text:p>2020/11/13</text:p>
          </table:table-cell>
          <table:table-cell office:value-type="time" office:time-value="PT17H13M0S" table:style-name="ce174">
            <text:p>17:13:00</text:p>
          </table:table-cell>
          <table:table-cell table:style-name="ce175"/>
          <table:table-cell table:style-name="ce170"/>
          <table:table-cell table:style-name="ce175"/>
          <table:table-cell office:value-type="float" office:value="1.4870000000000001" table:style-name="ce193">
            <text:p>1.487</text:p>
          </table:table-cell>
          <table:table-cell office:value-type="float" office:value="0.34400000000000008" table:formula="of:=[.M27]-[.$G$15]" table:style-name="ce170">
            <text:p>0.344</text:p>
          </table:table-cell>
          <table:table-cell office:value-type="float" office:value="890.68583408206052" table:formula="of:=[.M27]/([.$C$7]/1000*(1-[.$C$8]))" table:style-name="ce177">
            <text:p>890.68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5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1s7</text:p>
          </table:table-cell>
          <table:table-cell table:style-name="ce164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5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table:style-name="ce181"/>
          <table:table-cell table:number-columns-repeated="2" table:style-name="ce182"/>
          <table:table-cell table:style-name="ce186"/>
          <table:table-cell table:style-name="ce123"/>
          <table:table-cell table:number-columns-repeated="16359"/>
        </table:table-row>
        <table:table-row table:style-name="ro2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2.0124444444444447" table:formula="of:=AVERAGE([.M12:.M32])" table:style-name="ce187">
            <text:p>2.012</text:p>
          </table:table-cell>
          <table:table-cell office:value-type="float" office:value="0.86944444444444446" table:formula="of:=AVERAGE([.N12:.N32])" table:style-name="ce187">
            <text:p>0.869</text:p>
          </table:table-cell>
          <table:table-cell office:value-type="float" office:value="1205.4174569897839" table:formula="of:=AVERAGE([.O12:.O32])" table:style-name="ce187">
            <text:p>1205.417</text:p>
          </table:table-cell>
          <table:table-cell table:number-columns-repeated="4" table:style-name="ce187"/>
          <table:table-cell table:number-columns-repeated="5" table:style-name="ce1"/>
          <table:table-cell office:value-type="error" office:string-value="#DIV/0!" table:formula="of:=AVERAGE([.Y14:.Y32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6" table:style-name="ce1"/>
          <table:table-cell office:value-type="error" office:string-value="#DIV/0!" table:formula="of:=STDEV([.Y14:.Y32])" table:style-name="ce1">
            <text:p>#DIV/0!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3"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22" table:style-name="ro4">
          <table:table-cell table:number-columns-repeated="16384"/>
        </table:table-row>
        <table:table-row table:style-name="ro1">
          <table:table-cell office:value-type="string" table:style-name="ce1">
            <text:p>q10_1</text:p>
          </table:table-cell>
          <table:table-cell office:value-type="string" table:style-name="ce1">
            <text:p>Deposition volume [mm³]</text:p>
          </table:table-cell>
          <table:table-cell table:number-columns-repeated="6" table:style-name="ce1"/>
          <table:table-cell office:value-type="string" table:style-name="ce1">
            <text:p>Volume Mean</text:p>
          </table:table-cell>
          <table:table-cell office:value-type="string" table:style-name="ce1">
            <text:p>Volume Stde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D step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D step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A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D(B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tep1 cumV</text:p>
          </table:table-cell>
          <table:table-cell office:value-type="float" office:value="0" table:formula="of:=SUM([.$B$72:.B72])" table:style-name="ce1">
            <text:p>0</text:p>
          </table:table-cell>
          <table:table-cell office:value-type="float" office:value="0" table:formula="of:=SUM([.$B$72:.C72])" table:style-name="ce1">
            <text:p>0</text:p>
          </table:table-cell>
          <table:table-cell office:value-type="float" office:value="0" table:formula="of:=SUM([.$B$72:.D72])" table:style-name="ce1">
            <text:p>0</text:p>
          </table:table-cell>
          <table:table-cell office:value-type="float" office:value="0" table:formula="of:=SUM([.$B$72:.E72])" table:style-name="ce1">
            <text:p>0</text:p>
          </table:table-cell>
          <table:table-cell office:value-type="float" office:value="0" table:formula="of:=SUM([.$B$72:.F72])" table:style-name="ce1">
            <text:p>0</text:p>
          </table:table-cell>
          <table:table-cell office:value-type="float" office:value="0" table:formula="of:=SUM([.$B$72:.G72])" table:style-name="ce1">
            <text:p>0</text:p>
          </table:table-cell>
          <table:table-cell office:value-type="float" office:value="0" table:formula="of:=SUM([.$B$72:.H72])" table:style-name="ce1">
            <text:p>0</text:p>
          </table:table-cell>
          <table:table-cell office:value-type="float" office:value="0" table:formula="of:=SUM([.$B$72:.I72])" table:style-name="ce1">
            <text:p>0</text:p>
          </table:table-cell>
          <table:table-cell office:value-type="float" office:value="0" table:formula="of:=SUM([.$B$72:.J72])" table:style-name="ce1">
            <text:p>0</text:p>
          </table:table-cell>
          <table:table-cell table:number-columns-repeated="16374"/>
        </table:table-row>
        <table:table-row table:number-rows-repeated="1048492" table:style-name="ro4">
          <table:table-cell table:number-columns-repeated="16384"/>
        </table:table-row>
      </table:table>
      <table:table table:name="q10_3" table:style-name="ta4">
        <table:shapes>
          <draw:frame draw:z-index="1" draw:id="id1" draw:style-name="a4" draw:name="Chart 2" svg:x="13.43819in" svg:y="15.6165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5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_3rgm1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date" office:date-value="2022-05-18T00:00:00" table:style-name="ce144">
            <text:p>2022/05/18</text:p>
          </table:table-cell>
          <table:table-cell office:value-type="time" office:time-value="PT15H24M0S" table:style-name="ce145">
            <text:p>15:24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2]-[.G12]" table:style-name="ce141">
            <text:p>-1.143</text:p>
          </table:table-cell>
          <table:table-cell office:value-type="float" office:value="0" table:formula="of:=[.M12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_3rgm2</text:p>
          </table:table-cell>
          <table:table-cell office:value-type="float" office:value="1" table:style-name="ce143">
            <text:p>1.00</text:p>
          </table:table-cell>
          <table:table-cell table:number-columns-repeated="3" table:style-name="ce142"/>
          <table:table-cell office:value-type="string" table:style-name="ce144">
            <text:p>2022/05/22</text:p>
          </table:table-cell>
          <table:table-cell office:value-type="time" office:time-value="PT9H23M0S" table:style-name="ce145">
            <text:p>09:23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3</text:p>
          </table:table-cell>
          <table:table-cell office:value-type="string" table:style-name="ce142">
            <text:p>q10_3rgm3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string" table:style-name="ce144">
            <text:p>xx</text:p>
          </table:table-cell>
          <table:table-cell office:value-type="string" table:style-name="ce145">
            <text:p>xx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4]-[.G14]" table:style-name="ce141">
            <text:p>-1.143</text:p>
          </table:table-cell>
          <table:table-cell office:value-type="float" office:value="0" table:formula="of:=[.M14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3s0</text:p>
          </table:table-cell>
          <table:table-cell office:value-type="string" table:style-name="ce161">
            <text:p>2022/05/24</text:p>
          </table:table-cell>
          <table:table-cell office:value-type="time" office:time-value="PT19H11M0S" table:style-name="ce169">
            <text:p>19:11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3r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27</text:p>
          </table:table-cell>
          <table:table-cell office:value-type="time" office:time-value="PT9H48M0S" table:style-name="ce174">
            <text:p>09:4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6]-[.G16]" table:style-name="ce170">
            <text:p>-1.143</text:p>
          </table:table-cell>
          <table:table-cell office:value-type="float" office:value="0" table:formula="of:=[.M1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0_3s1</text:p>
          </table:table-cell>
          <table:table-cell office:value-type="string" table:style-name="ce161">
            <text:p>2022/05/27</text:p>
          </table:table-cell>
          <table:table-cell office:value-type="time" office:time-value="PT10H34M0S" table:style-name="ce169">
            <text:p>10:3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3r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30</text:p>
          </table:table-cell>
          <table:table-cell office:value-type="time" office:time-value="PT17H12M0S" table:style-name="ce174">
            <text:p>17:12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8]-[.G18]" table:style-name="ce170">
            <text:p>-1.143</text:p>
          </table:table-cell>
          <table:table-cell office:value-type="float" office:value="0" table:formula="of:=[.M1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0_3s2</text:p>
          </table:table-cell>
          <table:table-cell office:value-type="string" table:style-name="ce161">
            <text:p>2022/06/01</text:p>
          </table:table-cell>
          <table:table-cell office:value-type="time" office:time-value="PT12H55M0S" table:style-name="ce169">
            <text:p>12:55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3r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6/6</text:p>
          </table:table-cell>
          <table:table-cell office:value-type="time" office:time-value="PT12H0M0S" table:style-name="ce174">
            <text:p>12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0]-[.G20]" table:style-name="ce170">
            <text:p>-1.143</text:p>
          </table:table-cell>
          <table:table-cell office:value-type="float" office:value="0" table:formula="of:=[.M2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0_3s3</text:p>
          </table:table-cell>
          <table:table-cell office:value-type="string" table:style-name="ce161">
            <text:p>2022/06/06</text:p>
          </table:table-cell>
          <table:table-cell office:value-type="time" office:time-value="PT17H37M0S" table:style-name="ce169">
            <text:p>17:37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3r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2]-[.G22]" table:style-name="ce170">
            <text:p>-1.143</text:p>
          </table:table-cell>
          <table:table-cell office:value-type="float" office:value="0" table:formula="of:=[.M22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3s4</text:p>
          </table:table-cell>
          <table:table-cell office:value-type="string" table:style-name="ce161">
            <text:p>2022/06/13</text:p>
          </table:table-cell>
          <table:table-cell office:value-type="time" office:time-value="PT7H54M0S" table:style-name="ce169">
            <text:p>07:5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3r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4]-[.G24]" table:style-name="ce170">
            <text:p>-1.143</text:p>
          </table:table-cell>
          <table:table-cell office:value-type="float" office:value="0" table:formula="of:=[.M24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0_3s5</text:p>
          </table:table-cell>
          <table:table-cell office:value-type="string" table:style-name="ce161">
            <text:p>2022/06/15</text:p>
          </table:table-cell>
          <table:table-cell office:value-type="time" office:time-value="PT13H22M0S" table:style-name="ce169">
            <text:p>13:22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3r6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7/04</text:p>
          </table:table-cell>
          <table:table-cell office:value-type="time" office:time-value="PT9H24M0S" table:style-name="ce174">
            <text:p>09:24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6]-[.G26]" table:style-name="ce170">
            <text:p>-1.143</text:p>
          </table:table-cell>
          <table:table-cell office:value-type="float" office:value="0" table:formula="of:=[.M2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0_3s6</text:p>
          </table:table-cell>
          <table:table-cell office:value-type="string" table:style-name="ce161">
            <text:p>2022/07/4</text:p>
          </table:table-cell>
          <table:table-cell office:value-type="time" office:time-value="PT10H29M0S" table:style-name="ce169">
            <text:p>10:29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3r7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06</text:p>
          </table:table-cell>
          <table:table-cell office:value-type="time" office:time-value="PT10H45M0S" table:style-name="ce174">
            <text:p>10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8]-[.G28]" table:style-name="ce170">
            <text:p>-1.143</text:p>
          </table:table-cell>
          <table:table-cell office:value-type="float" office:value="0" table:formula="of:=[.M2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0_3s7</text:p>
          </table:table-cell>
          <table:table-cell office:value-type="string" table:style-name="ce161">
            <text:p>2022/07/06</text:p>
          </table:table-cell>
          <table:table-cell office:value-type="time" office:time-value="PT11H51M0S" table:style-name="ce169">
            <text:p>11:51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3r8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27</text:p>
          </table:table-cell>
          <table:table-cell office:value-type="time" office:time-value="PT14H45M0S" table:style-name="ce174">
            <text:p>14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30]-[.G30]" table:style-name="ce170">
            <text:p>-1.143</text:p>
          </table:table-cell>
          <table:table-cell office:value-type="float" office:value="0" table:formula="of:=[.M3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3s8</text:p>
          </table:table-cell>
          <table:table-cell office:value-type="string" table:style-name="ce161">
            <text:p>2022/07/27</text:p>
          </table:table-cell>
          <table:table-cell office:value-type="time" office:time-value="PT15H33M0S" table:style-name="ce169">
            <text:p>15:33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3r9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9</text:p>
          </table:table-cell>
          <table:table-cell office:value-type="string" table:style-name="ce161">
            <text:p>q10_3s9</text:p>
          </table:table-cell>
          <table:table-cell office:value-type="string" table:style-name="ce161">
            <text:p>2022/08/1</text:p>
          </table:table-cell>
          <table:table-cell office:value-type="time" office:time-value="PT11H9M0S" table:style-name="ce169">
            <text:p>11:09:00</text:p>
          </table:table-cell>
          <table:table-cell table:style-name="ce123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0</text:p>
          </table:table-cell>
          <table:table-cell office:value-type="string" table:style-name="ce171">
            <text:p>q10_3r10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0</text:p>
          </table:table-cell>
          <table:table-cell office:value-type="string" table:style-name="ce161">
            <text:p>q10_3s10</text:p>
          </table:table-cell>
          <table:table-cell office:value-type="string" table:style-name="ce161">
            <text:p>2022/08/2</text:p>
          </table:table-cell>
          <table:table-cell office:value-type="time" office:time-value="PT9H57M0S" table:style-name="ce169">
            <text:p>09:57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1</text:p>
          </table:table-cell>
          <table:table-cell office:value-type="string" table:style-name="ce171">
            <text:p>q10_3r1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1</text:p>
          </table:table-cell>
          <table:table-cell office:value-type="string" table:style-name="ce161">
            <text:p>q10_3s11</text:p>
          </table:table-cell>
          <table:table-cell office:value-type="string" table:style-name="ce161">
            <text:p>2022/08/3</text:p>
          </table:table-cell>
          <table:table-cell office:value-type="time" office:time-value="PT10H53M0S" table:style-name="ce169">
            <text:p>10:53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2</text:p>
          </table:table-cell>
          <table:table-cell office:value-type="string" table:style-name="ce171">
            <text:p>q10_3r1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4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2</text:p>
          </table:table-cell>
          <table:table-cell office:value-type="string" table:style-name="ce161">
            <text:p>q10_3s12</text:p>
          </table:table-cell>
          <table:table-cell office:value-type="string" table:style-name="ce161">
            <text:p>2022/08/4</text:p>
          </table:table-cell>
          <table:table-cell office:value-type="time" office:time-value="PT10H11M0S" table:style-name="ce169">
            <text:p>10:11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3</text:p>
          </table:table-cell>
          <table:table-cell office:value-type="string" table:style-name="ce171">
            <text:p>q10_3r1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5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3</text:p>
          </table:table-cell>
          <table:table-cell office:value-type="string" table:style-name="ce161">
            <text:p>q10_3s13</text:p>
          </table:table-cell>
          <table:table-cell office:value-type="string" table:style-name="ce161">
            <text:p>2022/08/5</text:p>
          </table:table-cell>
          <table:table-cell office:value-type="time" office:time-value="PT9H45M0S" table:style-name="ce169">
            <text:p>09:45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4</text:p>
          </table:table-cell>
          <table:table-cell office:value-type="string" table:style-name="ce171">
            <text:p>q10_3r1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1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4</text:p>
          </table:table-cell>
          <table:table-cell office:value-type="string" table:style-name="ce161">
            <text:p>q10_3s14</text:p>
          </table:table-cell>
          <table:table-cell office:value-type="string" table:style-name="ce161">
            <text:p>2022/08/11</text:p>
          </table:table-cell>
          <table:table-cell office:value-type="time" office:time-value="PT9H45M0S" table:style-name="ce169">
            <text:p>09:45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5</text:p>
          </table:table-cell>
          <table:table-cell office:value-type="string" table:style-name="ce171">
            <text:p>q10_3r1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2</text:p>
          </table:table-cell>
          <table:table-cell office:value-type="time" office:time-value="PT9H25M0S" table:style-name="ce174">
            <text:p>09:2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5</text:p>
          </table:table-cell>
          <table:table-cell office:value-type="string" table:style-name="ce161">
            <text:p>q10_3s15</text:p>
          </table:table-cell>
          <table:table-cell office:value-type="string" table:style-name="ce161">
            <text:p>2022/08/30</text:p>
          </table:table-cell>
          <table:table-cell office:value-type="time" office:time-value="PT12H16M0S" table:style-name="ce169">
            <text:p>12:16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6</text:p>
          </table:table-cell>
          <table:table-cell office:value-type="string" table:style-name="ce171">
            <text:p>q10_3r16</text:p>
          </table:table-cell>
          <table:table-cell office:value-type="float" office:value="1" table:style-name="ce172">
            <text:p>1.00</text:p>
          </table:table-cell>
          <table:table-cell office:value-type="float" office:value="0.25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0</text:p>
          </table:table-cell>
          <table:table-cell office:value-type="time" office:time-value="PT18H45M0S" table:style-name="ce174">
            <text:p>18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office:value-type="string" table:style-name="ce160">
            <text:p>Rilievo 16</text:p>
          </table:table-cell>
          <table:table-cell office:value-type="string" table:style-name="ce161">
            <text:p>q10_3s16</text:p>
          </table:table-cell>
          <table:table-cell office:value-type="string" table:style-name="ce161">
            <text:p>2022/08/30</text:p>
          </table:table-cell>
          <table:table-cell office:value-type="time" office:time-value="PT19H30M0S" table:style-name="ce169">
            <text:p>19:30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9" table:style-name="ce1"/>
          <table:table-cell table:number-columns-repeated="4" table:style-name="ce150"/>
          <table:table-cell table:style-name="ce35"/>
          <table:table-cell table:number-columns-repeated="16359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AVERAGE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" table:style-name="ce1"/>
          <table:table-cell office:value-type="error" office:string-value="#DIV/0!" table:formula="of:=STDEV([.Y29:.Y47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16376" table:style-name="ce1"/>
        </table:table-row>
        <table:table-row table:number-rows-repeated="4"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number-columns-repeated="17" table:style-name="ce1"/>
          <table:table-cell table:number-columns-repeated="2" table:style-name="ce188"/>
          <table:table-cell table:number-columns-repeated="16357"/>
        </table:table-row>
        <table:table-row table:style-name="ro1">
          <table:table-cell table:number-columns-repeated="8"/>
          <table:table-cell table:style-name="ce189"/>
          <table:table-cell table:number-columns-repeated="16375" table:style-name="ce1"/>
        </table:table-row>
        <table:table-row table:number-rows-repeated="1048518" table:style-name="ro4">
          <table:table-cell table:number-columns-repeated="16384"/>
        </table:table-row>
      </table:table>
      <table:table table:name="q10_4" table:style-name="ta4">
        <table:shapes>
          <draw:frame draw:z-index="1" draw:id="id2" draw:style-name="a6" draw:name="Chart 2" svg:x="13.43819in" svg:y="15.61654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3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000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" table:style-name="ce188">
            <text:p>1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office:value-type="float" office:value="7.3000000000000001E-3" table:style-name="ce1">
            <text:p>0.0073</text:p>
          </table:table-cell>
          <table:table-cell table:number-columns-repeated="16381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9.5" table:style-name="ce1">
            <text:p>9.5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47*(rpm)+0.115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4" table:style-name="ce133"/>
          <table:table-cell table:style-name="ce1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7" svg:x="7.0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9" table:style-name="ce129"/>
          <table:table-cell table:style-name="ce1"/>
          <table:table-cell table:number-columns-repeated="16339" table:style-name="ce129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0_3rgm1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date" office:date-value="2022-05-18T00:00:00" table:style-name="ce144">
            <text:p>2022/05/18</text:p>
          </table:table-cell>
          <table:table-cell office:value-type="time" office:time-value="PT15H24M0S" table:style-name="ce145">
            <text:p>15:24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2]-[.G12]" table:style-name="ce141">
            <text:p>-1.143</text:p>
          </table:table-cell>
          <table:table-cell office:value-type="float" office:value="0" table:formula="of:=[.M12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0_3rgm2</text:p>
          </table:table-cell>
          <table:table-cell office:value-type="float" office:value="1" table:style-name="ce143">
            <text:p>1.00</text:p>
          </table:table-cell>
          <table:table-cell table:number-columns-repeated="3" table:style-name="ce142"/>
          <table:table-cell office:value-type="string" table:style-name="ce144">
            <text:p>2022/05/22</text:p>
          </table:table-cell>
          <table:table-cell office:value-type="time" office:time-value="PT9H23M0S" table:style-name="ce145">
            <text:p>09:23:00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3</text:p>
          </table:table-cell>
          <table:table-cell office:value-type="string" table:style-name="ce142">
            <text:p>q10_3rgm3</text:p>
          </table:table-cell>
          <table:table-cell office:value-type="float" office:value="1" table:style-name="ce143">
            <text:p>1.00</text:p>
          </table:table-cell>
          <table:table-cell table:number-columns-repeated="2" table:style-name="ce142"/>
          <table:table-cell office:value-type="float" office:value="1.143" table:style-name="ce142">
            <text:p>1.143</text:p>
          </table:table-cell>
          <table:table-cell office:value-type="string" table:style-name="ce144">
            <text:p>xx</text:p>
          </table:table-cell>
          <table:table-cell office:value-type="string" table:style-name="ce145">
            <text:p>xx</text:p>
          </table:table-cell>
          <table:table-cell table:style-name="ce146"/>
          <table:table-cell table:style-name="ce141"/>
          <table:table-cell table:style-name="ce146"/>
          <table:table-cell table:style-name="ce191"/>
          <table:table-cell office:value-type="float" office:value="-1.143" table:formula="of:=[.M14]-[.G14]" table:style-name="ce141">
            <text:p>-1.143</text:p>
          </table:table-cell>
          <table:table-cell office:value-type="float" office:value="0" table:formula="of:=[.M14]/([.$C$7]/1000*(1-[.$C$8]))" table:style-name="ce148">
            <text:p>0.00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0_3s0</text:p>
          </table:table-cell>
          <table:table-cell office:value-type="string" table:style-name="ce161">
            <text:p>2022/05/24</text:p>
          </table:table-cell>
          <table:table-cell office:value-type="time" office:time-value="PT19H11M0S" table:style-name="ce169">
            <text:p>19:11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0_2r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27</text:p>
          </table:table-cell>
          <table:table-cell office:value-type="time" office:time-value="PT9H48M0S" table:style-name="ce174">
            <text:p>09:4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6]-[.G16]" table:style-name="ce170">
            <text:p>-1.143</text:p>
          </table:table-cell>
          <table:table-cell office:value-type="float" office:value="0" table:formula="of:=[.M1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0_2r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5/30</text:p>
          </table:table-cell>
          <table:table-cell office:value-type="time" office:time-value="PT17H12M0S" table:style-name="ce174">
            <text:p>17:12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18]-[.G18]" table:style-name="ce170">
            <text:p>-1.143</text:p>
          </table:table-cell>
          <table:table-cell office:value-type="float" office:value="0" table:formula="of:=[.M1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0_2r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6/6</text:p>
          </table:table-cell>
          <table:table-cell office:value-type="time" office:time-value="PT12H0M0S" table:style-name="ce174">
            <text:p>12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0]-[.G20]" table:style-name="ce170">
            <text:p>-1.143</text:p>
          </table:table-cell>
          <table:table-cell office:value-type="float" office:value="0" table:formula="of:=[.M2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0_2r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2]-[.G22]" table:style-name="ce170">
            <text:p>-1.143</text:p>
          </table:table-cell>
          <table:table-cell office:value-type="float" office:value="0" table:formula="of:=[.M22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0_3s4</text:p>
          </table:table-cell>
          <table:table-cell office:value-type="string" table:style-name="ce161">
            <text:p>2022/06/13</text:p>
          </table:table-cell>
          <table:table-cell office:value-type="time" office:time-value="PT7H54M0S" table:style-name="ce169">
            <text:p>07:54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0_2r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table:style-name="ce173"/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4]-[.G24]" table:style-name="ce170">
            <text:p>-1.143</text:p>
          </table:table-cell>
          <table:table-cell office:value-type="float" office:value="0" table:formula="of:=[.M24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0_2r6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3">
            <text:p>2022/07/04</text:p>
          </table:table-cell>
          <table:table-cell office:value-type="time" office:time-value="PT9H24M0S" table:style-name="ce174">
            <text:p>09:24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6]-[.G26]" table:style-name="ce170">
            <text:p>-1.143</text:p>
          </table:table-cell>
          <table:table-cell office:value-type="float" office:value="0" table:formula="of:=[.M26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0_2r7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06</text:p>
          </table:table-cell>
          <table:table-cell office:value-type="time" office:time-value="PT10H45M0S" table:style-name="ce174">
            <text:p>10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28]-[.G28]" table:style-name="ce170">
            <text:p>-1.143</text:p>
          </table:table-cell>
          <table:table-cell office:value-type="float" office:value="0" table:formula="of:=[.M28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0_2r8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7/27</text:p>
          </table:table-cell>
          <table:table-cell office:value-type="time" office:time-value="PT14H45M0S" table:style-name="ce174">
            <text:p>14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office:value-type="float" office:value="-1.143" table:formula="of:=[.M30]-[.G30]" table:style-name="ce170">
            <text:p>-1.143</text:p>
          </table:table-cell>
          <table:table-cell office:value-type="float" office:value="0" table:formula="of:=[.M30]/([.$C$7]/1000*(1-[.$C$8]))" table:style-name="ce177">
            <text:p>0.000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0_3s8</text:p>
          </table:table-cell>
          <table:table-cell office:value-type="string" table:style-name="ce161">
            <text:p>2022/07/27</text:p>
          </table:table-cell>
          <table:table-cell office:value-type="time" office:time-value="PT15H33M0S" table:style-name="ce169">
            <text:p>15:33:00</text:p>
          </table:table-cell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0_2r9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123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0</text:p>
          </table:table-cell>
          <table:table-cell office:value-type="string" table:style-name="ce171">
            <text:p>q10_2r10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1</text:p>
          </table:table-cell>
          <table:table-cell office:value-type="string" table:style-name="ce171">
            <text:p>q10_2r11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2</text:p>
          </table:table-cell>
          <table:table-cell office:value-type="string" table:style-name="ce171">
            <text:p>q10_2r12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4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2</text:p>
          </table:table-cell>
          <table:table-cell office:value-type="string" table:style-name="ce161">
            <text:p>q10_3s12</text:p>
          </table:table-cell>
          <table:table-cell office:value-type="string" table:style-name="ce161">
            <text:p>2022/08/4</text:p>
          </table:table-cell>
          <table:table-cell office:value-type="time" office:time-value="PT10H11M0S" table:style-name="ce169">
            <text:p>10:11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3</text:p>
          </table:table-cell>
          <table:table-cell office:value-type="string" table:style-name="ce171">
            <text:p>q10_2r13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5</text:p>
          </table:table-cell>
          <table:table-cell table:style-name="ce174"/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4</text:p>
          </table:table-cell>
          <table:table-cell office:value-type="string" table:style-name="ce171">
            <text:p>q10_2r14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11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5</text:p>
          </table:table-cell>
          <table:table-cell office:value-type="string" table:style-name="ce171">
            <text:p>q10_2r15</text:p>
          </table:table-cell>
          <table:table-cell office:value-type="float" office:value="1" table:style-name="ce172">
            <text:p>1.00</text:p>
          </table:table-cell>
          <table:table-cell office:value-type="string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22</text:p>
          </table:table-cell>
          <table:table-cell office:value-type="time" office:time-value="PT9H25M0S" table:style-name="ce174">
            <text:p>09:2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table:style-name="ce160"/>
          <table:table-cell table:number-columns-repeated="2" table:style-name="ce161"/>
          <table:table-cell table:style-name="ce169"/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6</text:p>
          </table:table-cell>
          <table:table-cell office:value-type="string" table:style-name="ce171">
            <text:p>q10_2r16</text:p>
          </table:table-cell>
          <table:table-cell office:value-type="float" office:value="1" table:style-name="ce172">
            <text:p>1.00</text:p>
          </table:table-cell>
          <table:table-cell office:value-type="float" office:value="0.25" table:style-name="ce171">
            <text:p>0.25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0</text:p>
          </table:table-cell>
          <table:table-cell office:value-type="time" office:time-value="PT18H45M0S" table:style-name="ce174">
            <text:p>18:4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6</text:p>
          </table:table-cell>
          <table:table-cell office:value-type="string" table:style-name="ce161">
            <text:p>q10_3s16</text:p>
          </table:table-cell>
          <table:table-cell office:value-type="string" table:style-name="ce161">
            <text:p>2022/08/30</text:p>
          </table:table-cell>
          <table:table-cell office:value-type="time" office:time-value="PT19H30M0S" table:style-name="ce169">
            <text:p>19:30:00</text:p>
          </table:table-cell>
          <table:table-cell table:style-name="ce115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17</text:p>
          </table:table-cell>
          <table:table-cell office:value-type="string" table:style-name="ce171">
            <text:p>q10_4r17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8/31</text:p>
          </table:table-cell>
          <table:table-cell office:value-type="time" office:time-value="PT9H45M0S" table:style-name="ce174">
            <text:p>09:45:00</text:p>
          </table:table-cell>
          <table:table-cell office:value-type="float" office:value="84" table:style-name="ce175">
            <text:p>84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Rilievo 17</text:p>
          </table:table-cell>
          <table:table-cell office:value-type="string" table:style-name="ce161">
            <text:p>q10_4s17</text:p>
          </table:table-cell>
          <table:table-cell office:value-type="string" table:style-name="ce161">
            <text:p>2022/08/31</text:p>
          </table:table-cell>
          <table:table-cell office:value-type="time" office:time-value="PT11H25M0S" table:style-name="ce169">
            <text:p>11:25:00</text:p>
          </table:table-cell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8</text:p>
          </table:table-cell>
          <table:table-cell office:value-type="string" table:style-name="ce171">
            <text:p>q10_4r18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1</text:p>
          </table:table-cell>
          <table:table-cell office:value-type="time" office:time-value="PT14H30M0S" table:style-name="ce174">
            <text:p>14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18</text:p>
          </table:table-cell>
          <table:table-cell office:value-type="string" table:style-name="ce161">
            <text:p>q10_4s18</text:p>
          </table:table-cell>
          <table:table-cell office:value-type="string" table:style-name="ce161">
            <text:p>2022/09/1</text:p>
          </table:table-cell>
          <table:table-cell office:value-type="time" office:time-value="PT16H0M0S" table:style-name="ce169">
            <text:p>16:00:00</text:p>
          </table:table-cell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9</text:p>
          </table:table-cell>
          <table:table-cell office:value-type="string" table:style-name="ce171">
            <text:p>q10_4r19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2</text:p>
          </table:table-cell>
          <table:table-cell office:value-type="time" office:time-value="PT10H0M0S" table:style-name="ce174">
            <text:p>10:0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23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19</text:p>
          </table:table-cell>
          <table:table-cell office:value-type="string" table:style-name="ce161">
            <text:p>q10_4s19</text:p>
          </table:table-cell>
          <table:table-cell office:value-type="string" table:style-name="ce161">
            <text:p>2022/09/2</text:p>
          </table:table-cell>
          <table:table-cell office:value-type="time" office:time-value="PT14H19M0S" table:style-name="ce169">
            <text:p>14:19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0</text:p>
          </table:table-cell>
          <table:table-cell office:value-type="string" table:style-name="ce171">
            <text:p>q10_4r20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6</text:p>
          </table:table-cell>
          <table:table-cell office:value-type="time" office:time-value="PT10H6M0S" table:style-name="ce174">
            <text:p>10:06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0</text:p>
          </table:table-cell>
          <table:table-cell office:value-type="string" table:style-name="ce161">
            <text:p>q10_4s20</text:p>
          </table:table-cell>
          <table:table-cell office:value-type="string" table:style-name="ce161">
            <text:p>2022/09/06</text:p>
          </table:table-cell>
          <table:table-cell office:value-type="time" office:time-value="PT12H32M0S" table:style-name="ce169">
            <text:p>12:32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1</text:p>
          </table:table-cell>
          <table:table-cell office:value-type="string" table:style-name="ce171">
            <text:p>q10_4r21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7</text:p>
          </table:table-cell>
          <table:table-cell office:value-type="time" office:time-value="PT10H10M0S" table:style-name="ce174">
            <text:p>10:1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1</text:p>
          </table:table-cell>
          <table:table-cell office:value-type="string" table:style-name="ce161">
            <text:p>q10_4s21</text:p>
          </table:table-cell>
          <table:table-cell office:value-type="string" table:style-name="ce161">
            <text:p>2022/09/07</text:p>
          </table:table-cell>
          <table:table-cell office:value-type="time" office:time-value="PT12H30M0S" table:style-name="ce169">
            <text:p>12:30:00</text:p>
          </table:table-cell>
          <table:table-cell table:style-name="ce98"/>
          <table:table-cell table:number-columns-repeated="2" table:style-name="ce188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22</text:p>
          </table:table-cell>
          <table:table-cell office:value-type="string" table:style-name="ce171">
            <text:p>q10_4r22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8</text:p>
          </table:table-cell>
          <table:table-cell office:value-type="time" office:time-value="PT9H10M0S" table:style-name="ce174">
            <text:p>09:1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"/>
          <table:table-cell office:value-type="string" table:style-name="ce160">
            <text:p>Survey 22</text:p>
          </table:table-cell>
          <table:table-cell office:value-type="string" table:style-name="ce161">
            <text:p>q10_4s22</text:p>
          </table:table-cell>
          <table:table-cell office:value-type="string" table:style-name="ce161">
            <text:p>2022/09/08</text:p>
          </table:table-cell>
          <table:table-cell office:value-type="string" table:style-name="ce169">
            <text:p>???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3</text:p>
          </table:table-cell>
          <table:table-cell office:value-type="string" table:style-name="ce171">
            <text:p>q10_4r23</text:p>
          </table:table-cell>
          <table:table-cell office:value-type="float" office:value="1" table:style-name="ce172">
            <text:p>1.00</text:p>
          </table:table-cell>
          <table:table-cell office:value-type="float" office:value="1" table:style-name="ce171">
            <text:p>1</text:p>
          </table:table-cell>
          <table:table-cell table:style-name="ce171"/>
          <table:table-cell office:value-type="float" office:value="1.143" table:style-name="ce171">
            <text:p>1.143</text:p>
          </table:table-cell>
          <table:table-cell office:value-type="string" table:style-name="ce171">
            <text:p>2022/09/09</text:p>
          </table:table-cell>
          <table:table-cell office:value-type="time" office:time-value="PT9H40M0S" table:style-name="ce174">
            <text:p>09:4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number-columns-repeated="19" table:style-name="ce1"/>
          <table:table-cell office:value-type="string" table:style-name="ce1">
            <text:p>Survey 23</text:p>
          </table:table-cell>
          <table:table-cell office:value-type="string" table:style-name="ce1">
            <text:p>q10_4s23</text:p>
          </table:table-cell>
          <table:table-cell office:value-type="string" table:style-name="ce1">
            <text:p>2022/09/09</text:p>
          </table:table-cell>
          <table:table-cell office:value-type="string" table:style-name="ce1">
            <text:p>???</text:p>
          </table:table-cell>
          <table:table-cell table:style-name="ce35"/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AVERAGE([.Y42:.Y6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/>
          <table:table-cell table:number-columns-repeated="23" table:style-name="ce1"/>
          <table:table-cell office:value-type="error" office:string-value="#DIV/0!" table:formula="of:=STDEV([.Y42:.Y60])" table:style-name="ce1">
            <text:p>#DIV/0!</text:p>
          </table:table-cell>
          <table:table-cell table:number-columns-repeated="16359" table:style-name="ce1"/>
        </table:table-row>
        <table:table-row table:number-rows-repeated="1048513" table:style-name="ro4">
          <table:table-cell table:number-columns-repeated="16384"/>
        </table:table-row>
      </table:table>
      <table:table table:name="q15_1" table:style-name="ta5">
        <table:table-column table:style-name="co1" table:default-cell-style-name="ce1"/>
        <table:table-column table:style-name="co32" table:default-cell-style-name="ce1"/>
        <table:table-column table:style-name="co1" table:number-columns-repeated="4" table:default-cell-style-name="ce1"/>
        <table:table-column table:style-name="co22" table:default-cell-style-name="ce1"/>
        <table:table-column table:style-name="co14" table:default-cell-style-name="ce1"/>
        <table:table-column table:style-name="co35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2" table:default-cell-style-name="ce1"/>
        <table:table-column table:style-name="co6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office:annotation office:display="true" draw:style-name="a8" svg:x="2.425in" svg:y="2.84166666666667in" svg:width="0.525in" svg:height="0.341666666666667in">
              <dc:creator/>
              <text:p>in termini di Txnr di primo tentativo</text:p>
              <text:p/>
            </office:annotation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office:annotation draw:style-name="a9" svg:x="6.575in" svg:y="3.325in" svg:width="0.55in" svg:height="0.341666666666667in">
              <dc:creator/>
              <text:p>Misurata dalla cella di carico a valle</text:p>
            </office:annotation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0" svg:x="8.925in" svg:y="2.9in" svg:width="0.55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15rgm1</text:p>
          </table:table-cell>
          <table:table-cell office:value-type="float" office:value="1.5" table:style-name="ce143">
            <text:p>1.5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table:style-name="ce142"/>
          <table:table-cell table:style-name="ce144"/>
          <table:table-cell table:style-name="ce145"/>
          <table:table-cell table:style-name="ce146"/>
          <table:table-cell table:style-name="ce141"/>
          <table:table-cell table:style-name="ce146"/>
          <table:table-cell table:style-name="ce147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15rgm2</text:p>
          </table:table-cell>
          <table:table-cell office:value-type="float" office:value="1.5" table:style-name="ce143">
            <text:p>1.5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2.34" table:style-name="ce142">
            <text:p>2.34</text:p>
          </table:table-cell>
          <table:table-cell office:value-type="string" table:style-name="ce144">
            <text:p>2020/11/23</text:p>
          </table:table-cell>
          <table:table-cell office:value-type="time" office:time-value="PT17H30M0S" table:style-name="ce145">
            <text:p>17:30:00</text:p>
          </table:table-cell>
          <table:table-cell table:style-name="ce146"/>
          <table:table-cell table:style-name="ce141"/>
          <table:table-cell table:style-name="ce146"/>
          <table:table-cell office:value-type="float" office:value="1.76" table:style-name="ce147">
            <text:p>1.760</text:p>
          </table:table-cell>
          <table:table-cell office:value-type="float" office:value="-0.57999999999999985" table:formula="of:=[.M13]-[.G13]" table:style-name="ce141">
            <text:p>-0.58</text:p>
          </table:table-cell>
          <table:table-cell office:value-type="float" office:value="1054.207846660677" table:formula="of:=[.M13]/([.$C$7]/1000*(1-[.$C$8]))" table:style-name="ce148">
            <text:p>1054.208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1s0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r1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4</text:p>
          </table:table-cell>
          <table:table-cell office:value-type="time" office:time-value="PT15H20M0S" table:style-name="ce174">
            <text:p>15:2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2759999999999998" table:style-name="ce176">
            <text:p>3.276</text:p>
          </table:table-cell>
          <table:table-cell office:value-type="float" office:value="0.93599999999999994" table:formula="of:=[.M15]-[.G15]" table:style-name="ce170">
            <text:p>0.936</text:p>
          </table:table-cell>
          <table:table-cell office:value-type="float" office:value="1962.2641509433961" table:formula="of:=[.M15]/([.$C$7]/1000*(1-[.$C$8]))" table:style-name="ce177">
            <text:p>1962.26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1s1</text:p>
          </table:table-cell>
          <table:table-cell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r2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5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649" table:style-name="ce176">
            <text:p>2.649</text:p>
          </table:table-cell>
          <table:table-cell office:value-type="float" office:value="0.30900000000000016" table:formula="of:=[.M17]-[.G17]" table:style-name="ce170">
            <text:p>0.309</text:p>
          </table:table-cell>
          <table:table-cell office:value-type="float" office:value="1586.7026055705301" table:formula="of:=[.M17]/([.$C$7]/1000*(1-[.$C$8]))" table:style-name="ce177">
            <text:p>1586.70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1s2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r3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25</text:p>
          </table:table-cell>
          <table:table-cell office:value-type="time" office:time-value="PT15H32M0S" table:style-name="ce174">
            <text:p>15:32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3559999999999999" table:style-name="ce176">
            <text:p>2.356</text:p>
          </table:table-cell>
          <table:table-cell office:value-type="float" office:value="1.6000000000000014E-2" table:formula="of:=[.M19]-[.G19]" table:style-name="ce170">
            <text:p>0.016</text:p>
          </table:table-cell>
          <table:table-cell office:value-type="float" office:value="1411.2009583707697" table:formula="of:=[.M19]/([.$C$7]/1000*(1-[.$C$8]))" table:style-name="ce177">
            <text:p>1411.20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1s3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r4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1/30</text:p>
          </table:table-cell>
          <table:table-cell office:value-type="time" office:time-value="PT15H50M0S" table:style-name="ce174">
            <text:p>15:5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601" table:style-name="ce176">
            <text:p>2.601</text:p>
          </table:table-cell>
          <table:table-cell office:value-type="float" office:value="0.26100000000000012" table:formula="of:=[.M21]-[.G21]" table:style-name="ce170">
            <text:p>0.261</text:p>
          </table:table-cell>
          <table:table-cell office:value-type="float" office:value="1557.9514824797843" table:formula="of:=[.M21]/([.$C$7]/1000*(1-[.$C$8]))" table:style-name="ce177">
            <text:p>1557.95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1s4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r5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2/1</text:p>
          </table:table-cell>
          <table:table-cell office:value-type="time" office:time-value="PT9H29M0S" table:style-name="ce174">
            <text:p>09:29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1.589" table:style-name="ce176">
            <text:p>1.589</text:p>
          </table:table-cell>
          <table:table-cell office:value-type="float" office:value="-0.75099999999999989" table:formula="of:=[.M23]-[.G23]" table:style-name="ce170">
            <text:p>-0.751</text:p>
          </table:table-cell>
          <table:table-cell office:value-type="float" office:value="951.78197064989513" table:formula="of:=[.M23]/([.$C$7]/1000*(1-[.$C$8]))" table:style-name="ce177">
            <text:p>951.78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1s5</text:p>
          </table:table-cell>
          <table:table-cell table:style-name="ce161"/>
          <table:table-cell table:style-name="ce169"/>
          <table:table-cell table:style-name="ce98"/>
          <table:table-cell table:number-columns-repeated="16359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r6</text:p>
          </table:table-cell>
          <table:table-cell office:value-type="float" office:value="1.5" table:style-name="ce172">
            <text:p>1.5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2.34" table:style-name="ce171">
            <text:p>2.34</text:p>
          </table:table-cell>
          <table:table-cell office:value-type="string" table:style-name="ce173">
            <text:p>2020/12/01</text:p>
          </table:table-cell>
          <table:table-cell office:value-type="time" office:time-value="PT15H31M0S" table:style-name="ce174">
            <text:p>15:31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2.8730000000000002" table:style-name="ce176">
            <text:p>2.873</text:p>
          </table:table-cell>
          <table:table-cell office:value-type="float" office:value="0.53300000000000036" table:formula="of:=[.M25]-[.G25]" table:style-name="ce170">
            <text:p>0.533</text:p>
          </table:table-cell>
          <table:table-cell office:value-type="float" office:value="1720.8745133273437" table:formula="of:=[.M25]/([.$C$7]/1000*(1-[.$C$8]))" table:style-name="ce177">
            <text:p>1720.87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/>
        </table:table-row>
        <table:table-row table:style-name="ro2">
          <table:table-cell/>
          <table:table-cell table:style-name="ce181"/>
          <table:table-cell table:style-name="ce182"/>
          <table:table-cell table:style-name="ce197"/>
          <table:table-cell table:number-columns-repeated="3" table:style-name="ce182"/>
          <table:table-cell table:style-name="ce198"/>
          <table:table-cell table:style-name="ce199"/>
          <table:table-cell table:style-name="ce183"/>
          <table:table-cell table:style-name="ce181"/>
          <table:table-cell table:style-name="ce183"/>
          <table:table-cell table:style-name="ce18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6</text:p>
          </table:table-cell>
          <table:table-cell office:value-type="string" table:style-name="ce182">
            <text:p>q15_1s6</text:p>
          </table:table-cell>
          <table:table-cell table:style-name="ce182"/>
          <table:table-cell table:style-name="ce186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202"/>
          <table:table-cell table:style-name="ce150"/>
          <table:table-cell table:number-columns-repeated="4" table:style-name="ce202"/>
          <table:table-cell office:value-type="string" table:style-name="ce150">
            <text:p><text:s/></text:p>
          </table:table-cell>
          <table:table-cell table:number-columns-repeated="4" table:style-name="ce150"/>
          <table:table-cell table:style-name="ce189"/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0" table:style-name="ce150"/>
          <table:table-cell office:value-type="string" table:style-name="ce150">
            <text:p>average</text:p>
          </table:table-cell>
          <table:table-cell office:value-type="float" office:value="2.4434285714285715" table:formula="of:=AVERAGE([.M12:.M26])" table:style-name="ce202">
            <text:p>2.443</text:p>
          </table:table-cell>
          <table:table-cell office:value-type="float" office:value="0.10342857142857155" table:formula="of:=AVERAGE([.N12:.N26])" table:style-name="ce202">
            <text:p>0.103</text:p>
          </table:table-cell>
          <table:table-cell office:value-type="float" office:value="1463.5690754289137" table:formula="of:=AVERAGE([.O12:.O26])" table:style-name="ce202">
            <text:p>1463.569</text:p>
          </table:table-cell>
          <table:table-cell table:number-columns-repeated="4" table:style-name="ce202"/>
          <table:table-cell table:number-columns-repeated="2" table:style-name="ce150"/>
          <table:table-cell table:number-columns-repeated="2" table:style-name="ce201"/>
          <table:table-cell table:style-name="ce189"/>
          <table:table-cell office:value-type="error" office:string-value="#DIV/0!" table:formula="of:=AVERAGE([.Y8:.Y26])" table:style-name="ce98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202"/>
          <table:table-cell table:style-name="ce150"/>
          <table:table-cell table:number-columns-repeated="3" table:style-name="ce202"/>
          <table:table-cell table:number-columns-repeated="5" table:style-name="ce150"/>
          <table:table-cell table:style-name="ce189"/>
          <table:table-cell table:style-name="ce1"/>
          <table:table-cell office:value-type="error" office:string-value="#DIV/0!" table:formula="of:=STDEV([.Y8:.Y26])" table:style-name="ce115">
            <text:p>#DIV/0!</text:p>
          </table:table-cell>
          <table:table-cell table:number-columns-repeated="16359"/>
        </table:table-row>
        <table:table-row table:style-name="ro2">
          <table:table-cell/>
          <table:table-cell table:number-columns-repeated="11" table:style-name="ce150"/>
          <table:table-cell table:style-name="ce1"/>
          <table:table-cell table:style-name="ce150"/>
          <table:table-cell table:number-columns-repeated="2" table:style-name="ce1"/>
          <table:table-cell table:style-name="ce202"/>
          <table:table-cell table:number-columns-repeated="4" table:style-name="ce150"/>
          <table:table-cell table:style-name="ce201"/>
          <table:table-cell table:style-name="ce189"/>
          <table:table-cell table:style-name="ce1"/>
          <table:table-cell table:style-name="ce98"/>
          <table:table-cell table:number-columns-repeated="16359"/>
        </table:table-row>
        <table:table-row table:style-name="ro2">
          <table:table-cell/>
          <table:table-cell table:number-columns-repeated="2" table:style-name="ce150"/>
          <table:table-cell table:style-name="ce200"/>
          <table:table-cell table:number-columns-repeated="3" table:style-name="ce150"/>
          <table:table-cell table:style-name="ce201"/>
          <table:table-cell table:number-columns-repeated="4" table:style-name="ce150"/>
          <table:table-cell table:style-name="ce1"/>
          <table:table-cell table:style-name="ce150"/>
          <table:table-cell table:number-columns-repeated="2" table:style-name="ce1"/>
          <table:table-cell table:style-name="ce202"/>
          <table:table-cell table:number-columns-repeated="5" table:style-name="ce150"/>
          <table:table-cell table:style-name="ce189"/>
          <table:table-cell table:style-name="ce1"/>
          <table:table-cell table:style-name="ce115"/>
          <table:table-cell table:number-columns-repeated="16359"/>
        </table:table-row>
        <table:table-row table:style-name="ro2">
          <table:table-cell/>
          <table:table-cell table:number-columns-repeated="12" table:style-name="ce189"/>
          <table:table-cell table:style-name="ce150"/>
          <table:table-cell table:style-name="ce189"/>
          <table:table-cell table:number-columns-repeated="6" table:style-name="ce150"/>
          <table:table-cell table:style-name="ce201"/>
          <table:table-cell table:style-name="ce189"/>
          <table:table-cell table:style-name="ce1"/>
          <table:table-cell table:style-name="ce123"/>
          <table:table-cell table:number-columns-repeated="16359"/>
        </table:table-row>
        <table:table-row table:style-name="ro1">
          <table:table-cell/>
          <table:table-cell table:number-columns-repeated="14" table:style-name="ce189"/>
          <table:table-cell table:number-columns-repeated="3" table:style-name="ce150"/>
          <table:table-cell table:number-columns-repeated="5" table:style-name="ce189"/>
          <table:table-cell table:number-columns-repeated="16361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50"/>
          <table:table-cell table:number-columns-repeated="16366" table:style-name="ce1"/>
        </table:table-row>
        <table:table-row table:number-rows-repeated="2" table:style-name="ro1">
          <table:table-cell/>
          <table:table-cell table:number-columns-repeated="14" table:style-name="ce1"/>
          <table:table-cell table:number-columns-repeated="3" table:style-name="ce150"/>
          <table:table-cell table:number-columns-repeated="5" table:style-name="ce1"/>
          <table:table-cell table:number-columns-repeated="2" table:style-name="ce188"/>
          <table:table-cell table:number-columns-repeated="16359"/>
        </table:table-row>
        <table:table-row table:number-rows-repeated="4" table:style-name="ro1">
          <table:table-cell/>
          <table:table-cell table:number-columns-repeated="22" table:style-name="ce1"/>
          <table:table-cell table:number-columns-repeated="2" table:style-name="ce188"/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189"/>
          <table:table-cell table:number-columns-repeated="16375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q15_2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5" table:number-columns-repeated="4" table:default-cell-style-name="ce1"/>
        <table:table-column table:style-name="co26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number-columns-repeated="2" table:default-cell-style-name="ce1"/>
        <table:table-column table:style-name="co1" table:number-columns-repeated="997" table:default-cell-style-name="ce1"/>
        <table:table-column table:style-name="co6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7" table:style-name="ce1"/>
          <table:table-cell table:style-name="ce128"/>
          <table:table-cell table:number-columns-repeated="16362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table:style-name="ce141"/>
          <table:table-cell table:style-name="ce142"/>
          <table:table-cell table:style-name="ce143"/>
          <table:table-cell table:number-columns-repeated="3" table:style-name="ce142"/>
          <table:table-cell table:style-name="ce144"/>
          <table:table-cell table:style-name="ce203"/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table:style-name="ce151"/>
          <table:table-cell table:number-columns-repeated="6" table:style-name="ce152"/>
          <table:table-cell table:style-name="ce204"/>
          <table:table-cell table:style-name="ce156"/>
          <table:table-cell table:style-name="ce151"/>
          <table:table-cell table:style-name="ce156"/>
          <table:table-cell table:style-name="ce205"/>
          <table:table-cell table:style-name="ce151"/>
          <table:table-cell table:style-name="ce156"/>
          <table:table-cell table:number-columns-repeated="4" table:style-name="ce152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2s0</text:p>
          </table:table-cell>
          <table:table-cell table:style-name="ce161"/>
          <table:table-cell table:style-name="ce169"/>
          <table:table-cell office:value-type="float" office:value="9.7227621330516906E-3" table:style-name="ce98">
            <text:p>0.009723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_2r1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3</text:p>
          </table:table-cell>
          <table:table-cell office:value-type="time" office:time-value="PT17H53M0S" table:style-name="ce207">
            <text:p>17:53:00</text:p>
          </table:table-cell>
          <table:table-cell office:value-type="float" office:value="82" table:style-name="ce175">
            <text:p>82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2s1</text:p>
          </table:table-cell>
          <table:table-cell table:style-name="ce161"/>
          <table:table-cell table:style-name="ce169"/>
          <table:table-cell office:value-type="float" office:value="9.7121811465266297E-3" table:style-name="ce98">
            <text:p>0.009712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_2r2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7H38M0S" table:style-name="ce207">
            <text:p>07:3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2s2</text:p>
          </table:table-cell>
          <table:table-cell table:style-name="ce161"/>
          <table:table-cell table:style-name="ce169"/>
          <table:table-cell office:value-type="float" office:value="9.7156528163751896E-3" table:style-name="ce98">
            <text:p>0.009716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_2r3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3H39M0S" table:style-name="ce207">
            <text:p>13:39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2s3</text:p>
          </table:table-cell>
          <table:table-cell table:style-name="ce161"/>
          <table:table-cell table:style-name="ce169"/>
          <table:table-cell office:value-type="float" office:value="9.7340518157399292E-3" table:style-name="ce98">
            <text:p>0.0097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_2r4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9H30M0S" table:style-name="ce207">
            <text:p>19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2s4</text:p>
          </table:table-cell>
          <table:table-cell table:style-name="ce161"/>
          <table:table-cell table:style-name="ce169"/>
          <table:table-cell office:value-type="float" office:value="9.7817719919772606E-3" table:style-name="ce98">
            <text:p>0.00978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_2r5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8H9M0S" table:style-name="ce207">
            <text:p>08:09:00</text:p>
          </table:table-cell>
          <table:table-cell office:value-type="float" office:value="80" table:style-name="ce175">
            <text:p>80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2s5</text:p>
          </table:table-cell>
          <table:table-cell table:style-name="ce161"/>
          <table:table-cell table:style-name="ce169"/>
          <table:table-cell office:value-type="float" office:value="9.8075986145500001E-3" table:style-name="ce98">
            <text:p>0.00980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_2r6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14H41M0S" table:style-name="ce207">
            <text:p>14:41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5_2s6</text:p>
          </table:table-cell>
          <table:table-cell table:style-name="ce161"/>
          <table:table-cell table:style-name="ce169"/>
          <table:table-cell office:value-type="float" office:value="9.8369133620046303E-3" table:style-name="ce98">
            <text:p>0.009837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5_2r7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7H58M0S" table:style-name="ce207">
            <text:p>07:5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5_2s7</text:p>
          </table:table-cell>
          <table:table-cell table:style-name="ce164"/>
          <table:table-cell table:style-name="ce169"/>
          <table:table-cell office:value-type="float" office:value="9.8436105616291503E-3" table:style-name="ce98">
            <text:p>0.00984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5_2r8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14H17M0S" table:style-name="ce207">
            <text:p>14:17:00</text:p>
          </table:table-cell>
          <table:table-cell office:value-type="float" office:value="75" table:style-name="ce175">
            <text:p>75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5_2s8</text:p>
          </table:table-cell>
          <table:table-cell table:style-name="ce161"/>
          <table:table-cell table:style-name="ce169"/>
          <table:table-cell office:value-type="float" office:value="9.8553506243570892E-3" table:style-name="ce98">
            <text:p>0.009855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5_2r9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19" table:style-name="ce171">
            <text:p>19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7</text:p>
          </table:table-cell>
          <table:table-cell office:value-type="time" office:time-value="PT8H15M0S" table:style-name="ce207">
            <text:p>08:1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6" table:style-name="ce182"/>
          <table:table-cell table:style-name="ce208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5_2s9</text:p>
          </table:table-cell>
          <table:table-cell table:style-name="ce182"/>
          <table:table-cell table:style-name="ce186"/>
          <table:table-cell office:value-type="float" office:value="9.8486489664536304E-3" table:style-name="ce123">
            <text:p>0.009849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87">
            <text:p>#DIV/0!</text:p>
          </table:table-cell>
          <table:table-cell office:value-type="error" office:string-value="#DIV/0!" table:formula="of:=AVERAGE([.N12:.N32])" table:style-name="ce187">
            <text:p>#DIV/0!</text:p>
          </table:table-cell>
          <table:table-cell office:value-type="error" office:string-value="#DIV/0!" table:formula="of:=AVERAGE([.O12:.O32])" table:style-name="ce187">
            <text:p>#DIV/0!</text:p>
          </table:table-cell>
          <table:table-cell table:number-columns-repeated="4" table:style-name="ce1"/>
          <table:table-cell table:style-name="ce150"/>
          <table:table-cell table:number-columns-repeated="4" table:style-name="ce1"/>
          <table:table-cell office:value-type="float" office:value="9.78585420326652E-3" table:formula="of:=AVERAGE([.Y14:.Y32])" table:style-name="ce1">
            <text:p>0.009785854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office:value-type="float" office:value="5.9838025823298658E-5" table:formula="of:=STDEV([.Y14:.Y32])" table:style-name="ce1">
            <text:p>5.983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16364" table:style-name="ce1"/>
        </table:table-row>
        <table:table-row table:number-rows-repeated="3" table:style-name="ro1">
          <table:table-cell table:number-columns-repeated="10"/>
          <table:table-cell table:number-columns-repeated="16374" table:style-name="ce1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style-name="ce189"/>
          <table:table-cell table:number-columns-repeated="16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number-rows-repeated="1048530" table:style-name="ro4">
          <table:table-cell table:number-columns-repeated="16384"/>
        </table:table-row>
      </table:table>
      <table:table table:name="q15_3" table:style-name="ta5"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25" table:number-columns-repeated="4" table:default-cell-style-name="ce1"/>
        <table:table-column table:style-name="co26" table:default-cell-style-name="ce1"/>
        <table:table-column table:style-name="co1" table:default-cell-style-name="ce1"/>
        <table:table-column table:style-name="co28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number-columns-repeated="2" table:default-cell-style-name="ce1"/>
        <table:table-column table:style-name="co1" table:number-columns-repeated="997" table:default-cell-style-name="ce1"/>
        <table:table-column table:style-name="co6" table:number-columns-repeated="1536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1.5" table:style-name="ce1">
            <text:p>1.5</text:p>
          </table:table-cell>
          <table:table-cell table:style-name="ce130"/>
          <table:table-cell table:number-columns-repeated="17" table:style-name="ce1"/>
          <table:table-cell table:style-name="ce128"/>
          <table:table-cell table:number-columns-repeated="16362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office:value-type="string" table:style-name="ce1">
            <text:p>qs=0.012*(rpm)+0.52</text:p>
          </table:table-cell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/>
        </table:table-row>
        <table:table-row table:style-name="ro7">
          <table:table-cell table:style-name="ce129"/>
          <table:table-cell office:value-type="string" table:style-name="ce134">
            <text:p>Prova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Portata [l/s]</text:p>
          </table:table-cell>
          <table:table-cell office:value-type="string" table:style-name="ce135">
            <text:p>Durata [T<text:span text:style-name="T8">XNR</text:span>]</text:p>
          </table:table-cell>
          <table:table-cell office:value-type="string" table:style-name="ce135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5">
            <text:p>data INIZIO</text:p>
          </table:table-cell>
          <table:table-cell office:value-type="string" table:style-name="ce135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29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16359" table:style-name="ce129"/>
        </table:table-row>
        <table:table-row table:style-name="ro1">
          <table:table-cell/>
          <table:table-cell table:style-name="ce141"/>
          <table:table-cell table:style-name="ce142"/>
          <table:table-cell table:style-name="ce143"/>
          <table:table-cell table:number-columns-repeated="3" table:style-name="ce142"/>
          <table:table-cell table:style-name="ce144"/>
          <table:table-cell table:style-name="ce203"/>
          <table:table-cell table:style-name="ce146"/>
          <table:table-cell table:style-name="ce141"/>
          <table:table-cell table:style-name="ce146"/>
          <table:table-cell table:style-name="ce191"/>
          <table:table-cell table:style-name="ce141"/>
          <table:table-cell table:style-name="ce148"/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table:style-name="ce151"/>
          <table:table-cell table:number-columns-repeated="6" table:style-name="ce152"/>
          <table:table-cell table:style-name="ce204"/>
          <table:table-cell table:style-name="ce156"/>
          <table:table-cell table:style-name="ce151"/>
          <table:table-cell table:style-name="ce156"/>
          <table:table-cell table:style-name="ce205"/>
          <table:table-cell table:style-name="ce151"/>
          <table:table-cell table:style-name="ce156"/>
          <table:table-cell table:number-columns-repeated="4" table:style-name="ce152"/>
          <table:table-cell table:style-name="ce150"/>
          <table:table-cell table:style-name="ce151"/>
          <table:table-cell table:number-columns-repeated="2" table:style-name="ce152"/>
          <table:table-cell table:number-columns-repeated="2" table:style-name="ce15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15_3s0</text:p>
          </table:table-cell>
          <table:table-cell table:style-name="ce161"/>
          <table:table-cell table:style-name="ce169"/>
          <table:table-cell office:value-type="float" office:value="9.7597126718761106E-3" table:style-name="ce98">
            <text:p>0.009760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15_3r1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3</text:p>
          </table:table-cell>
          <table:table-cell office:value-type="time" office:time-value="PT17H53M0S" table:style-name="ce207">
            <text:p>17:53:00</text:p>
          </table:table-cell>
          <table:table-cell office:value-type="float" office:value="82" table:style-name="ce175">
            <text:p>82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15_3s1</text:p>
          </table:table-cell>
          <table:table-cell table:style-name="ce161"/>
          <table:table-cell table:style-name="ce169"/>
          <table:table-cell office:value-type="float" office:value="9.8282493821930505E-3" table:style-name="ce98">
            <text:p>0.009828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15_3r2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7H38M0S" table:style-name="ce207">
            <text:p>07:3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15_3s2</text:p>
          </table:table-cell>
          <table:table-cell table:style-name="ce161"/>
          <table:table-cell table:style-name="ce169"/>
          <table:table-cell office:value-type="float" office:value="9.8115186009025395E-3" table:style-name="ce98">
            <text:p>0.00981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15_3r3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3H39M0S" table:style-name="ce207">
            <text:p>13:39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15_3s3</text:p>
          </table:table-cell>
          <table:table-cell table:style-name="ce161"/>
          <table:table-cell table:style-name="ce169"/>
          <table:table-cell office:value-type="float" office:value="9.8565700565848603E-3" table:style-name="ce98">
            <text:p>0.009857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15_3r4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4</text:p>
          </table:table-cell>
          <table:table-cell office:value-type="time" office:time-value="PT19H30M0S" table:style-name="ce207">
            <text:p>19:30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15_3s4</text:p>
          </table:table-cell>
          <table:table-cell table:style-name="ce161"/>
          <table:table-cell table:style-name="ce169"/>
          <table:table-cell office:value-type="float" office:value="9.8342355932939992E-3" table:style-name="ce98">
            <text:p>0.0098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15_3r5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8H9M0S" table:style-name="ce207">
            <text:p>08:09:00</text:p>
          </table:table-cell>
          <table:table-cell office:value-type="float" office:value="80" table:style-name="ce175">
            <text:p>80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15_3s5</text:p>
          </table:table-cell>
          <table:table-cell table:style-name="ce161"/>
          <table:table-cell table:style-name="ce169"/>
          <table:table-cell office:value-type="float" office:value="9.8339393020009502E-3" table:style-name="ce98">
            <text:p>0.00983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15_3r6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3">
            <text:p>2022/02/15</text:p>
          </table:table-cell>
          <table:table-cell office:value-type="time" office:time-value="PT14H41M0S" table:style-name="ce207">
            <text:p>14:41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15_3s6</text:p>
          </table:table-cell>
          <table:table-cell table:style-name="ce161"/>
          <table:table-cell table:style-name="ce169"/>
          <table:table-cell office:value-type="float" office:value="9.7844581492812395E-3" table:style-name="ce98">
            <text:p>0.00978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15_3r7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7H58M0S" table:style-name="ce207">
            <text:p>07:58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15_3s7</text:p>
          </table:table-cell>
          <table:table-cell table:style-name="ce164"/>
          <table:table-cell table:style-name="ce169"/>
          <table:table-cell office:value-type="float" office:value="9.6994596601404706E-3" table:style-name="ce98">
            <text:p>0.009699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15_3r8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6</text:p>
          </table:table-cell>
          <table:table-cell office:value-type="time" office:time-value="PT14H17M0S" table:style-name="ce207">
            <text:p>14:17:00</text:p>
          </table:table-cell>
          <table:table-cell office:value-type="float" office:value="75" table:style-name="ce175">
            <text:p>75</text:p>
          </table:table-cell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6" table:style-name="ce161"/>
          <table:table-cell table:style-name="ce206"/>
          <table:table-cell table:style-name="ce165"/>
          <table:table-cell table:style-name="ce160"/>
          <table:table-cell table:style-name="ce165"/>
          <table:table-cell table:style-name="ce192"/>
          <table:table-cell table:style-name="ce160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15_3s8</text:p>
          </table:table-cell>
          <table:table-cell table:style-name="ce161"/>
          <table:table-cell table:style-name="ce169"/>
          <table:table-cell office:value-type="float" office:value="9.6977770171411005E-3" table:style-name="ce98">
            <text:p>0.00969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15_3r9</text:p>
          </table:table-cell>
          <table:table-cell office:value-type="float" office:value="1.5" table:style-name="ce172">
            <text:p>1.50</text:p>
          </table:table-cell>
          <table:table-cell office:value-type="float" office:value="0.5" table:style-name="ce171">
            <text:p>0.5</text:p>
          </table:table-cell>
          <table:table-cell office:value-type="float" office:value="20" table:style-name="ce171">
            <text:p>20</text:p>
          </table:table-cell>
          <table:table-cell office:value-type="float" office:value="2.46" table:style-name="ce171">
            <text:p>2.46</text:p>
          </table:table-cell>
          <table:table-cell office:value-type="string" table:style-name="ce171">
            <text:p>2022/02/17</text:p>
          </table:table-cell>
          <table:table-cell office:value-type="time" office:time-value="PT8H15M0S" table:style-name="ce207">
            <text:p>08:15:00</text:p>
          </table:table-cell>
          <table:table-cell table:style-name="ce175"/>
          <table:table-cell table:style-name="ce170"/>
          <table:table-cell table:style-name="ce175"/>
          <table:table-cell table:style-name="ce193"/>
          <table:table-cell table:style-name="ce170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6" table:style-name="ce182"/>
          <table:table-cell table:style-name="ce208"/>
          <table:table-cell table:style-name="ce183"/>
          <table:table-cell table:style-name="ce181"/>
          <table:table-cell table:style-name="ce183"/>
          <table:table-cell table:style-name="ce194"/>
          <table:table-cell table:style-name="ce181"/>
          <table:table-cell table:style-name="ce185"/>
          <table:table-cell table:number-columns-repeated="4" table:style-name="ce168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15_3s9</text:p>
          </table:table-cell>
          <table:table-cell table:style-name="ce182"/>
          <table:table-cell table:style-name="ce186"/>
          <table:table-cell office:value-type="float" office:value="9.7183926296125402E-3" table:style-name="ce123">
            <text:p>0.00971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average</text:p>
          </table:table-cell>
          <table:table-cell office:value-type="error" office:string-value="#DIV/0!" table:formula="of:=AVERAGE([.M12:.M32])" table:style-name="ce187">
            <text:p>#DIV/0!</text:p>
          </table:table-cell>
          <table:table-cell office:value-type="error" office:string-value="#DIV/0!" table:formula="of:=AVERAGE([.N12:.N32])" table:style-name="ce187">
            <text:p>#DIV/0!</text:p>
          </table:table-cell>
          <table:table-cell office:value-type="error" office:string-value="#DIV/0!" table:formula="of:=AVERAGE([.O12:.O32])" table:style-name="ce187">
            <text:p>#DIV/0!</text:p>
          </table:table-cell>
          <table:table-cell table:number-columns-repeated="4" table:style-name="ce1"/>
          <table:table-cell table:style-name="ce150"/>
          <table:table-cell table:number-columns-repeated="4" table:style-name="ce1"/>
          <table:table-cell office:value-type="float" office:value="9.7824313063026858E-3" table:formula="of:=AVERAGE([.Y14:.Y32])" table:style-name="ce1">
            <text:p>0.009782431</text:p>
          </table:table-cell>
          <table:table-cell table:number-columns-repeated="16359" table:style-name="ce1"/>
        </table:table-row>
        <table:table-row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4" table:style-name="ce1"/>
          <table:table-cell office:value-type="float" office:value="6.0046757841592385E-5" table:formula="of:=STDEV([.Y14:.Y32])" table:style-name="ce1">
            <text:p>6.00468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0"/>
          <table:table-cell table:number-columns-repeated="9" table:style-name="ce1"/>
          <table:table-cell table:style-name="ce150"/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style-name="ce189"/>
          <table:table-cell table:number-columns-repeated="16" table:style-name="ce1"/>
          <table:table-cell table:style-name="ce188"/>
          <table:table-cell table:number-columns-repeated="16356"/>
        </table:table-row>
        <table:table-row table:style-name="ro1">
          <table:table-cell table:number-columns-repeated="10"/>
          <table:table-cell table:number-columns-repeated="17" table:style-name="ce1"/>
          <table:table-cell table:style-name="ce188"/>
          <table:table-cell table:number-columns-repeated="16356"/>
        </table:table-row>
        <table:table-row table:number-rows-repeated="1048530" table:style-name="ro1">
          <table:table-cell table:number-columns-repeated="16384"/>
        </table:table-row>
      </table:table>
      <table:table table:name="q20_1" table:style-name="ta6"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1" table:default-cell-style-name="ce1"/>
        <table:table-column table:style-name="co36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12" table:default-cell-style-name="ce1"/>
        <table:table-column table:style-name="co6" table:number-columns-repeated="1635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2" table:style-name="ce188">
            <text:p>2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style-name="ce1"/>
          <table:table-cell table:style-name="ce130"/>
          <table:table-cell table:number-columns-repeated="16380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6" table:style-name="ce1"/>
          <table:table-cell office:value-type="string" table:style-name="ce1">
            <text:p>Laser analysis threshold [mm]</text:p>
          </table:table-cell>
          <table:table-cell table:number-columns-repeated="16365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1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209">
            <text:p>livello tricea valle [cm]</text:p>
          </table:table-cell>
          <table:table-cell office:value-type="string" table:style-name="ce196">
            <text:p>dt [s]</text:p>
          </table:table-cell>
          <table:table-cell office:value-type="string" table:style-name="ce209">
            <text:p>ripetizione [-]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20_1rgm</text:p>
          </table:table-cell>
          <table:table-cell office:value-type="float" office:value="2" table:style-name="ce143">
            <text:p>2.00</text:p>
          </table:table-cell>
          <table:table-cell office:value-type="float" office:value="30" table:style-name="ce142">
            <text:p>30</text:p>
          </table:table-cell>
          <table:table-cell office:value-type="float" office:value="877" table:style-name="ce142">
            <text:p>877</text:p>
          </table:table-cell>
          <table:table-cell office:value-type="float" office:value="3.581" table:style-name="ce142">
            <text:p>3.581</text:p>
          </table:table-cell>
          <table:table-cell office:value-type="string" table:style-name="ce144">
            <text:p>2020/11/16</text:p>
          </table:table-cell>
          <table:table-cell office:value-type="time" office:time-value="PT11H0M0S" table:style-name="ce145">
            <text:p>11:00:00</text:p>
          </table:table-cell>
          <table:table-cell table:style-name="ce146"/>
          <table:table-cell table:style-name="ce141"/>
          <table:table-cell table:style-name="ce146"/>
          <table:table-cell office:value-type="float" office:value="3.4239999999999999" table:style-name="ce147">
            <text:p>3.424</text:p>
          </table:table-cell>
          <table:table-cell office:value-type="float" office:value="-0.15700000000000003" table:formula="of:=[.M12]-[.G12]" table:style-name="ce210">
            <text:p>-0.157</text:p>
          </table:table-cell>
          <table:table-cell office:value-type="float" office:value="2050.913447139862" table:formula="of:=[.M12]/([.$C$7]/1000*(1-[.$C$8]))" table:style-name="ce148">
            <text:p>2050.913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20_1s0</text:p>
          </table:table-cell>
          <table:table-cell office:value-type="string" table:style-name="ce161">
            <text:p>2020/11/17</text:p>
          </table:table-cell>
          <table:table-cell office:value-type="time" office:time-value="PT9H22M0S" table:style-name="ce212">
            <text:p>09:22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20_1r1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7</text:p>
          </table:table-cell>
          <table:table-cell office:value-type="time" office:time-value="PT15H57M0S" table:style-name="ce174">
            <text:p>15:57:00</text:p>
          </table:table-cell>
          <table:table-cell table:style-name="ce175"/>
          <table:table-cell table:style-name="ce170"/>
          <table:table-cell table:style-name="ce175"/>
          <table:table-cell office:value-type="float" office:value="3.0219999999999998" table:style-name="ce176">
            <text:p>3.022</text:p>
          </table:table-cell>
          <table:table-cell office:value-type="float" office:value="-0.55900000000000016" table:formula="of:=[.M14]-[.G14]" table:style-name="ce213">
            <text:p>-0.559</text:p>
          </table:table-cell>
          <table:table-cell office:value-type="float" office:value="1810.1227912548666" table:formula="of:=[.M14]/([.$C$7]/1000*(1-[.$C$8]))" table:style-name="ce177">
            <text:p>1810.123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20_1s1</text:p>
          </table:table-cell>
          <table:table-cell office:value-type="string" table:style-name="ce161">
            <text:p>2020/11/17</text:p>
          </table:table-cell>
          <table:table-cell office:value-type="time" office:time-value="PT17H0M0S" table:style-name="ce212">
            <text:p>17:00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20_1r2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8</text:p>
          </table:table-cell>
          <table:table-cell office:value-type="time" office:time-value="PT17H51M0S" table:style-name="ce174">
            <text:p>17:51:00</text:p>
          </table:table-cell>
          <table:table-cell table:style-name="ce175"/>
          <table:table-cell table:style-name="ce170"/>
          <table:table-cell table:style-name="ce175"/>
          <table:table-cell office:value-type="float" office:value="4.2359999999999998" table:style-name="ce176">
            <text:p>4.236</text:p>
          </table:table-cell>
          <table:table-cell office:value-type="float" office:value="0.6549999999999998" table:formula="of:=[.M16]-[.G16]" table:style-name="ce213">
            <text:p>0.655</text:p>
          </table:table-cell>
          <table:table-cell office:value-type="float" office:value="2537.2866127583106" table:formula="of:=[.M16]/([.$C$7]/1000*(1-[.$C$8]))" table:style-name="ce177">
            <text:p>2537.28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20_1s2</text:p>
          </table:table-cell>
          <table:table-cell office:value-type="string" table:style-name="ce161">
            <text:p>2020/11/18</text:p>
          </table:table-cell>
          <table:table-cell office:value-type="time" office:time-value="PT18H42M0S" table:style-name="ce212">
            <text:p>18:42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20_1r3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9</text:p>
          </table:table-cell>
          <table:table-cell office:value-type="time" office:time-value="PT10H55M0S" table:style-name="ce174">
            <text:p>10:55:00</text:p>
          </table:table-cell>
          <table:table-cell table:style-name="ce175"/>
          <table:table-cell table:style-name="ce170"/>
          <table:table-cell table:style-name="ce175"/>
          <table:table-cell office:value-type="float" office:value="5.2480000000000002" table:style-name="ce176">
            <text:p>5.248</text:p>
          </table:table-cell>
          <table:table-cell office:value-type="float" office:value="1.6670000000000003" table:formula="of:=[.M18]-[.G18]" table:style-name="ce213">
            <text:p>1.667</text:p>
          </table:table-cell>
          <table:table-cell office:value-type="float" office:value="3143.4561245882001" table:formula="of:=[.M18]/([.$C$7]/1000*(1-[.$C$8]))" table:style-name="ce177">
            <text:p>3143.456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20_1s3</text:p>
          </table:table-cell>
          <table:table-cell office:value-type="string" table:style-name="ce161">
            <text:p>2020/11/19</text:p>
          </table:table-cell>
          <table:table-cell office:value-type="time" office:time-value="PT12H0M0S" table:style-name="ce212">
            <text:p>12:00:00</text:p>
          </table:table-cell>
          <table:table-cell table:style-name="ce98"/>
          <table:table-cell table:style-name="ce150"/>
          <table:table-cell table:number-columns-repeated="16358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20_1r4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19</text:p>
          </table:table-cell>
          <table:table-cell office:value-type="time" office:time-value="PT18H31M0S" table:style-name="ce174">
            <text:p>18:31:00</text:p>
          </table:table-cell>
          <table:table-cell table:style-name="ce175"/>
          <table:table-cell table:style-name="ce170"/>
          <table:table-cell table:style-name="ce175"/>
          <table:table-cell office:value-type="float" office:value="3.72" table:style-name="ce176">
            <text:p>3.720</text:p>
          </table:table-cell>
          <table:table-cell office:value-type="float" office:value="0.13900000000000023" table:formula="of:=[.M20]-[.G20]" table:style-name="ce213">
            <text:p>0.139</text:p>
          </table:table-cell>
          <table:table-cell office:value-type="float" office:value="2228.2120395327943" table:formula="of:=[.M20]/([.$C$7]/1000*(1-[.$C$8]))" table:style-name="ce177">
            <text:p>2228.21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20_1s4</text:p>
          </table:table-cell>
          <table:table-cell office:value-type="string" table:style-name="ce161">
            <text:p>2020/11/19</text:p>
          </table:table-cell>
          <table:table-cell office:value-type="time" office:time-value="PT19H23M0S" table:style-name="ce212">
            <text:p>19:23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20_1r5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20</text:p>
          </table:table-cell>
          <table:table-cell office:value-type="time" office:time-value="PT8H57M0S" table:style-name="ce174">
            <text:p>08:57:00</text:p>
          </table:table-cell>
          <table:table-cell table:style-name="ce175"/>
          <table:table-cell table:style-name="ce170"/>
          <table:table-cell table:style-name="ce175"/>
          <table:table-cell office:value-type="float" office:value="4.0549999999999997" table:style-name="ce176">
            <text:p>4.055</text:p>
          </table:table-cell>
          <table:table-cell office:value-type="float" office:value="0.47399999999999975" table:formula="of:=[.M22]-[.G22]" table:style-name="ce213">
            <text:p>0.474</text:p>
          </table:table-cell>
          <table:table-cell office:value-type="float" office:value="2428.8709194369571" table:formula="of:=[.M22]/([.$C$7]/1000*(1-[.$C$8]))" table:style-name="ce177">
            <text:p>2428.87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20_1s5</text:p>
          </table:table-cell>
          <table:table-cell office:value-type="string" table:style-name="ce161">
            <text:p>2020/11/20</text:p>
          </table:table-cell>
          <table:table-cell office:value-type="time" office:time-value="PT9H48M0S" table:style-name="ce212">
            <text:p>09:48:00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20_1r6</text:p>
          </table:table-cell>
          <table:table-cell office:value-type="float" office:value="2" table:style-name="ce172">
            <text:p>2.00</text:p>
          </table:table-cell>
          <table:table-cell office:value-type="float" office:value="1" table:style-name="ce171">
            <text:p>1</text:p>
          </table:table-cell>
          <table:table-cell office:value-type="float" office:value="30" table:style-name="ce171">
            <text:p>30</text:p>
          </table:table-cell>
          <table:table-cell office:value-type="float" office:value="3.581" table:style-name="ce171">
            <text:p>3.581</text:p>
          </table:table-cell>
          <table:table-cell office:value-type="string" table:style-name="ce173">
            <text:p>2020/11/23</text:p>
          </table:table-cell>
          <table:table-cell office:value-type="time" office:time-value="PT10H8M0S" table:style-name="ce174">
            <text:p>10:08:00</text:p>
          </table:table-cell>
          <table:table-cell table:style-name="ce175"/>
          <table:table-cell table:style-name="ce170"/>
          <table:table-cell table:style-name="ce175"/>
          <table:table-cell office:value-type="float" office:value="4.4640000000000004" table:style-name="ce176">
            <text:p>4.464</text:p>
          </table:table-cell>
          <table:table-cell office:value-type="float" office:value="0.88300000000000045" table:formula="of:=[.M24]-[.G24]" table:style-name="ce213">
            <text:p>0.883</text:p>
          </table:table-cell>
          <table:table-cell office:value-type="float" office:value="2673.8544474393534" table:formula="of:=[.M24]/([.$C$7]/1000*(1-[.$C$8]))" table:style-name="ce177">
            <text:p>2673.854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214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20_1s6</text:p>
          </table:table-cell>
          <table:table-cell office:value-type="string" table:style-name="ce161">
            <text:p>??</text:p>
          </table:table-cell>
          <table:table-cell office:value-type="string" table:style-name="ce212">
            <text:p>??</text:p>
          </table:table-cell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76"/>
          <table:table-cell table:style-name="ce213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style-name="ce161"/>
          <table:table-cell table:style-name="ce164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170"/>
          <table:table-cell table:style-name="ce171"/>
          <table:table-cell table:style-name="ce172"/>
          <table:table-cell table:number-columns-repeated="4" table:style-name="ce171"/>
          <table:table-cell table:style-name="ce174"/>
          <table:table-cell table:style-name="ce175"/>
          <table:table-cell table:style-name="ce170"/>
          <table:table-cell table:style-name="ce175"/>
          <table:table-cell table:style-name="ce176"/>
          <table:table-cell table:style-name="ce213"/>
          <table:table-cell table:style-name="ce177"/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66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table:style-name="ce160"/>
          <table:table-cell table:number-columns-repeated="2" table:style-name="ce161"/>
          <table:table-cell table:style-name="ce169"/>
          <table:table-cell table:style-name="ce98"/>
          <table:table-cell table:number-columns-repeated="16359" table:style-name="ce1"/>
        </table:table-row>
        <table:table-row table:style-name="ro2">
          <table:table-cell/>
          <table:table-cell table:style-name="ce215"/>
          <table:table-cell table:style-name="ce216"/>
          <table:table-cell table:style-name="ce217"/>
          <table:table-cell table:number-columns-repeated="4" table:style-name="ce216"/>
          <table:table-cell table:style-name="ce218"/>
          <table:table-cell table:style-name="ce219"/>
          <table:table-cell table:style-name="ce215"/>
          <table:table-cell table:style-name="ce219"/>
          <table:table-cell table:style-name="ce220"/>
          <table:table-cell table:style-name="ce221"/>
          <table:table-cell table:style-name="ce222"/>
          <table:table-cell table:number-columns-repeated="4" table:style-name="ce178"/>
          <table:table-cell table:style-name="ce150"/>
          <table:table-cell table:style-name="ce215"/>
          <table:table-cell table:number-columns-repeated="2" table:style-name="ce216"/>
          <table:table-cell table:style-name="ce21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number-columns-repeated="14" table:style-name="ce1"/>
          <table:table-cell table:number-columns-repeated="7" table:style-name="ce150"/>
          <table:table-cell table:style-name="ce201"/>
          <table:table-cell table:style-name="ce1"/>
          <table:table-cell table:style-name="ce123"/>
          <table:table-cell table:number-columns-repeated="1635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average</text:p>
          </table:table-cell>
          <table:table-cell office:value-type="float" office:value="4.0241428571428566" table:formula="of:=AVERAGE([.M12:.M30])" table:style-name="ce187">
            <text:p>4.024</text:p>
          </table:table-cell>
          <table:table-cell office:value-type="float" office:value="0.44314285714285717" table:formula="of:=AVERAGE([.N12:.N30])" table:style-name="ce187">
            <text:p>0.443</text:p>
          </table:table-cell>
          <table:table-cell office:value-type="float" office:value="2410.3880545929064" table:formula="of:=AVERAGE([.O12:.O30])" table:style-name="ce187">
            <text:p>2410.388</text:p>
          </table:table-cell>
          <table:table-cell table:number-columns-repeated="3" table:style-name="ce150"/>
          <table:table-cell table:number-columns-repeated="6" table:style-name="ce1"/>
          <table:table-cell office:value-type="error" office:string-value="#DIV/0!" table:formula="of:=AVERAGE([.Y12:.Y30])" table:style-name="ce1">
            <text:p>#DIV/0!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7" table:style-name="ce1"/>
          <table:table-cell table:number-columns-repeated="3" table:style-name="ce150"/>
          <table:table-cell table:number-columns-repeated="6" table:style-name="ce1"/>
          <table:table-cell office:value-type="error" office:string-value="#DIV/0!" table:formula="of:=STDEV([.Y12:.Y30])" table:style-name="ce1">
            <text:p>#DIV/0!</text:p>
          </table:table-cell>
          <table:table-cell table:number-columns-repeated="16359"/>
        </table:table-row>
        <table:table-row table:style-name="ro1">
          <table:table-cell table:number-columns-repeated="8"/>
          <table:table-cell table:number-columns-repeated="8" table:style-name="ce1"/>
          <table:table-cell table:number-columns-repeated="2" table:style-name="ce150"/>
          <table:table-cell table:number-columns-repeated="5" table:style-name="ce1"/>
          <table:table-cell table:number-columns-repeated="2" table:style-name="ce223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8" table:style-name="ce1"/>
          <table:table-cell table:style-name="ce150"/>
          <table:table-cell table:number-columns-repeated="16367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5" table:style-name="ce1"/>
          <table:table-cell table:number-columns-repeated="2" table:style-name="ce188"/>
          <table:table-cell table:number-columns-repeated="16359"/>
        </table:table-row>
        <table:table-row table:style-name="ro1">
          <table:table-cell table:number-columns-repeated="8"/>
          <table:table-cell table:style-name="ce189"/>
          <table:table-cell table:number-columns-repeated="14" table:style-name="ce1"/>
          <table:table-cell table:number-columns-repeated="2" table:style-name="ce188"/>
          <table:table-cell table:number-columns-repeated="16359"/>
        </table:table-row>
        <table:table-row table:number-rows-repeated="2" table:style-name="ro1">
          <table:table-cell table:number-columns-repeated="8"/>
          <table:table-cell table:number-columns-repeated="15" table:style-name="ce1"/>
          <table:table-cell table:number-columns-repeated="2" table:style-name="ce188"/>
          <table:table-cell table:number-columns-repeated="16359"/>
        </table:table-row>
        <table:table-row table:number-rows-repeated="1048530" table:style-name="ro1">
          <table:table-cell table:number-columns-repeated="16384"/>
        </table:table-row>
      </table:table>
      <table:table table:name="q20_2" table:style-name="ta6">
        <table:table-column table:style-name="co1" table:default-cell-style-name="ce1"/>
        <table:table-column table:style-name="co40" table:default-cell-style-name="ce1"/>
        <table:table-column table:style-name="co1" table:number-columns-repeated="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41" table:default-cell-style-name="ce1"/>
        <table:table-column table:style-name="co42" table:number-columns-repeated="2" table:default-cell-style-name="ce1"/>
        <table:table-column table:style-name="co28" table:default-cell-style-name="ce1"/>
        <table:table-column table:style-name="co8" table:default-cell-style-name="ce1"/>
        <table:table-column table:style-name="co3" table:default-cell-style-name="ce1"/>
        <table:table-column table:style-name="co30" table:default-cell-style-name="ce1"/>
        <table:table-column table:style-name="co1" table:number-columns-repeated="5" table:default-cell-style-name="ce1"/>
        <table:table-column table:style-name="co31" table:default-cell-style-name="ce1"/>
        <table:table-column table:style-name="co25" table:default-cell-style-name="ce1"/>
        <table:table-column table:style-name="co1" table:number-columns-repeated="39" table:default-cell-style-name="ce1"/>
        <table:table-column table:style-name="co6" table:number-columns-repeated="1632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28">
            <text:p>Parameters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9">
            <text:p>Q [l/s]</text:p>
          </table:table-cell>
          <table:table-cell office:value-type="float" office:value="2" table:style-name="ce188">
            <text:p>2.0</text:p>
          </table:table-cell>
          <table:table-cell table:style-name="ce130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Y [m]</text:p>
          </table:table-cell>
          <table:table-cell table:number-columns-repeated="16382" table:style-name="ce1"/>
        </table:table-row>
        <table:table-row table:style-name="ro10">
          <table:table-cell/>
          <table:table-cell office:value-type="string" table:style-name="ce129">
            <text:p>Laser analysis bank threshold filter [mm]</text:p>
          </table:table-cell>
          <table:table-cell table:number-columns-repeated="17" table:style-name="ce1"/>
          <table:table-cell office:value-type="float" office:value="12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29">
            <text:p>dx,dy [mm]</text:p>
          </table:table-cell>
          <table:table-cell office:value-type="string" table:style-name="ce1">
            <text:p>50, 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29">
            <text:p>rho [g/cm^3}</text:p>
          </table:table-cell>
          <table:table-cell office:value-type="float" office:value="2.65" table:style-name="ce1">
            <text:p>2.65</text:p>
          </table:table-cell>
          <table:table-cell table:style-name="ce131"/>
          <table:table-cell table:number-columns-repeated="16380" table:style-name="ce1"/>
        </table:table-row>
        <table:table-row table:style-name="ro1">
          <table:table-cell/>
          <table:table-cell office:value-type="string" table:style-name="ce129">
            <text:p>p (porosity)</text:p>
          </table:table-cell>
          <table:table-cell office:value-type="float" office:value="0.37" table:style-name="ce1">
            <text:p>0.37</text:p>
          </table:table-cell>
          <table:table-cell table:style-name="ce130"/>
          <table:table-cell table:number-columns-repeated="16380" table:style-name="ce1"/>
        </table:table-row>
        <table:table-row table:style-name="ro7">
          <table:table-cell/>
          <table:table-cell office:value-type="string" table:style-name="ce129">
            <text:p>coclea equation</text:p>
          </table:table-cell>
          <table:table-cell table:style-name="ce1"/>
          <table:table-cell table:style-name="ce130"/>
          <table:table-cell table:number-columns-repeated="20" table:style-name="ce1"/>
          <table:table-cell office:value-type="string" table:style-name="ce40">
            <text:p>./DoD_analysis/DEM_analysis_v2.py</text:p>
          </table:table-cell>
          <table:table-cell table:number-columns-repeated="16359" table:style-name="ce1"/>
        </table:table-row>
        <table:table-row table:style-name="ro11">
          <table:table-cell/>
          <table:table-cell office:value-type="string" table:number-columns-spanned="9" table:number-rows-spanned="1" table:style-name="ce190">
            <text:p>Q COST RUNS</text:p>
          </table:table-cell>
          <table:covered-table-cell table:number-columns-repeated="8"/>
          <table:table-cell office:value-type="string" table:number-columns-spanned="2" table:number-rows-spanned="1" table:style-name="ce190">
            <text:p>PHOTOGRAPHIC SURVEY</text:p>
          </table:table-cell>
          <table:covered-table-cell/>
          <table:table-cell office:value-type="string" table:style-name="ce132">
            <text:p>LOAD CELL OUTPUT</text:p>
          </table:table-cell>
          <table:table-cell office:value-type="string" table:number-columns-spanned="2" table:number-rows-spanned="1" table:style-name="ce190">
            <text:p>Qs OUT</text:p>
          </table:table-cell>
          <table:covered-table-cell/>
          <table:table-cell table:number-columns-repeated="5" table:style-name="ce133"/>
          <table:table-cell office:value-type="string" table:number-columns-spanned="4" table:number-rows-spanned="1" table:style-name="ce190">
            <text:p>LASER SURVEYS</text:p>
          </table:table-cell>
          <table:covered-table-cell table:number-columns-repeated="3"/>
          <table:table-cell table:style-name="ce1"/>
          <table:table-cell table:number-columns-repeated="6" table:style-name="ce140"/>
          <table:table-cell table:number-columns-repeated="16353" table:style-name="ce1"/>
        </table:table-row>
        <table:table-row table:style-name="ro7">
          <table:table-cell/>
          <table:table-cell office:value-type="string" table:style-name="ce196">
            <text:p>Prova</text:p>
          </table:table-cell>
          <table:table-cell office:value-type="string" table:style-name="ce133">
            <text:p>run code</text:p>
          </table:table-cell>
          <table:table-cell office:value-type="string" table:style-name="ce133">
            <text:p>Portata [l/s]</text:p>
          </table:table-cell>
          <table:table-cell office:value-type="string" table:style-name="ce133">
            <text:p>Durata [T<text:span text:style-name="T8">XNR</text:span>]</text:p>
          </table:table-cell>
          <table:table-cell office:value-type="string" table:style-name="ce133">
            <text:p>Durata [min]</text:p>
          </table:table-cell>
          <table:table-cell office:value-type="string" table:style-name="ce135">
            <text:p>qs in calculated [g/s]</text:p>
          </table:table-cell>
          <table:table-cell office:value-type="string" table:style-name="ce133">
            <text:p>data INIZIO</text:p>
          </table:table-cell>
          <table:table-cell office:value-type="string" table:style-name="ce133">
            <text:p>ora INIZIO</text:p>
          </table:table-cell>
          <table:table-cell office:value-type="string" table:style-name="ce136">
            <text:p>livello tricea valle [cm]</text:p>
          </table:table-cell>
          <table:table-cell office:value-type="string" table:style-name="ce134">
            <text:p>dt [s]</text:p>
          </table:table-cell>
          <table:table-cell office:value-type="string" table:style-name="ce136">
            <text:p>frames</text:p>
          </table:table-cell>
          <table:table-cell office:value-type="string" table:style-name="ce137">
            <text:p>Qs_out [g/s]</text:p>
          </table:table-cell>
          <table:table-cell office:value-type="string" table:style-name="ce138">
            <text:p>Qs_out – Qs_in [g/s]</text:p>
          </table:table-cell>
          <table:table-cell office:value-type="string" table:style-name="ce139">
            <text:p>Qs_out [mm^3/s]</text:p>
          </table:table-cell>
          <table:table-cell office:value-type="string" table:style-name="ce129">
            <text:p>ΔQs mean [mm<text:span text:style-name="T9">3</text:span>/s]</text:p>
          </table:table-cell>
          <table:table-cell office:value-type="string" table:style-name="ce1">
            <text:p>ABS(min(ΔQs))</text:p>
          </table:table-cell>
          <table:table-cell office:value-type="string" table:style-name="ce129">
            <text:p>ΔQs mean + ABS(min(ΔQs)) [mm<text:span text:style-name="T9">3</text:span>/s]</text:p>
          </table:table-cell>
          <table:table-cell office:value-type="string" table:style-name="ce129">
            <office:annotation office:display="true" draw:style-name="a11" svg:x="9.45in" svg:y="2.9in" svg:width="0.55in" svg:height="0.391666666666667in">
              <dc:creator/>
              <text:p>Valore di Wactive/W in termini di scavi e depositi mediato per ogni prova</text:p>
            </office:annotation>
            <text:p>Wactive/W <text:s/>averaged</text:p>
          </table:table-cell>
          <table:table-cell table:style-name="ce133"/>
          <table:table-cell office:value-type="string" table:style-name="ce134">
            <text:p>Rilievo</text:p>
          </table:table-cell>
          <table:table-cell office:value-type="string" table:style-name="ce135">
            <text:p>run code</text:p>
          </table:table-cell>
          <table:table-cell office:value-type="string" table:style-name="ce135">
            <text:p>data INIZIO</text:p>
          </table:table-cell>
          <table:table-cell office:value-type="string" table:style-name="ce136">
            <text:p>ora INIZIO</text:p>
          </table:table-cell>
          <table:table-cell office:value-type="string" table:style-name="ce54">
            <text:p>Slope [m/m]</text:p>
          </table:table-cell>
          <table:table-cell table:number-columns-repeated="9" table:style-name="ce129"/>
          <table:table-cell table:number-columns-repeated="16350"/>
        </table:table-row>
        <table:table-row table:style-name="ro1">
          <table:table-cell/>
          <table:table-cell office:value-type="string" table:style-name="ce141">
            <text:p>Regime 1</text:p>
          </table:table-cell>
          <table:table-cell office:value-type="string" table:style-name="ce142">
            <text:p>q20_2rgm1</text:p>
          </table:table-cell>
          <table:table-cell office:value-type="float" office:value="2" table:style-name="ce143">
            <text:p>2.0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3.58" table:style-name="ce142">
            <text:p>3.58</text:p>
          </table:table-cell>
          <table:table-cell office:value-type="string" table:style-name="ce144">
            <text:p>2021/04/26</text:p>
          </table:table-cell>
          <table:table-cell office:value-type="time" office:time-value="PT10H0M0S" table:style-name="ce145">
            <text:p>10:00:00</text:p>
          </table:table-cell>
          <table:table-cell table:style-name="ce146"/>
          <table:table-cell table:style-name="ce141"/>
          <table:table-cell table:style-name="ce146"/>
          <table:table-cell office:value-type="float" office:value="3.1520000000000001" table:style-name="ce191">
            <text:p>3.152</text:p>
          </table:table-cell>
          <table:table-cell office:value-type="float" office:value="-0.42799999999999994" table:formula="of:=[.M12]-[.G12]" table:style-name="ce210">
            <text:p>-0.428</text:p>
          </table:table-cell>
          <table:table-cell office:value-type="float" office:value="1887.9904162923033" table:formula="of:=[.M12]/([.$C$7]/1000*(1-[.$C$8]))" table:style-name="ce148">
            <text:p>1887.990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1">
          <table:table-cell/>
          <table:table-cell office:value-type="string" table:style-name="ce141">
            <text:p>Regime 2</text:p>
          </table:table-cell>
          <table:table-cell office:value-type="string" table:style-name="ce142">
            <text:p>q20_2rgm2</text:p>
          </table:table-cell>
          <table:table-cell office:value-type="float" office:value="2" table:style-name="ce143">
            <text:p>2.00</text:p>
          </table:table-cell>
          <table:table-cell office:value-type="float" office:value="15" table:style-name="ce142">
            <text:p>15</text:p>
          </table:table-cell>
          <table:table-cell office:value-type="float" office:value="450" table:style-name="ce142">
            <text:p>450</text:p>
          </table:table-cell>
          <table:table-cell office:value-type="float" office:value="3.58" table:style-name="ce142">
            <text:p>3.58</text:p>
          </table:table-cell>
          <table:table-cell office:value-type="string" table:style-name="ce144">
            <text:p>2021/04/27</text:p>
          </table:table-cell>
          <table:table-cell table:style-name="ce145"/>
          <table:table-cell office:value-type="float" office:value="77" table:style-name="ce146">
            <text:p>77</text:p>
          </table:table-cell>
          <table:table-cell table:style-name="ce141"/>
          <table:table-cell table:style-name="ce146"/>
          <table:table-cell office:value-type="float" office:value="3.2770000000000001" table:style-name="ce191">
            <text:p>3.277</text:p>
          </table:table-cell>
          <table:table-cell office:value-type="float" office:value="-0.30299999999999994" table:formula="of:=[.M13]-[.G13]" table:style-name="ce210">
            <text:p>-0.303</text:p>
          </table:table-cell>
          <table:table-cell office:value-type="float" office:value="1962.8631326744535" table:formula="of:=[.M13]/([.$C$7]/1000*(1-[.$C$8]))" table:style-name="ce148">
            <text:p>1962.863</text:p>
          </table:table-cell>
          <table:table-cell table:number-columns-repeated="4" table:style-name="ce149"/>
          <table:table-cell table:style-name="ce150"/>
          <table:table-cell table:style-name="ce141"/>
          <table:table-cell table:number-columns-repeated="2" table:style-name="ce142"/>
          <table:table-cell table:number-columns-repeated="2" table:style-name="ce146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0</text:p>
          </table:table-cell>
          <table:table-cell office:value-type="string" table:style-name="ce161">
            <text:p>q20_2s0</text:p>
          </table:table-cell>
          <table:table-cell office:value-type="string" table:style-name="ce161">
            <text:p>2021/04/27</text:p>
          </table:table-cell>
          <table:table-cell office:value-type="time" office:time-value="PT18H30M0S" table:style-name="ce169">
            <text:p>18:30:00</text:p>
          </table:table-cell>
          <table:table-cell office:value-type="float" office:value="9.5759810197334101E-3" table:style-name="ce98">
            <text:p>0.009576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1</text:p>
          </table:table-cell>
          <table:table-cell office:value-type="string" table:style-name="ce171">
            <text:p>q20_2r1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28</text:p>
          </table:table-cell>
          <table:table-cell office:value-type="time" office:time-value="PT10H0M0S" table:style-name="ce174">
            <text:p>10:00:00</text:p>
          </table:table-cell>
          <table:table-cell office:value-type="float" office:value="82" table:style-name="ce175">
            <text:p>82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34" table:style-name="ce193">
            <text:p>4.34</text:p>
          </table:table-cell>
          <table:table-cell office:value-type="float" office:value="0.75999999999999979" table:formula="of:=[.M15]-[.G15]" table:style-name="ce213">
            <text:p>0.760</text:p>
          </table:table-cell>
          <table:table-cell office:value-type="float" office:value="2599.5807127882599" table:formula="of:=[.M15]/([.$C$7]/1000*(1-[.$C$8]))" table:style-name="ce177">
            <text:p>2599.58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office:value-type="string" table:style-name="ce192">
            <text:p><text:s/></text:p>
          </table:table-cell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1</text:p>
          </table:table-cell>
          <table:table-cell office:value-type="string" table:style-name="ce161">
            <text:p>q20_2s1</text:p>
          </table:table-cell>
          <table:table-cell office:value-type="string" table:style-name="ce161">
            <text:p>2021/04/29</text:p>
          </table:table-cell>
          <table:table-cell office:value-type="time" office:time-value="PT9H30M0S" table:style-name="ce169">
            <text:p>09:30:00</text:p>
          </table:table-cell>
          <table:table-cell office:value-type="float" office:value="9.5835415499269695E-3" table:style-name="ce98">
            <text:p>0.009584</text:p>
          </table:table-cell>
          <table:table-cell table:style-name="ce1"/>
          <table:table-cell table:style-name="ce180"/>
          <table:table-cell table:number-columns-repeated="16357" table:style-name="ce1"/>
        </table:table-row>
        <table:table-row table:style-name="ro2">
          <table:table-cell/>
          <table:table-cell office:value-type="string" table:style-name="ce170">
            <text:p>run2</text:p>
          </table:table-cell>
          <table:table-cell office:value-type="string" table:style-name="ce171">
            <text:p>q20_2r2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29</text:p>
          </table:table-cell>
          <table:table-cell office:value-type="time" office:time-value="PT15H30M0S" table:style-name="ce174">
            <text:p>15:30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5870000000000002" table:style-name="ce193">
            <text:p>3.587</text:p>
          </table:table-cell>
          <table:table-cell office:value-type="float" office:value="7.0000000000001172E-3" table:formula="of:=[.M17]-[.G17]" table:style-name="ce213">
            <text:p>0.007</text:p>
          </table:table-cell>
          <table:table-cell office:value-type="float" office:value="2148.5474693021865" table:formula="of:=[.M17]/([.$C$7]/1000*(1-[.$C$8]))" table:style-name="ce177">
            <text:p>2148.54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2</text:p>
          </table:table-cell>
          <table:table-cell office:value-type="string" table:style-name="ce161">
            <text:p>q20_2s2</text:p>
          </table:table-cell>
          <table:table-cell office:value-type="string" table:style-name="ce161">
            <text:p>2021/04/29</text:p>
          </table:table-cell>
          <table:table-cell office:value-type="time" office:time-value="PT16H15M0S" table:style-name="ce169">
            <text:p>16:15:00</text:p>
          </table:table-cell>
          <table:table-cell office:value-type="float" office:value="9.5416882792851501E-3" table:style-name="ce98">
            <text:p>0.00954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3</text:p>
          </table:table-cell>
          <table:table-cell office:value-type="string" table:style-name="ce171">
            <text:p>q20_2r3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4/30</text:p>
          </table:table-cell>
          <table:table-cell office:value-type="time" office:time-value="PT9H30M0S" table:style-name="ce174">
            <text:p>09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391" table:style-name="ce193">
            <text:p>3.391</text:p>
          </table:table-cell>
          <table:table-cell office:value-type="float" office:value="-0.18900000000000006" table:formula="of:=[.M19]-[.G19]" table:style-name="ce213">
            <text:p>-0.189</text:p>
          </table:table-cell>
          <table:table-cell office:value-type="float" office:value="2031.1470500149746" table:formula="of:=[.M19]/([.$C$7]/1000*(1-[.$C$8]))" table:style-name="ce177">
            <text:p>2031.14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3</text:p>
          </table:table-cell>
          <table:table-cell office:value-type="string" table:style-name="ce161">
            <text:p>q20_2s3</text:p>
          </table:table-cell>
          <table:table-cell office:value-type="string" table:style-name="ce161">
            <text:p>2021/04/30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282765700088999E-3" table:style-name="ce98">
            <text:p>0.009528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4</text:p>
          </table:table-cell>
          <table:table-cell office:value-type="string" table:style-name="ce171">
            <text:p>q20_2r4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3</text:p>
          </table:table-cell>
          <table:table-cell office:value-type="time" office:time-value="PT9H30M0S" table:style-name="ce174">
            <text:p>09:30:00</text:p>
          </table:table-cell>
          <table:table-cell office:value-type="float" office:value="80" table:style-name="ce175">
            <text:p>80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3159999999999998" table:style-name="ce193">
            <text:p>4.316</text:p>
          </table:table-cell>
          <table:table-cell office:value-type="float" office:value="0.73599999999999977" table:formula="of:=[.M21]-[.G21]" table:style-name="ce213">
            <text:p>0.736</text:p>
          </table:table-cell>
          <table:table-cell office:value-type="float" office:value="2585.205151242887" table:formula="of:=[.M21]/([.$C$7]/1000*(1-[.$C$8]))" table:style-name="ce177">
            <text:p>2585.20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4</text:p>
          </table:table-cell>
          <table:table-cell office:value-type="string" table:style-name="ce161">
            <text:p>q20_2s4</text:p>
          </table:table-cell>
          <table:table-cell office:value-type="string" table:style-name="ce161">
            <text:p>2021/05/03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233976841031399E-3" table:style-name="ce98">
            <text:p>0.009523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5</text:p>
          </table:table-cell>
          <table:table-cell office:value-type="string" table:style-name="ce171">
            <text:p>q20_2r5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3</text:p>
          </table:table-cell>
          <table:table-cell office:value-type="time" office:time-value="PT16H30M0S" table:style-name="ce174">
            <text:p>16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1040000000000001" table:style-name="ce193">
            <text:p>4.104</text:p>
          </table:table-cell>
          <table:table-cell office:value-type="float" office:value="0.52400000000000002" table:formula="of:=[.M23]-[.G23]" table:style-name="ce213">
            <text:p>0.524</text:p>
          </table:table-cell>
          <table:table-cell office:value-type="float" office:value="2458.2210242587603" table:formula="of:=[.M23]/([.$C$7]/1000*(1-[.$C$8]))" table:style-name="ce177">
            <text:p>2458.221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5</text:p>
          </table:table-cell>
          <table:table-cell office:value-type="string" table:style-name="ce161">
            <text:p>q20_2s5</text:p>
          </table:table-cell>
          <table:table-cell office:value-type="string" table:style-name="ce161">
            <text:p>2021/05/03</text:p>
          </table:table-cell>
          <table:table-cell office:value-type="time" office:time-value="PT17H30M0S" table:style-name="ce169">
            <text:p>17:30:00</text:p>
          </table:table-cell>
          <table:table-cell office:value-type="float" office:value="9.5451165890235497E-3" table:style-name="ce98">
            <text:p>0.009545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6</text:p>
          </table:table-cell>
          <table:table-cell office:value-type="string" table:style-name="ce171">
            <text:p>q20_2r6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3">
            <text:p>2021/05/04</text:p>
          </table:table-cell>
          <table:table-cell office:value-type="time" office:time-value="PT10H0M0S" table:style-name="ce174">
            <text:p>10:00:00</text:p>
          </table:table-cell>
          <table:table-cell office:value-type="float" office:value="78" table:style-name="ce175">
            <text:p>78</text:p>
          </table:table-cell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4240000000000004" table:style-name="ce193">
            <text:p>4.424</text:p>
          </table:table-cell>
          <table:table-cell office:value-type="float" office:value="0.84400000000000031" table:formula="of:=[.M25]-[.G25]" table:style-name="ce213">
            <text:p>0.844</text:p>
          </table:table-cell>
          <table:table-cell office:value-type="float" office:value="2649.8951781970654" table:formula="of:=[.M25]/([.$C$7]/1000*(1-[.$C$8]))" table:style-name="ce177">
            <text:p>2649.89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9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style-name="ce161"/>
          <table:table-cell table:style-name="ce162"/>
          <table:table-cell table:number-columns-repeated="3" table:style-name="ce161"/>
          <table:table-cell table:style-name="ce163"/>
          <table:table-cell table:style-name="ce164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6</text:p>
          </table:table-cell>
          <table:table-cell office:value-type="string" table:style-name="ce161">
            <text:p>q20_2s6</text:p>
          </table:table-cell>
          <table:table-cell office:value-type="string" table:style-name="ce161">
            <text:p>2021/05/04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315029197138596E-3" table:style-name="ce98">
            <text:p>0.00953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7</text:p>
          </table:table-cell>
          <table:table-cell office:value-type="string" table:style-name="ce171">
            <text:p>q20_2r7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4</text:p>
          </table:table-cell>
          <table:table-cell office:value-type="time" office:time-value="PT16H40M0S" table:style-name="ce174">
            <text:p>16:4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4.4539999999999997" table:style-name="ce193">
            <text:p>4.454</text:p>
          </table:table-cell>
          <table:table-cell office:value-type="float" office:value="0.87399999999999967" table:formula="of:=[.M27]-[.G27]" table:style-name="ce213">
            <text:p>0.874</text:p>
          </table:table-cell>
          <table:table-cell office:value-type="float" office:value="2667.8646301287808" table:formula="of:=[.M27]/([.$C$7]/1000*(1-[.$C$8]))" table:style-name="ce177">
            <text:p>2667.865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table:style-name="ce165"/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7</text:p>
          </table:table-cell>
          <table:table-cell office:value-type="string" table:style-name="ce161">
            <text:p>q20_2s7</text:p>
          </table:table-cell>
          <table:table-cell office:value-type="string" table:style-name="ce164">
            <text:p>2021/05/04</text:p>
          </table:table-cell>
          <table:table-cell office:value-type="time" office:time-value="PT17H20M0S" table:style-name="ce169">
            <text:p>17:20:00</text:p>
          </table:table-cell>
          <table:table-cell office:value-type="float" office:value="9.5142938151280693E-3" table:style-name="ce98">
            <text:p>0.009514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8</text:p>
          </table:table-cell>
          <table:table-cell office:value-type="string" table:style-name="ce171">
            <text:p>q20_2r8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5</text:p>
          </table:table-cell>
          <table:table-cell office:value-type="time" office:time-value="PT9H0M0S" table:style-name="ce174">
            <text:p>09:0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7050000000000001" table:style-name="ce193">
            <text:p>3.705</text:p>
          </table:table-cell>
          <table:table-cell office:value-type="float" office:value="0.125" table:formula="of:=[.M29]-[.G29]" table:style-name="ce213">
            <text:p>0.125</text:p>
          </table:table-cell>
          <table:table-cell office:value-type="float" office:value="2219.2273135669361" table:formula="of:=[.M29]/([.$C$7]/1000*(1-[.$C$8]))" table:style-name="ce177">
            <text:p>2219.227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60"/>
          <table:table-cell table:number-columns-repeated="7" table:style-name="ce161"/>
          <table:table-cell office:value-type="float" office:value="75" table:style-name="ce165">
            <text:p>75</text:p>
          </table:table-cell>
          <table:table-cell table:style-name="ce160"/>
          <table:table-cell table:style-name="ce165"/>
          <table:table-cell table:style-name="ce192"/>
          <table:table-cell table:style-name="ce211"/>
          <table:table-cell table:style-name="ce167"/>
          <table:table-cell table:number-columns-repeated="4" table:style-name="ce168"/>
          <table:table-cell table:style-name="ce150"/>
          <table:table-cell office:value-type="string" table:style-name="ce160">
            <text:p>Rilievo 8</text:p>
          </table:table-cell>
          <table:table-cell office:value-type="string" table:style-name="ce161">
            <text:p>q20_2s8</text:p>
          </table:table-cell>
          <table:table-cell office:value-type="string" table:style-name="ce161">
            <text:p>2021/05/05</text:p>
          </table:table-cell>
          <table:table-cell office:value-type="time" office:time-value="PT10H30M0S" table:style-name="ce169">
            <text:p>10:30:00</text:p>
          </table:table-cell>
          <table:table-cell office:value-type="float" office:value="9.5163546100467695E-3" table:style-name="ce98">
            <text:p>0.009516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/>
          <table:table-cell office:value-type="string" table:style-name="ce170">
            <text:p>run9</text:p>
          </table:table-cell>
          <table:table-cell office:value-type="string" table:style-name="ce171">
            <text:p>q20_2r9</text:p>
          </table:table-cell>
          <table:table-cell office:value-type="float" office:value="2" table:style-name="ce172">
            <text:p>2.00</text:p>
          </table:table-cell>
          <table:table-cell office:value-type="float" office:value="0.5" table:style-name="ce171">
            <text:p>0.5</text:p>
          </table:table-cell>
          <table:table-cell office:value-type="float" office:value="15" table:style-name="ce171">
            <text:p>15</text:p>
          </table:table-cell>
          <table:table-cell office:value-type="float" office:value="3.58" table:style-name="ce171">
            <text:p>3.58</text:p>
          </table:table-cell>
          <table:table-cell office:value-type="string" table:style-name="ce171">
            <text:p>2021/05/05</text:p>
          </table:table-cell>
          <table:table-cell office:value-type="time" office:time-value="PT16H30M0S" table:style-name="ce174">
            <text:p>16:30:00</text:p>
          </table:table-cell>
          <table:table-cell table:style-name="ce175"/>
          <table:table-cell office:value-type="float" office:value="60" table:style-name="ce170">
            <text:p>60</text:p>
          </table:table-cell>
          <table:table-cell office:value-type="float" office:value="20" table:style-name="ce175">
            <text:p>20</text:p>
          </table:table-cell>
          <table:table-cell office:value-type="float" office:value="3.4350000000000001" table:style-name="ce193">
            <text:p>3.435</text:p>
          </table:table-cell>
          <table:table-cell office:value-type="float" office:value="-0.14500000000000002" table:formula="of:=[.M31]-[.G31]" table:style-name="ce213">
            <text:p>-0.145</text:p>
          </table:table-cell>
          <table:table-cell office:value-type="float" office:value="2057.5022461814915" table:formula="of:=[.M31]/([.$C$7]/1000*(1-[.$C$8]))" table:style-name="ce177">
            <text:p>2057.502</text:p>
          </table:table-cell>
          <table:table-cell table:number-columns-repeated="4" table:style-name="ce178"/>
          <table:table-cell table:style-name="ce150"/>
          <table:table-cell table:style-name="ce170"/>
          <table:table-cell table:number-columns-repeated="2" table:style-name="ce171"/>
          <table:table-cell table:style-name="ce175"/>
          <table:table-cell table:style-name="ce115"/>
          <table:table-cell table:number-columns-repeated="16359" table:style-name="ce1"/>
        </table:table-row>
        <table:table-row table:style-name="ro2">
          <table:table-cell/>
          <table:table-cell table:style-name="ce181"/>
          <table:table-cell table:number-columns-repeated="7" table:style-name="ce182"/>
          <table:table-cell table:style-name="ce183"/>
          <table:table-cell table:style-name="ce181"/>
          <table:table-cell table:style-name="ce183"/>
          <table:table-cell table:style-name="ce194"/>
          <table:table-cell table:style-name="ce224"/>
          <table:table-cell table:style-name="ce185"/>
          <table:table-cell table:number-columns-repeated="4" table:style-name="ce161"/>
          <table:table-cell table:style-name="ce150"/>
          <table:table-cell office:value-type="string" table:style-name="ce181">
            <text:p>Rilievo 9</text:p>
          </table:table-cell>
          <table:table-cell office:value-type="string" table:style-name="ce182">
            <text:p>q20_2s9</text:p>
          </table:table-cell>
          <table:table-cell office:value-type="string" table:style-name="ce182">
            <text:p>2021/05/05</text:p>
          </table:table-cell>
          <table:table-cell office:value-type="time" office:time-value="PT17H30M0S" table:style-name="ce186">
            <text:p>17:30:00</text:p>
          </table:table-cell>
          <table:table-cell office:value-type="float" office:value="9.5818888616494204E-3" table:style-name="ce123">
            <text:p>0.009582</text:p>
          </table:table-cell>
          <table:table-cell table:style-name="ce1"/>
          <table:table-cell table:style-name="ce180"/>
          <table:table-cell table:number-columns-repeated="16357"/>
        </table:table-row>
        <table:table-row table:style-name="ro2">
          <table:table-cell table:number-columns-repeated="8"/>
          <table:table-cell table:number-columns-repeated="8" table:style-name="ce1"/>
          <table:table-cell table:number-columns-repeated="3" table:style-name="ce150"/>
          <table:table-cell table:number-columns-repeated="5" table:style-name="ce1"/>
          <table:table-cell table:style-name="ce35"/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3" table:style-name="ce1"/>
          <table:table-cell office:value-type="string" table:style-name="ce1">
            <text:p>average</text:p>
          </table:table-cell>
          <table:table-cell office:value-type="float" office:value="3.8349999999999995" table:formula="of:=AVERAGE([.M12:.M32])" table:style-name="ce187">
            <text:p>3.835</text:p>
          </table:table-cell>
          <table:table-cell office:value-type="float" office:value="0.25499999999999995" table:formula="of:=AVERAGE([.N12:.N32])" table:style-name="ce187">
            <text:p>0.255</text:p>
          </table:table-cell>
          <table:table-cell office:value-type="float" office:value="2297.0949386043726" table:formula="of:=AVERAGE([.O12:.O32])" table:style-name="ce187">
            <text:p>2297.095</text:p>
          </table:table-cell>
          <table:table-cell table:style-name="ce1"/>
          <table:table-cell table:number-columns-repeated="3" table:style-name="ce150"/>
          <table:table-cell table:number-columns-repeated="5" table:style-name="ce1"/>
          <table:table-cell office:value-type="float" office:value="9.5442041898619236E-3" table:formula="of:=AVERAGE([.Y14:.Y32])" table:style-name="ce1">
            <text:p>0.009544204</text:p>
          </table:table-cell>
          <table:table-cell table:number-columns-repeated="16359" table:style-name="ce1"/>
        </table:table-row>
        <table:table-row table:style-name="ro1">
          <table:table-cell table:number-columns-repeated="8"/>
          <table:table-cell table:number-columns-repeated="4" table:style-name="ce1"/>
          <table:table-cell office:value-type="float" office:value="3.9728888888888889" table:formula="of:=AVERAGE([.M15:.M31])" table:style-name="ce1">
            <text:p>3.972888889</text:p>
          </table:table-cell>
          <table:table-cell table:number-columns-repeated="4" table:style-name="ce1"/>
          <table:table-cell table:number-columns-repeated="2" table:style-name="ce150"/>
          <table:table-cell table:number-columns-repeated="5" table:style-name="ce1"/>
          <table:table-cell office:value-type="float" office:value="2.6879656106446318E-5" table:formula="of:=STDEV([.Y14:.Y32])" table:style-name="ce1">
            <text:p>2.68797E-05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8"/>
          <table:table-cell table:number-columns-repeated="9" table:style-name="ce1"/>
          <table:table-cell table:style-name="ce150"/>
          <table:table-cell table:number-columns-repeated="16366" table:style-name="ce1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style-name="ro1">
          <table:table-cell table:number-columns-repeated="8"/>
          <table:table-cell table:style-name="ce189"/>
          <table:table-cell table:number-columns-repeated="16" table:style-name="ce1"/>
          <table:table-cell table:style-name="ce188"/>
          <table:table-cell table:number-columns-repeated="16358"/>
        </table:table-row>
        <table:table-row table:number-rows-repeated="2" table:style-name="ro1">
          <table:table-cell table:number-columns-repeated="8"/>
          <table:table-cell table:number-columns-repeated="17" table:style-name="ce1"/>
          <table:table-cell table:style-name="ce188"/>
          <table:table-cell table:number-columns-repeated="16358"/>
        </table:table-row>
        <table:table-row table:number-rows-repeated="38" table:style-name="ro1">
          <table:table-cell table:number-columns-repeated="16384"/>
        </table:table-row>
        <table:table-row table:style-name="ro1">
          <table:table-cell table:number-columns-repeated="32"/>
          <table:table-cell office:value-type="string" table:style-name="ce1">
            <text:p>figures</text:p>
          </table:table-cell>
          <table:table-cell table:number-columns-repeated="1635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33"/>
          <table:table-cell office:value-type="string" table:style-name="ce1">
            <text:p>have</text:p>
          </table:table-cell>
          <table:table-cell office:value-type="string" table:style-name="ce1">
            <text:p>been</text:p>
          </table:table-cell>
          <table:table-cell office:value-type="string" table:style-name="ce1">
            <text:p>opened.</text:p>
          </table:table-cell>
          <table:table-cell office:value-type="string" table:style-name="ce1">
            <text:p>Figures</text:p>
          </table:table-cell>
          <table:table-cell office:value-type="string" table:style-name="ce1">
            <text:p>created</text:p>
          </table:table-cell>
          <table:table-cell office:value-type="string" table:style-name="ce1">
            <text:p>through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pyplot</text:p>
          </table:table-cell>
          <table:table-cell office:value-type="string" table:style-name="ce1">
            <text:p>interface</text:p>
          </table:table-cell>
          <table:table-cell office:value-type="string" table:style-name="ce1">
            <text:p>(`matplotlib.pyplot.figure`)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retained</text:p>
          </table:table-cell>
          <table:table-cell office:value-type="string" table:style-name="ce1">
            <text:p>until</text:p>
          </table:table-cell>
          <table:table-cell office:value-type="string" table:style-name="ce1">
            <text:p>explicitly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consume</text:p>
          </table:table-cell>
          <table:table-cell office:value-type="string" table:style-name="ce1">
            <text:p>too</text:p>
          </table:table-cell>
          <table:table-cell office:value-type="string" table:style-name="ce1">
            <text:p>much</text:p>
          </table:table-cell>
          <table:table-cell office:value-type="string" table:style-name="ce1">
            <text:p>memory.</text:p>
          </table:table-cell>
          <table:table-cell office:value-type="string" table:style-name="ce1">
            <text:p>(To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this</text:p>
          </table:table-cell>
          <table:table-cell office:value-type="string" table:style-name="ce1">
            <text:p>warning,</text:p>
          </table:table-cell>
          <table:table-cell office:value-type="string" table:style-name="ce1">
            <text:p>see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rcParam</text:p>
          </table:table-cell>
          <table:table-cell office:value-type="string" table:style-name="ce1">
            <text:p>`figure.max_open_warning`).</text:p>
          </table:table-cell>
          <table:table-cell table:number-columns-repeated="16322"/>
        </table:table-row>
        <table:table-row table:number-rows-repeated="1048475" table:style-name="ro1">
          <table:table-cell table:number-columns-repeated="16384"/>
        </table:table-row>
      </table:table>
      <table:table table:name="Exner_time" table:style-name="ta1">
        <table:shapes>
          <draw:frame draw:z-index="1" draw:id="id3" draw:style-name="a14" draw:name="TextBox 1" svg:x="4.16575in" svg:y="2.07756in" svg:width="2.22598in" svg:height="0.64291in">
            <draw:text-box>
              <text:p text:style-name="a13" text:class-names="" text:cond-style-name=""><text:span text:style-name="a12" text:class-names=""/></text:p>
            </draw:text-box>
            <svg:title/>
            <svg:desc/>
          </draw:frame>
          <draw:frame draw:z-index="2" draw:id="id4" draw:style-name="a17" draw:name="TextBox 2" svg:x="4.19488in" svg:y="0.42441in" svg:width="1.29331in" svg:height="0.42165in">
            <draw:text-box>
              <text:p text:style-name="a16" text:class-names="" text:cond-style-name=""><text:span text:style-name="a15" text:class-names=""/></text:p>
            </draw:text-box>
            <svg:title/>
            <svg:desc/>
          </draw:frame>
          <draw:frame draw:z-index="3" draw:id="id5" draw:style-name="a20" draw:name="TextBox 3" svg:x="4.19291in" svg:y="0.1315in" svg:width="1.52165in" svg:height="0.20118in">
            <draw:text-box>
              <text:p text:style-name="a19" text:class-names="" text:cond-style-name=""><text:span text:style-name="a18" text:class-names=""/></text:p>
            </draw:text-box>
            <svg:title/>
            <svg:desc/>
          </draw:frame>
          <draw:frame draw:z-index="4" draw:id="id6" draw:style-name="a23" draw:name="TextBox 4" svg:x="4.19173in" svg:y="0.9559in" svg:width="1.38307in" svg:height="0.4626in">
            <draw:text-box>
              <text:p text:style-name="a22" text:class-names="" text:cond-style-name=""><text:span text:style-name="a21" text:class-names=""/></text:p>
            </draw:text-box>
            <svg:title/>
            <svg:desc/>
          </draw:frame>
          <draw:frame draw:z-index="5" draw:id="id7" draw:style-name="a26" draw:name="TextBox 5" svg:x="4.1748in" svg:y="1.49921in" svg:width="2.17362in" svg:height="0.48622in">
            <draw:text-box>
              <text:p text:style-name="a25" text:class-names="" text:cond-style-name=""><text:span text:style-name="a24" text:class-names=""/></text:p>
            </draw:text-box>
            <svg:title/>
            <svg:desc/>
          </draw:frame>
          <draw:frame draw:z-index="6" draw:id="id8" draw:style-name="a29" draw:name="TextBox 6" svg:x="7.02244in" svg:y="0.22992in" svg:width="2.74921in" svg:height="0.31969in">
            <draw:text-box>
              <text:p text:style-name="a28" text:class-names="" text:cond-style-name=""><text:span text:style-name="a27" text:class-names=""/></text:p>
            </draw:text-box>
            <svg:title/>
            <svg:desc/>
          </draw:frame>
          <draw:frame draw:z-index="7" draw:id="id9" draw:style-name="a32" draw:name="TextBox 7" svg:x="7.03189in" svg:y="0.76339in" svg:width="2.1626in" svg:height="0.62874in">
            <draw:text-box>
              <text:p text:style-name="a31" text:class-names="" text:cond-style-name=""><text:span text:style-name="a30" text:class-names=""/></text:p>
            </draw:text-box>
            <svg:title/>
            <svg:desc/>
          </draw:frame>
          <draw:frame draw:z-index="8" draw:id="id10" draw:style-name="a35" draw:name="TextBox 8" svg:x="24.42008in" svg:y="4.30157in" svg:width="1.98031in" svg:height="0.42756in">
            <draw:text-box>
              <text:p text:style-name="a34" text:class-names="" text:cond-style-name=""><text:span text:style-name="a33" text:class-names=""/></text:p>
            </draw:text-box>
            <svg:title/>
            <svg:desc/>
          </draw:frame>
        </table:shapes>
        <table:table-column table:style-name="co30" table:default-cell-style-name="ce133"/>
        <table:table-column table:style-name="co43" table:default-cell-style-name="ce133"/>
        <table:table-column table:style-name="co44" table:default-cell-style-name="ce133"/>
        <table:table-column table:style-name="co45" table:default-cell-style-name="ce133"/>
        <table:table-column table:style-name="co21" table:default-cell-style-name="ce133"/>
        <table:table-column table:style-name="co46" table:default-cell-style-name="ce255"/>
        <table:table-column table:style-name="co1" table:default-cell-style-name="ce255"/>
        <table:table-column table:style-name="co47" table:default-cell-style-name="ce133"/>
        <table:table-column table:style-name="co25" table:number-columns-repeated="5" table:default-cell-style-name="ce133"/>
        <table:table-column table:style-name="co5" table:default-cell-style-name="ce133"/>
        <table:table-column table:style-name="co1" table:number-columns-repeated="4" table:default-cell-style-name="ce133"/>
        <table:table-column table:style-name="co17" table:default-cell-style-name="ce133"/>
        <table:table-column table:style-name="co12" table:default-cell-style-name="ce133"/>
        <table:table-column table:style-name="co48" table:number-columns-repeated="4" table:default-cell-style-name="ce296"/>
        <table:table-column table:style-name="co25" table:default-cell-style-name="ce255"/>
        <table:table-column table:style-name="co49" table:default-cell-style-name="ce255"/>
        <table:table-column table:style-name="co50" table:default-cell-style-name="ce255"/>
        <table:table-column table:style-name="co49" table:number-columns-repeated="6" table:default-cell-style-name="ce255"/>
        <table:table-column table:style-name="co2" table:default-cell-style-name="ce255"/>
        <table:table-column table:style-name="co22" table:default-cell-style-name="ce133"/>
        <table:table-column table:style-name="co30" table:default-cell-style-name="ce133"/>
        <table:table-column table:style-name="co1" table:number-columns-repeated="980" table:default-cell-style-name="ce133"/>
        <table:table-column table:style-name="co6" table:default-cell-style-name="ce133"/>
        <table:table-column table:style-name="co6" table:number-columns-repeated="15367" table:default-cell-style-name="ce1"/>
        <table:table-row table:style-name="ro12">
          <table:table-cell office:value-type="string" table:style-name="ce225">
            <text:p>Experiment parameters</text:p>
          </table:table-cell>
          <table:table-cell table:number-columns-repeated="31" table:style-name="ce225"/>
          <table:table-cell table:number-columns-repeated="981" table:style-name="ce226"/>
          <table:table-cell table:number-columns-repeated="15371"/>
        </table:table-row>
        <table:table-row table:style-name="ro12">
          <table:table-cell office:value-type="string" table:style-name="ce227">
            <text:p>density [g/cm3]</text:p>
          </table:table-cell>
          <table:table-cell office:value-type="float" office:value="2.65" table:style-name="ce225">
            <text:p>2.65</text:p>
          </table:table-cell>
          <table:table-cell table:number-columns-repeated="30" table:style-name="ce225"/>
          <table:table-cell table:number-columns-repeated="981" table:style-name="ce226"/>
          <table:table-cell table:number-columns-repeated="15371"/>
        </table:table-row>
        <table:table-row table:style-name="ro13">
          <table:table-cell office:value-type="string" table:style-name="ce228">
            <text:p>porosity</text:p>
          </table:table-cell>
          <table:table-cell office:value-type="float" office:value="0.37" table:style-name="ce229">
            <text:p>0.37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30">
            <text:p>Δ</text:p>
          </table:table-cell>
          <table:table-cell office:value-type="float" office:value="1.65" table:style-name="ce229">
            <text:p>1.65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28">
            <text:p>d_50 [m]</text:p>
          </table:table-cell>
          <table:table-cell office:value-type="float" office:value="1.0499999999999999E-3" table:style-name="ce229">
            <text:p>0.00105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office:value-type="string" table:style-name="ce228">
            <text:p>slope [-]</text:p>
          </table:table-cell>
          <table:table-cell office:value-type="float" office:value="0.01" table:style-name="ce229">
            <text:p>0.01</text:p>
          </table:table-cell>
          <table:table-cell table:number-columns-repeated="30" table:style-name="ce229"/>
          <table:table-cell table:number-columns-repeated="985" table:style-name="ce133"/>
          <table:table-cell table:number-columns-repeated="15367"/>
        </table:table-row>
        <table:table-row table:style-name="ro12">
          <table:table-cell office:value-type="string" table:style-name="ce231">
            <text:p>survey length [m]</text:p>
          </table:table-cell>
          <table:table-cell office:value-type="float" office:value="14" table:style-name="ce232">
            <text:p>14.0000</text:p>
          </table:table-cell>
          <table:table-cell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5" table:style-name="ce229"/>
          <table:table-cell table:style-name="ce236"/>
          <table:table-cell table:number-columns-repeated="3" table:style-name="ce237"/>
          <table:table-cell table:number-columns-repeated="16" table:style-name="ce229"/>
          <table:table-cell table:number-columns-repeated="985" table:style-name="ce133"/>
          <table:table-cell table:number-columns-repeated="15367"/>
        </table:table-row>
        <table:table-row table:style-name="ro13">
          <table:table-cell table:style-name="ce231"/>
          <table:table-cell table:number-columns-repeated="2"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5" table:style-name="ce229"/>
          <table:table-cell table:style-name="ce236"/>
          <table:table-cell table:number-columns-repeated="3" table:style-name="ce237"/>
          <table:table-cell table:number-columns-repeated="16" table:style-name="ce229"/>
          <table:table-cell table:number-columns-repeated="985" table:style-name="ce133"/>
          <table:table-cell table:number-columns-repeated="15367"/>
        </table:table-row>
        <table:table-row table:style-name="ro14">
          <table:table-cell table:style-name="ce231"/>
          <table:table-cell table:style-name="ce232"/>
          <table:table-cell table:number-columns-repeated="2" table:style-name="ce229"/>
          <table:table-cell table:style-name="ce234"/>
          <table:table-cell table:number-columns-repeated="2" table:style-name="ce235"/>
          <table:table-cell table:number-columns-repeated="5" table:style-name="ce229"/>
          <table:table-cell table:number-columns-repeated="6" table:style-name="ce236"/>
          <table:table-cell table:number-columns-repeated="2" table:style-name="ce237"/>
          <table:table-cell table:number-columns-repeated="4" table:style-name="ce233"/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5">
          <table:table-cell table:style-name="ce229"/>
          <table:table-cell table:style-name="ce232"/>
          <table:table-cell table:number-columns-repeated="2" table:style-name="ce229"/>
          <table:table-cell table:style-name="ce234"/>
          <table:table-cell table:style-name="ce235"/>
          <table:table-cell office:value-type="string" table:style-name="ce240">
            <text:p>Computed using ./5_research_repos/discharge_analysis/discharge_analysis_v1.py script.</text:p>
          </table:table-cell>
          <table:table-cell table:style-name="ce133"/>
          <table:table-cell table:number-columns-repeated="2" table:style-name="ce229"/>
          <table:table-cell office:value-type="string" table:number-columns-spanned="2" table:number-rows-spanned="1" table:style-name="ce313">
            <text:p>MorphWact from DOD analysis.</text:p>
          </table:table-cell>
          <table:covered-table-cell/>
          <table:table-cell table:number-columns-spanned="2" table:number-rows-spanned="1" table:style-name="ce314"/>
          <table:covered-table-cell/>
          <table:table-cell office:value-type="string" table:number-columns-spanned="3" table:number-rows-spanned="1" table:style-name="ce313">
            <text:p>Wwet/W [-] calculated from Engelund model</text:p>
          </table:table-cell>
          <table:covered-table-cell table:number-columns-repeated="2"/>
          <table:table-cell office:value-type="string" table:number-columns-spanned="3" table:number-rows-spanned="1" table:style-name="ce313">
            <text:p>Modify the D parameter to obtain target discharge through rectanugalr shape cross section</text:p>
          </table:table-cell>
          <table:covered-table-cell table:number-columns-repeated="2"/>
          <table:table-cell office:value-type="string" table:style-name="ce240">
            <text:p>Calculated considering W active via photos analysis</text:p>
          </table:table-cell>
          <table:table-cell office:value-type="string" table:style-name="ce240">
            <text:p>Calculated considering W wet via Engelund model</text:p>
          </table:table-cell>
          <table:table-cell office:value-type="string" table:style-name="ce240">
            <text:p>Calculated considering morphological W active via DoD analysis</text:p>
          </table:table-cell>
          <table:table-cell office:value-type="string" table:style-name="ce240">
            <text:p>Calculated considering flume W</text:p>
          </table:table-cell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6">
          <table:table-cell table:style-name="ce229"/>
          <table:table-cell table:style-name="ce232"/>
          <table:table-cell table:number-columns-repeated="2" table:style-name="ce229"/>
          <table:table-cell table:style-name="ce234"/>
          <table:table-cell table:style-name="ce235"/>
          <table:table-cell office:value-type="string" table:style-name="ce240">
            <text:p>updated 2024/07/02</text:p>
          </table:table-cell>
          <table:table-cell table:style-name="ce133"/>
          <table:table-cell table:style-name="ce229"/>
          <table:table-cell office:value-type="string" table:style-name="ce240">
            <text:p>Run time</text:p>
          </table:table-cell>
          <table:table-cell office:value-type="string" table:number-columns-spanned="2" table:number-rows-spanned="1" table:style-name="ce313">
            <text:p>update: 2022/03/18</text:p>
          </table:table-cell>
          <table:covered-table-cell/>
          <table:table-cell table:number-columns-spanned="2" table:number-rows-spanned="1" table:style-name="ce314"/>
          <table:covered-table-cell/>
          <table:table-cell office:value-type="string" table:number-columns-spanned="3" table:number-rows-spanned="1" table:style-name="ce313">
            <text:p>update: 2022/03/18</text:p>
          </table:table-cell>
          <table:covered-table-cell table:number-columns-repeated="2"/>
          <table:table-cell table:style-name="ce229"/>
          <table:table-cell table:number-columns-repeated="2" table:style-name="ce233"/>
          <table:table-cell table:number-columns-repeated="4" table:style-name="ce241"/>
          <table:table-cell table:number-columns-repeated="8" table:style-name="ce235"/>
          <table:table-cell table:number-columns-repeated="2" table:style-name="ce238"/>
          <table:table-cell table:style-name="ce239"/>
          <table:table-cell table:number-columns-repeated="982" table:style-name="ce133"/>
          <table:table-cell table:number-columns-repeated="15367"/>
        </table:table-row>
        <table:table-row table:style-name="ro17">
          <table:table-cell office:value-type="string" table:style-name="ce225">
            <text:p>runs</text:p>
          </table:table-cell>
          <table:table-cell office:value-type="string" table:style-name="ce225">
            <text:p>residual S [-]</text:p>
          </table:table-cell>
          <table:table-cell office:value-type="string" table:style-name="ce225">
            <text:p>S [-]</text:p>
          </table:table-cell>
          <table:table-cell office:value-type="string" table:style-name="ce225">
            <text:p>Qs [g/s]</text:p>
          </table:table-cell>
          <table:table-cell office:value-type="string" table:style-name="ce225">
            <text:p>Qs [m^3/s]</text:p>
          </table:table-cell>
          <table:table-cell office:value-type="string" table:style-name="ce242">
            <text:p>Q [l/s]</text:p>
          </table:table-cell>
          <table:table-cell office:value-type="string" table:style-name="ce242">
            <text:p>Q [l/s] measured</text:p>
          </table:table-cell>
          <table:table-cell office:value-type="string" table:style-name="ce225">
            <text:p>W [m]</text:p>
          </table:table-cell>
          <table:table-cell office:value-type="string" table:style-name="ce225">
            <text:p>Txnr discretization [-]</text:p>
          </table:table-cell>
          <table:table-cell office:value-type="string" table:style-name="ce225">
            <text:p>T run [min]</text:p>
          </table:table-cell>
          <table:table-cell office:value-type="string" table:style-name="ce243">
            <text:p>morphWact/W [-]</text:p>
          </table:table-cell>
          <table:table-cell office:value-type="string" table:style-name="ce244">
            <text:p>morphWact [m]</text:p>
          </table:table-cell>
          <table:table-cell office:value-type="string" table:style-name="ce243">
            <text:p>Wact/W [-]</text:p>
          </table:table-cell>
          <table:table-cell office:value-type="string" table:style-name="ce244">
            <text:p>Wact [m]</text:p>
          </table:table-cell>
          <table:table-cell office:value-type="string" table:style-name="ce243">
            <text:p>D [m]</text:p>
          </table:table-cell>
          <table:table-cell office:value-type="string" table:style-name="ce245">
            <text:p>Wwet/W [-]</text:p>
          </table:table-cell>
          <table:table-cell office:value-type="string" table:style-name="ce244">
            <text:p>Wwet [m]</text:p>
          </table:table-cell>
          <table:table-cell office:value-type="string" table:style-name="ce246">
            <text:p>D [m]</text:p>
          </table:table-cell>
          <table:table-cell office:value-type="string" table:style-name="ce247">
            <text:p>C [-]</text:p>
          </table:table-cell>
          <table:table-cell office:value-type="string" table:style-name="ce225">
            <text:p>Q_calc [l/s]</text:p>
          </table:table-cell>
          <table:table-cell office:value-type="string" table:style-name="ce248">
            <text:p><text:span text:style-name="T1">Φ</text:span><text:s/>[-] W_active</text:p>
          </table:table-cell>
          <table:table-cell office:value-type="string" table:style-name="ce249">
            <text:p><text:span text:style-name="T1">Φ</text:span><text:s/>[-] W_wet</text:p>
          </table:table-cell>
          <table:table-cell office:value-type="string" table:style-name="ce249">
            <text:p><text:span text:style-name="T1">Φ</text:span><text:s/>[-] W_morphWact</text:p>
          </table:table-cell>
          <table:table-cell office:value-type="string" table:style-name="ce250">
            <text:p>Φ [-] W</text:p>
          </table:table-cell>
          <table:table-cell office:value-type="string" table:style-name="ce251">
            <text:p>Texner</text:p>
            <text:p>Wwet, Wact [min]</text:p>
          </table:table-cell>
          <table:table-cell office:value-type="string" table:style-name="ce252">
            <text:p>Texner</text:p>
            <text:p>Wact, Wact [min]</text:p>
          </table:table-cell>
          <table:table-cell office:value-type="string" table:style-name="ce253">
            <text:p>Texner</text:p>
            <text:p>Wwet, Wwet [min]</text:p>
          </table:table-cell>
          <table:table-cell office:value-type="string" table:style-name="ce253">
            <text:p>Texner</text:p>
            <text:p>morphW, morphW [min]</text:p>
          </table:table-cell>
          <table:table-cell office:value-type="string" table:style-name="ce253">
            <text:p>Texner morphW, Wact [min]</text:p>
          </table:table-cell>
          <table:table-cell office:value-type="string" table:style-name="ce254">
            <text:p>Texner</text:p>
            <text:p>W, W[min]</text:p>
          </table:table-cell>
          <table:table-cell office:value-type="string" table:style-name="ce242">
            <text:p>Texner GLORI [min]</text:p>
          </table:table-cell>
          <table:table-cell office:value-type="string" table:style-name="ce242">
            <text:p>Texner GLORI Wwet [min]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10_1</text:p>
          </table:table-cell>
          <table:table-cell office:value-type="float" office:value="1E-4" table:style-name="ce232">
            <text:p>0.0001</text:p>
          </table:table-cell>
          <table:table-cell office:value-type="float" office:value="1.01E-2" table:formula="of:=[.$B$6]+[.B13]" table:style-name="ce232">
            <text:p>0.0101</text:p>
          </table:table-cell>
          <table:table-cell office:value-type="float" office:value="0.96199999999999997" table:style-name="ce233">
            <text:p>0.962</text:p>
          </table:table-cell>
          <table:table-cell office:value-type="float" office:value="5.7622042527702897E-7" table:formula="of:=[.D13]/([.$B$2]*(1-[.$B$3]))/1000000" table:style-name="ce234">
            <text:p>5.76E-07</text:p>
          </table:table-cell>
          <table:table-cell office:value-type="float" office:value="1" table:style-name="ce235">
            <text:p>1.00</text:p>
          </table:table-cell>
          <table:table-cell table:style-name="ce1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49.6" table:style-name="ce229">
            <text:p>49.6</text:p>
          </table:table-cell>
          <table:table-cell office:value-type="float" office:value="0.432" table:style-name="ce257">
            <text:p>0.432</text:p>
          </table:table-cell>
          <table:table-cell office:value-type="float" office:value="0.25919999999999999" table:formula="of:=[.$H13]*[.K13]" table:style-name="ce258">
            <text:p>0.2592</text:p>
          </table:table-cell>
          <table:table-cell office:value-type="float" office:value="0.63870000000000005" table:style-name="ce259">
            <text:p>0.6387</text:p>
          </table:table-cell>
          <table:table-cell office:value-type="float" office:value="0.38322000000000001" table:formula="of:=[.H13]*[.M13]" table:style-name="ce258">
            <text:p>0.38322</text:p>
          </table:table-cell>
          <table:table-cell office:value-type="float" office:value="4.3999999999999997E-2" table:style-name="ce260">
            <text:p>0.044</text:p>
          </table:table-cell>
          <table:table-cell office:value-type="float" office:value="0.93799999999999994" table:style-name="ce237">
            <text:p>0.938</text:p>
          </table:table-cell>
          <table:table-cell office:value-type="float" office:value="0.56279999999999997" table:formula="of:=[.H13]*[.P13]" table:style-name="ce261">
            <text:p>0.563</text:p>
          </table:table-cell>
          <table:table-cell office:value-type="float" office:value="8.3059999999999991E-3" table:style-name="ce236">
            <text:p>0.008306</text:p>
          </table:table-cell>
          <table:table-cell office:value-type="float" office:value="6.9959410831985602" table:formula="of:=2.5*LN(11*[.R13]/0.005565)" table:style-name="ce233">
            <text:p>6.996</text:p>
          </table:table-cell>
          <table:table-cell office:value-type="float" office:value="0.99998138439880491" table:formula="of:=[.S13]*[.H13]*[.R13]*SQRT(9.806*[.R13]*[.C13])*1000" table:style-name="ce232">
            <text:p>1.0000</text:p>
          </table:table-cell>
          <table:table-cell office:value-type="float" office:value="1.098673417725534E-2" table:formula="of:=[.E13]/([.N13]*[.$B$5]*SQRT(9.806*[.$B$4]*[.$B$5]))" table:style-name="ce262">
            <text:p>0.011</text:p>
          </table:table-cell>
          <table:table-cell office:value-type="float" office:value="7.4810523656854856E-3" table:formula="of:=[.E13]/([.Q13]*[.$B$5]*SQRT(9.806*[.$B$4]*[.$B$5]))" table:style-name="ce241">
            <text:p>0.007</text:p>
          </table:table-cell>
          <table:table-cell office:value-type="float" office:value="1.6243581294011544E-2" table:formula="of:=[.E13]/([.L13]*[.$B$5]*SQRT(9.806*[.$B$4]*[.$B$5]))" table:style-name="ce241">
            <text:p>0.016</text:p>
          </table:table-cell>
          <table:table-cell office:value-type="float" office:value="7.017227119012987E-3" table:formula="of:=[.E13]/([.H13]*[.$B$5]*SQRT(9.806*[.$B$4]*[.$B$5]))" table:style-name="ce263">
            <text:p>0.007</text:p>
          </table:table-cell>
          <table:table-cell office:value-type="float" office:value="32.643358341497255" table:formula="of:=(1-[.$B$3])*[.$Q13]*[.$N13]*[.$R13]/[.$E13]/60" table:style-name="ce264">
            <text:p>32.64</text:p>
          </table:table-cell>
          <table:table-cell office:value-type="float" office:value="22.227412550868117" table:formula="of:=(1-[.$B$3])*[.$N13]*[.$N13]*[.$R13]/[.$E13]/60" table:style-name="ce265">
            <text:p>22.23</text:p>
          </table:table-cell>
          <table:table-cell office:value-type="float" office:value="47.940300805267604" table:formula="of:=(1-[.$B$3])*[.$Q13]*[.$Q13]*[.$R13]/[.$E13]/60" table:style-name="ce265">
            <text:p>47.94</text:p>
          </table:table-cell>
          <table:table-cell office:value-type="float" office:value="10.168632959345363" table:formula="of:=(1-[.$B$3])*[.$L13]*[.$L13]*[.$R13]/[.$E13]/60" table:style-name="ce265">
            <text:p>10.17</text:p>
          </table:table-cell>
          <table:table-cell office:value-type="float" office:value="15.034041368365473" table:formula="of:=(1-[.$B$3])*[.$L13]*[.$N13]*[.$R13]/[.$E13]/60" table:style-name="ce265">
            <text:p>15.03</text:p>
          </table:table-cell>
          <table:table-cell office:value-type="float" office:value="54.487273659043659" table:formula="of:=(1-[.$B$3])*[.$H13]*[.$H13]*[.$R13]/[.$E13]/60" table:style-name="ce266">
            <text:p>54.49</text:p>
          </table:table-cell>
          <table:table-cell office:value-type="float" office:value="55" table:style-name="ce235">
            <text:p>55.00</text:p>
          </table:table-cell>
          <table:table-cell office:value-type="float" office:value="49.6" table:style-name="ce235">
            <text:p>49.6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15_1</text:p>
          </table:table-cell>
          <table:table-cell office:value-type="float" office:value="1E-4" table:style-name="ce232">
            <text:p>0.0001</text:p>
          </table:table-cell>
          <table:table-cell office:value-type="float" office:value="1.01E-2" table:formula="of:=[.$B$6]+[.B14]" table:style-name="ce232">
            <text:p>0.0101</text:p>
          </table:table-cell>
          <table:table-cell office:value-type="float" office:value="1.76" table:style-name="ce233">
            <text:p>1.760</text:p>
          </table:table-cell>
          <table:table-cell office:value-type="float" office:value="1.0542078466606769E-6" table:formula="of:=[.D14]/([.$B$2]*(1-[.$B$3]))/1000000" table:style-name="ce234">
            <text:p>1.05E-06</text:p>
          </table:table-cell>
          <table:table-cell office:value-type="float" office:value="1.5" table:style-name="ce235">
            <text:p>1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30.1" table:style-name="ce229">
            <text:p>30.1</text:p>
          </table:table-cell>
          <table:table-cell office:value-type="float" office:value="0.496" table:style-name="ce257">
            <text:p>0.496</text:p>
          </table:table-cell>
          <table:table-cell office:value-type="float" office:value="0.29759999999999998" table:formula="of:=[.$H14]*[.K14]" table:style-name="ce258">
            <text:p>0.2976</text:p>
          </table:table-cell>
          <table:table-cell office:value-type="float" office:value="0.6" table:style-name="ce259">
            <text:p>0.6</text:p>
          </table:table-cell>
          <table:table-cell office:value-type="float" office:value="0.36" table:formula="of:=[.H14]*[.M14]" table:style-name="ce258">
            <text:p>0.36</text:p>
          </table:table-cell>
          <table:table-cell office:value-type="float" office:value="5.8999999999999997E-2" table:style-name="ce260">
            <text:p>0.059</text:p>
          </table:table-cell>
          <table:table-cell office:value-type="float" office:value="0.89500000000000002" table:style-name="ce237">
            <text:p>0.895</text:p>
          </table:table-cell>
          <table:table-cell office:value-type="float" office:value="0.53700000000000003" table:formula="of:=[.H14]*[.P14]" table:style-name="ce261">
            <text:p>0.537</text:p>
          </table:table-cell>
          <table:table-cell office:value-type="float" office:value="1.0348700000000001E-2" table:style-name="ce236">
            <text:p>0.0103487</text:p>
          </table:table-cell>
          <table:table-cell office:value-type="float" office:value="7.5456479900717008" table:formula="of:=2.5*LN(11*[.R14]/0.005565)" table:style-name="ce233">
            <text:p>7.546</text:p>
          </table:table-cell>
          <table:table-cell office:value-type="float" office:value="1.4999718850533554" table:formula="of:=[.S14]*[.H14]*[.R14]*SQRT(9.806*[.R14]*[.C14])*1000" table:style-name="ce232">
            <text:p>1.5000</text:p>
          </table:table-cell>
          <table:table-cell office:value-type="float" office:value="2.1396950328244728E-2" table:formula="of:=[.E14]/([.N14]*[.$B$5]*SQRT(9.806*[.$B$4]*[.$B$5]))" table:style-name="ce262">
            <text:p>0.021</text:p>
          </table:table-cell>
          <table:table-cell office:value-type="float" office:value="1.4344324242398702E-2" table:formula="of:=[.E14]/([.Q14]*[.$B$5]*SQRT(9.806*[.$B$4]*[.$B$5]))" table:style-name="ce241">
            <text:p>0.014</text:p>
          </table:table-cell>
          <table:table-cell office:value-type="float" office:value="2.5883407655134756E-2" table:formula="of:=[.E14]/([.L14]*[.$B$5]*SQRT(9.806*[.$B$4]*[.$B$5]))" table:style-name="ce241">
            <text:p>0.026</text:p>
          </table:table-cell>
          <table:table-cell office:value-type="float" office:value="1.2838170196946838E-2" table:formula="of:=[.E14]/([.H14]*[.$B$5]*SQRT(9.806*[.$B$4]*[.$B$5]))" table:style-name="ce263">
            <text:p>0.013</text:p>
          </table:table-cell>
          <table:table-cell office:value-type="float" office:value="19.92625291923239" table:formula="of:=(1-[.$B$3])*[.$Q14]*[.$N14]*[.$R14]/[.$E14]/60" table:style-name="ce264">
            <text:p>19.93</text:p>
          </table:table-cell>
          <table:table-cell office:value-type="float" office:value="13.358381845295456" table:formula="of:=(1-[.$B$3])*[.$N14]*[.$N14]*[.$R14]/[.$E14]/60" table:style-name="ce265">
            <text:p>13.36</text:p>
          </table:table-cell>
          <table:table-cell office:value-type="float" office:value="29.723327271188314" table:formula="of:=(1-[.$B$3])*[.$Q14]*[.$Q14]*[.$R14]/[.$E14]/60" table:style-name="ce265">
            <text:p>29.72</text:p>
          </table:table-cell>
          <table:table-cell office:value-type="float" office:value="9.1288213001450149" table:formula="of:=(1-[.$B$3])*[.$L14]*[.$L14]*[.$R14]/[.$E14]/60" table:style-name="ce265">
            <text:p>9.13</text:p>
          </table:table-cell>
          <table:table-cell office:value-type="float" office:value="11.042928992110909" table:formula="of:=(1-[.$B$3])*[.$L14]*[.$N14]*[.$R14]/[.$E14]/60" table:style-name="ce265">
            <text:p>11.04</text:p>
          </table:table-cell>
          <table:table-cell office:value-type="float" office:value="37.106616236931821" table:formula="of:=(1-[.$B$3])*[.$H14]*[.$H14]*[.$R14]/[.$E14]/60" table:style-name="ce266">
            <text:p>37.11</text:p>
          </table:table-cell>
          <table:table-cell office:value-type="float" office:value="38.6" table:style-name="ce235">
            <text:p>38.60</text:p>
          </table:table-cell>
          <table:table-cell office:value-type="float" office:value="30.1" table:style-name="ce235">
            <text:p>30.1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3">
          <table:table-cell office:value-type="string" table:style-name="ce256">
            <text:p>q20_1</text:p>
          </table:table-cell>
          <table:table-cell office:value-type="float" office:value="2.0000000000000001E-4" table:style-name="ce232">
            <text:p>0.0002</text:p>
          </table:table-cell>
          <table:table-cell office:value-type="float" office:value="1.0200000000000001E-2" table:formula="of:=[.$B$6]+[.B15]" table:style-name="ce232">
            <text:p>0.0102</text:p>
          </table:table-cell>
          <table:table-cell office:value-type="float" office:value="3.4239999999999999" table:style-name="ce233">
            <text:p>3.424</text:p>
          </table:table-cell>
          <table:table-cell office:value-type="float" office:value="2.050913447139862E-6" table:formula="of:=[.D15]/([.$B$2]*(1-[.$B$3]))/1000000" table:style-name="ce234">
            <text:p>2.05E-06</text:p>
          </table:table-cell>
          <table:table-cell office:value-type="float" office:value="2" table:style-name="ce235">
            <text:p>2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29" table:style-name="ce229">
            <text:p>29</text:p>
          </table:table-cell>
          <table:table-cell office:value-type="float" office:value="0.52200000000000002" table:style-name="ce257">
            <text:p>0.522</text:p>
          </table:table-cell>
          <table:table-cell office:value-type="float" office:value="0.31319999999999998" table:formula="of:=[.$H15]*[.K15]" table:style-name="ce258">
            <text:p>0.3132</text:p>
          </table:table-cell>
          <table:table-cell office:value-type="float" office:value="0.75529999999999997" table:style-name="ce259">
            <text:p>0.7553</text:p>
          </table:table-cell>
          <table:table-cell office:value-type="float" office:value="0.45317999999999997" table:formula="of:=[.H15]*[.M15]" table:style-name="ce258">
            <text:p>0.45318</text:p>
          </table:table-cell>
          <table:table-cell office:value-type="float" office:value="5.8000000000000003E-2" table:style-name="ce260">
            <text:p>0.058</text:p>
          </table:table-cell>
          <table:table-cell office:value-type="float" office:value="0.95399999999999996" table:style-name="ce237">
            <text:p>0.954</text:p>
          </table:table-cell>
          <table:table-cell office:value-type="float" office:value="0.57239999999999991" table:formula="of:=[.H15]*[.P15]" table:style-name="ce261">
            <text:p>0.572</text:p>
          </table:table-cell>
          <table:table-cell office:value-type="float" office:value="1.2085200000000001E-2" table:style-name="ce236">
            <text:p>0.0120852</text:p>
          </table:table-cell>
          <table:table-cell office:value-type="float" office:value="7.933449628827062" table:formula="of:=2.5*LN(11*[.R15]/0.005565)" table:style-name="ce233">
            <text:p>7.933</text:p>
          </table:table-cell>
          <table:table-cell office:value-type="float" office:value="2.0000465898211002" table:formula="of:=[.S15]*[.H15]*[.R15]*SQRT(9.806*[.R15]*[.C15])*1000" table:style-name="ce232">
            <text:p>2.0000</text:p>
          </table:table-cell>
          <table:table-cell office:value-type="float" office:value="3.3067756606605721E-2" table:formula="of:=[.E15]/([.N15]*[.$B$5]*SQRT(9.806*[.$B$4]*[.$B$5]))" table:style-name="ce262">
            <text:p>0.033</text:p>
          </table:table-cell>
          <table:table-cell office:value-type="float" office:value="2.6180373757829455E-2" table:formula="of:=[.E15]/([.Q15]*[.$B$5]*SQRT(9.806*[.$B$4]*[.$B$5]))" table:style-name="ce241">
            <text:p>0.026</text:p>
          </table:table-cell>
          <table:table-cell office:value-type="float" office:value="4.7846889971205564E-2" table:formula="of:=[.E15]/([.L15]*[.$B$5]*SQRT(9.806*[.$B$4]*[.$B$5]))" table:style-name="ce241">
            <text:p>0.048</text:p>
          </table:table-cell>
          <table:table-cell office:value-type="float" office:value="2.49760765649693E-2" table:formula="of:=[.E15]/([.H15]*[.$B$5]*SQRT(9.806*[.$B$4]*[.$B$5]))" table:style-name="ce263">
            <text:p>0.025</text:p>
          </table:table-cell>
          <table:table-cell office:value-type="float" office:value="16.04967226942291" table:formula="of:=(1-[.$B$3])*[.$Q15]*[.$N15]*[.$R15]/[.$E15]/60" table:style-name="ce264">
            <text:p>16.05</text:p>
          </table:table-cell>
          <table:table-cell office:value-type="float" office:value="12.70683172441837" table:formula="of:=(1-[.$B$3])*[.$N15]*[.$N15]*[.$R15]/[.$E15]/60" table:style-name="ce265">
            <text:p>12.71</text:p>
          </table:table-cell>
          <table:table-cell office:value-type="float" office:value="20.271928167654512" table:formula="of:=(1-[.$B$3])*[.$Q15]*[.$Q15]*[.$R15]/[.$E15]/60" table:style-name="ce265">
            <text:p>20.27</text:p>
          </table:table-cell>
          <table:table-cell office:value-type="float" office:value="6.0693099284433787" table:formula="of:=(1-[.$B$3])*[.$L15]*[.$L15]*[.$R15]/[.$E15]/60" table:style-name="ce265">
            <text:p>6.07</text:p>
          </table:table-cell>
          <table:table-cell office:value-type="float" office:value="8.781896147420083" table:formula="of:=(1-[.$B$3])*[.$L15]*[.$N15]*[.$R15]/[.$E15]/60" table:style-name="ce265">
            <text:p>8.78</text:p>
          </table:table-cell>
          <table:table-cell office:value-type="float" office:value="22.274004816588789" table:formula="of:=(1-[.$B$3])*[.$H15]*[.$H15]*[.$R15]/[.$E15]/60" table:style-name="ce266">
            <text:p>22.27</text:p>
          </table:table-cell>
          <table:table-cell office:value-type="float" office:value="30.2" table:style-name="ce235">
            <text:p>30.20</text:p>
          </table:table-cell>
          <table:table-cell office:value-type="float" office:value="29.2" table:style-name="ce235">
            <text:p>29.20</text:p>
          </table:table-cell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56"/>
          <table:table-cell table:number-columns-repeated="2" table:style-name="ce232"/>
          <table:table-cell table:style-name="ce233"/>
          <table:table-cell table:style-name="ce234"/>
          <table:table-cell table:number-columns-repeated="2" table:style-name="ce235"/>
          <table:table-cell table:number-columns-repeated="3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table:style-name="ce261"/>
          <table:table-cell table:style-name="ce236"/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number-columns-repeated="4" table:style-name="ce265"/>
          <table:table-cell table:style-name="ce266"/>
          <table:table-cell table:number-columns-repeated="2" table:style-name="ce235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office:value-type="string" table:style-name="ce256">
            <text:p>q05rgm5</text:p>
          </table:table-cell>
          <table:table-cell table:number-columns-repeated="2" table:style-name="ce232"/>
          <table:table-cell office:value-type="float" office:value="0.15" table:style-name="ce233">
            <text:p>0.150</text:p>
          </table:table-cell>
          <table:table-cell office:value-type="float" office:value="8.9847259658580409E-8" table:formula="of:=[.D17]/([.$B$2]*(1-[.$B$3]))/1000000" table:style-name="ce234">
            <text:p>8.98E-08</text:p>
          </table:table-cell>
          <table:table-cell office:value-type="float" office:value="0.5" table:style-name="ce235">
            <text:p>0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1" table:style-name="ce261">
            <text:p>0.510</text:p>
          </table:table-cell>
          <table:table-cell office:value-type="float" office:value="5.4999999999999997E-3" table:style-name="ce260">
            <text:p>0.0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167.18122575000001" table:formula="of:=(1-[.$B$3])*[.$Q17]*[.$Q17]*[.$R17]/[.$E17]/60" table:style-name="ce265">
            <text:p>167.18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07rgm</text:p>
          </table:table-cell>
          <table:table-cell table:number-columns-repeated="2" table:style-name="ce232"/>
          <table:table-cell office:value-type="float" office:value="0.57999999999999996" table:formula="of:=[q07_1.M12]" table:style-name="ce233">
            <text:p>0.580</text:p>
          </table:table-cell>
          <table:table-cell office:value-type="float" office:value="3.4740940401317758E-7" table:formula="of:=[.D18]/([.$B$2]*(1-[.$B$3]))/1000000" table:style-name="ce234">
            <text:p>3.47E-07</text:p>
          </table:table-cell>
          <table:table-cell office:value-type="float" office:value="0.7" table:style-name="ce235">
            <text:p>0.7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48839999999999995" table:style-name="ce261">
            <text:p>0.488</text:p>
          </table:table-cell>
          <table:table-cell office:value-type="float" office:value="6.8640000000000003E-3" table:style-name="ce267">
            <text:p>0.006864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49.485312169810754" table:formula="of:=(1-[.$B$3])*[.$Q18]*[.$Q18]*[.$R18]/[.$E18]/60" table:style-name="ce265">
            <text:p>49.49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10rgm2</text:p>
          </table:table-cell>
          <table:table-cell table:number-columns-repeated="2" table:style-name="ce232"/>
          <table:table-cell office:value-type="float" office:value="0.76800000000000002" table:formula="of:=[q10_2.M13]" table:style-name="ce233">
            <text:p>0.768</text:p>
          </table:table-cell>
          <table:table-cell office:value-type="float" office:value="4.6001796945193173E-7" table:formula="of:=[.D19]/([.$B$2]*(1-[.$B$3]))/1000000" table:style-name="ce234">
            <text:p>4.60E-07</text:p>
          </table:table-cell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3279999999999994" table:style-name="ce261">
            <text:p>0.533</text:p>
          </table:table-cell>
          <table:table-cell office:value-type="float" office:value="8.3059999999999991E-3" table:style-name="ce236">
            <text:p>0.0083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53.81890551670498" table:formula="of:=(1-[.$B$3])*[.$Q19]*[.$Q19]*[.$R19]/[.$E19]/60" table:style-name="ce265">
            <text:p>53.82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15rgm2</text:p>
          </table:table-cell>
          <table:table-cell table:number-columns-repeated="2" table:style-name="ce232"/>
          <table:table-cell office:value-type="float" office:value="1.76" table:formula="of:=[q15_1.M13]" table:style-name="ce233">
            <text:p>1.760</text:p>
          </table:table-cell>
          <table:table-cell office:value-type="float" office:value="1.0542078466606769E-6" table:formula="of:=[.D20]/([.$B$2]*(1-[.$B$3]))/1000000" table:style-name="ce234">
            <text:p>1.05E-06</text:p>
          </table:table-cell>
          <table:table-cell office:value-type="float" office:value="1.5" table:style-name="ce235">
            <text:p>1.5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office:value-type="float" office:value="0.54503999999999997" table:style-name="ce261">
            <text:p>0.545</text:p>
          </table:table-cell>
          <table:table-cell office:value-type="float" office:value="1.0427000000000001E-2" table:style-name="ce236">
            <text:p>0.010427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30.85170571087799" table:formula="of:=(1-[.$B$3])*[.$Q20]*[.$Q20]*[.$R20]/[.$E20]/60" table:style-name="ce265">
            <text:p>30.85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20rgm2</text:p>
          </table:table-cell>
          <table:table-cell table:number-columns-repeated="2" table:style-name="ce232"/>
          <table:table-cell office:value-type="float" office:value="3.2770000000000001" table:formula="of:=[q20_2.M13]" table:style-name="ce233">
            <text:p>3.277</text:p>
          </table:table-cell>
          <table:table-cell office:value-type="float" office:value="1.9628631326744533E-6" table:formula="of:=[.D21]/([.$B$2]*(1-[.$B$3]))/1000000" table:style-name="ce234">
            <text:p>1.96E-06</text:p>
          </table:table-cell>
          <table:table-cell office:value-type="float" office:value="2" table:style-name="ce235">
            <text:p>2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table:number-columns-repeated="2" table:style-name="ce229"/>
          <table:table-cell table:style-name="ce259"/>
          <table:table-cell table:style-name="ce258"/>
          <table:table-cell table:style-name="ce259"/>
          <table:table-cell table:style-name="ce258"/>
          <table:table-cell table:style-name="ce260"/>
          <table:table-cell table:style-name="ce237"/>
          <table:table-cell table:style-name="ce261"/>
          <table:table-cell table:style-name="ce260"/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table:style-name="ce264"/>
          <table:table-cell table:style-name="ce265"/>
          <table:table-cell office:value-type="float" office:value="0" table:formula="of:=(1-[.$B$3])*[.$Q21]*[.$Q21]*[.$R21]/[.$E21]/60" table:style-name="ce265">
            <text:p>0.00</text:p>
          </table:table-cell>
          <table:table-cell table:number-columns-repeated="2" table:style-name="ce265"/>
          <table:table-cell table:style-name="ce266"/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256">
            <text:p>q05_1</text:p>
          </table:table-cell>
          <table:table-cell table:style-name="ce232"/>
          <table:table-cell office:value-type="float" office:value="9.674513639891847E-3" table:formula="of:=[q05_1.Y37]" table:style-name="ce232">
            <text:p>0.0097</text:p>
          </table:table-cell>
          <table:table-cell office:value-type="float" office:value="0.23" table:style-name="ce233">
            <text:p>0.230</text:p>
          </table:table-cell>
          <table:table-cell office:value-type="float" office:value="1.3776579814315664E-7" table:formula="of:=[.D22]/([.$B$2]*(1-[.$B$3]))/1000000" table:style-name="ce234">
            <text:p>1.38E-07</text:p>
          </table:table-cell>
          <table:table-cell office:value-type="float" office:value="0.5" table:style-name="ce235">
            <text:p>0.50</text:p>
          </table:table-cell>
          <table:table-cell office:value-type="float" office:value="0.50580000000000003" table:style-name="ce235">
            <text:p>0.51</text:p>
          </table:table-cell>
          <table:table-cell office:value-type="float" office:value="0.6" table:style-name="ce229">
            <text:p>0.6</text:p>
          </table:table-cell>
          <table:table-cell office:value-type="float" office:value="0.5" table:style-name="ce229">
            <text:p>0.5</text:p>
          </table:table-cell>
          <table:table-cell office:value-type="float" office:value="81" table:style-name="ce229">
            <text:p>81</text:p>
          </table:table-cell>
          <table:table-cell office:value-type="float" office:value="0.33333333333333337" table:formula="of:=[.L22]/[.H22]" table:style-name="ce268">
            <text:p>0.33</text:p>
          </table:table-cell>
          <table:table-cell office:value-type="float" office:value="0.2" table:style-name="ce258">
            <text:p>0.2</text:p>
          </table:table-cell>
          <table:table-cell office:value-type="float" office:value="0.13333333333333333" table:formula="of:=[.N22]/[.H22]" table:style-name="ce269">
            <text:p>0.13</text:p>
          </table:table-cell>
          <table:table-cell office:value-type="float" office:value="0.08" table:style-name="ce258">
            <text:p>0.08</text:p>
          </table:table-cell>
          <table:table-cell office:value-type="float" office:value="4.4999999999999998E-2" table:style-name="ce260">
            <text:p>0.045</text:p>
          </table:table-cell>
          <table:table-cell office:value-type="float" office:value="0.85" table:style-name="ce237">
            <text:p>0.850</text:p>
          </table:table-cell>
          <table:table-cell office:value-type="float" office:value="0.51" table:formula="of:=[.H22]*[.P22]" table:style-name="ce261">
            <text:p>0.510</text:p>
          </table:table-cell>
          <table:table-cell office:value-type="float" office:value="5.4999999999999997E-3" table:style-name="ce260">
            <text:p>0.006</text:p>
          </table:table-cell>
          <table:table-cell table:style-name="ce233"/>
          <table:table-cell table:style-name="ce232"/>
          <table:table-cell table:style-name="ce262"/>
          <table:table-cell table:number-columns-repeated="2" table:style-name="ce241"/>
          <table:table-cell table:style-name="ce263"/>
          <table:table-cell office:value-type="float" office:value="17.102938695652178" table:formula="of:=(1-[.$B$3])*[.$Q22]*[.$N22]*[.$R22]/[.$E22]/60" table:style-name="ce264">
            <text:p>17.10</text:p>
          </table:table-cell>
          <table:table-cell office:value-type="float" office:value="2.6828139130434776" table:formula="of:=(1-[.$B$3])*[.$N22]*[.$N22]*[.$R22]/[.$E22]/60" table:style-name="ce265">
            <text:p>2.68</text:p>
          </table:table-cell>
          <table:table-cell office:value-type="float" office:value="109.0312341847826" table:formula="of:=(1-[.$B$3])*[.$Q22]*[.$Q22]*[.$R22]/[.$E22]/60" table:style-name="ce265">
            <text:p>109.03</text:p>
          </table:table-cell>
          <table:table-cell office:value-type="float" office:value="16.767586956521736" table:formula="of:=(1-[.$B$3])*[.$L22]*[.$L22]*[.$R22]/[.$E22]/60" table:style-name="ce265">
            <text:p>16.77</text:p>
          </table:table-cell>
          <table:table-cell office:value-type="float" office:value="6.7070347826086953" table:formula="of:=(1-[.$B$3])*[.$L22]*[.$N22]*[.$R22]/[.$E22]/60" table:style-name="ce265">
            <text:p>6.71</text:p>
          </table:table-cell>
          <table:table-cell office:value-type="float" office:value="150.90828260869563" table:formula="of:=(1-[.$B$3])*[.$H22]*[.$H22]*[.$R22]/[.$E22]/60" table:style-name="ce266">
            <text:p>150.91</text:p>
          </table:table-cell>
          <table:table-cell table:number-columns-repeated="2" table:style-name="ce235"/>
          <table:table-cell table:number-columns-repeated="16352"/>
        </table:table-row>
        <table:table-row table:style-name="ro1">
          <table:table-cell office:value-type="string" table:style-name="ce140">
            <text:p>q07_1</text:p>
          </table:table-cell>
          <table:table-cell table:style-name="ce225"/>
          <table:table-cell office:value-type="float" office:value="1.0074902726090851E-2" table:formula="of:=[q07_1.Y34]" table:style-name="ce225">
            <text:p>0.010074903</text:p>
          </table:table-cell>
          <table:table-cell office:value-type="float" office:value="0.39" table:style-name="ce225">
            <text:p>0.39</text:p>
          </table:table-cell>
          <table:table-cell office:value-type="float" office:value="2.336028751123091E-7" table:formula="of:=[.D23]/([.$B$2]*(1-[.$B$3]))/1000000" table:style-name="ce234">
            <text:p>2.34E-07</text:p>
          </table:table-cell>
          <table:table-cell office:value-type="float" office:value="0.7" table:style-name="ce242">
            <text:p>0.70</text:p>
          </table:table-cell>
          <table:table-cell office:value-type="float" office:value="0.69410000000000005" table:style-name="ce242">
            <text:p>0.69</text:p>
          </table:table-cell>
          <table:table-cell office:value-type="float" office:value="0.6" table:style-name="ce225">
            <text:p>0.6</text:p>
          </table:table-cell>
          <table:table-cell office:value-type="float" office:value="0.5" table:style-name="ce225">
            <text:p>0.5</text:p>
          </table:table-cell>
          <table:table-cell office:value-type="float" office:value="47" table:style-name="ce225">
            <text:p>47</text:p>
          </table:table-cell>
          <table:table-cell office:value-type="float" office:value="0.27300000000000002" table:style-name="ce257">
            <text:p>0.273</text:p>
          </table:table-cell>
          <table:table-cell office:value-type="float" office:value="0.1638" table:formula="of:=[.$H23]*[.K23]" table:style-name="ce258">
            <text:p>0.1638</text:p>
          </table:table-cell>
          <table:table-cell office:value-type="float" office:value="0.6" table:style-name="ce270">
            <text:p>0.6</text:p>
          </table:table-cell>
          <table:table-cell office:value-type="float" office:value="0.36" table:formula="of:=[.H23]*[.M23]" table:style-name="ce271">
            <text:p>0.36</text:p>
          </table:table-cell>
          <table:table-cell office:value-type="float" office:value="5.2999999999999999E-2" table:style-name="ce260">
            <text:p>0.053</text:p>
          </table:table-cell>
          <table:table-cell office:value-type="float" office:value="0.81399999999999995" table:style-name="ce272">
            <text:p>0.814</text:p>
          </table:table-cell>
          <table:table-cell office:value-type="float" office:value="0.48839999999999995" table:formula="of:=[.H23]*[.P23]" table:style-name="ce261">
            <text:p>0.488</text:p>
          </table:table-cell>
          <table:table-cell office:value-type="float" office:value="6.8640000000000003E-3" table:style-name="ce267">
            <text:p>0.006864</text:p>
          </table:table-cell>
          <table:table-cell office:value-type="float" office:value="6.5192216256413094" table:formula="of:=2.5*LN(11*[.R23]/0.005565)" table:style-name="ce233">
            <text:p>6.519</text:p>
          </table:table-cell>
          <table:table-cell office:value-type="float" office:value="0.69916436228641488" table:formula="of:=[.S23]*[.H23]*[.R23]*SQRT(9.806*[.R23]*[.C23])*1000" table:style-name="ce232">
            <text:p>0.6992</text:p>
          </table:table-cell>
          <table:table-cell office:value-type="float" office:value="4.7413696750087759E-3" table:formula="of:=[.E23]/([.N23]*[.$B$5]*SQRT(9.806*[.$B$4]*[.$B$5]))" table:style-name="ce262">
            <text:p>0.005</text:p>
          </table:table-cell>
          <table:table-cell office:value-type="float" office:value="3.4948670823160516E-3" table:formula="of:=[.E23]/([.Q23]*[.$B$5]*SQRT(9.806*[.$B$4]*[.$B$5]))" table:style-name="ce241">
            <text:p>0.003</text:p>
          </table:table-cell>
          <table:table-cell office:value-type="float" office:value="1.042059269232698E-2" table:formula="of:=[.E23]/([.L23]*[.$B$5]*SQRT(9.806*[.$B$4]*[.$B$5]))" table:style-name="ce241">
            <text:p>0.010</text:p>
          </table:table-cell>
          <table:table-cell office:value-type="float" office:value="2.8448218050052656E-3" table:formula="of:=[.E23]/([.H23]*[.$B$5]*SQRT(9.806*[.$B$4]*[.$B$5]))" table:style-name="ce263">
            <text:p>0.003</text:p>
          </table:table-cell>
          <table:table-cell office:value-type="float" office:value="54.245853446399984" table:formula="of:=(1-[.$B$3])*[.$Q23]*[.$N23]*[.$R23]/[.$E23]/60" table:style-name="ce264">
            <text:p>54.25</text:p>
          </table:table-cell>
          <table:table-cell office:value-type="float" office:value="39.984658559999993" table:formula="of:=(1-[.$B$3])*[.$N23]*[.$N23]*[.$R23]/[.$E23]/60" table:style-name="ce265">
            <text:p>39.98</text:p>
          </table:table-cell>
          <table:table-cell office:value-type="float" office:value="73.593541175615968" table:formula="of:=(1-[.$B$3])*[.$Q23]*[.$Q23]*[.$R23]/[.$E23]/60" table:style-name="ce265">
            <text:p>73.59</text:p>
          </table:table-cell>
          <table:table-cell office:value-type="float" office:value="8.2778239383839995" table:formula="of:=(1-[.$B$3])*[.$L23]*[.$L23]*[.$R23]/[.$E23]/60" table:style-name="ce265">
            <text:p>8.28</text:p>
          </table:table-cell>
          <table:table-cell office:value-type="float" office:value="18.193019644800003" table:formula="of:=(1-[.$B$3])*[.$L23]*[.$N23]*[.$R23]/[.$E23]/60" table:style-name="ce265">
            <text:p>18.19</text:p>
          </table:table-cell>
          <table:table-cell office:value-type="float" office:value="111.068496" table:formula="of:=(1-[.$B$3])*[.$H23]*[.$H23]*[.$R23]/[.$E23]/60" table:style-name="ce266">
            <text:p>111.07</text:p>
          </table:table-cell>
          <table:table-cell office:value-type="float" office:value="74.599999999999994" table:style-name="ce235">
            <text:p>74.60</text:p>
          </table:table-cell>
          <table:table-cell office:value-type="float" office:value="56.1" table:style-name="ce242">
            <text:p>56.1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0_2</text:p>
          </table:table-cell>
          <table:table-cell table:style-name="ce274"/>
          <table:table-cell office:value-type="float" office:value="9.8475136824649374E-3" table:formula="of:=[q10_2.Y34]" table:style-name="ce274">
            <text:p>0.0098</text:p>
          </table:table-cell>
          <table:table-cell office:value-type="float" office:value="0.76800000000000002" table:style-name="ce237">
            <text:p>0.768</text:p>
          </table:table-cell>
          <table:table-cell office:value-type="float" office:value="4.6001796945193173E-7" table:formula="of:=[.D24]/([.$B$2]*(1-[.$B$3]))/1000000" table:style-name="ce275">
            <text:p>4.60E-07</text:p>
          </table:table-cell>
          <table:table-cell office:value-type="float" office:value="1" table:style-name="ce265">
            <text:p>1.00</text:p>
          </table:table-cell>
          <table:table-cell office:value-type="float" office:value="1.0404" table:style-name="ce265">
            <text:p>1.04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24.8" table:style-name="ce236">
            <text:p>24.8</text:p>
          </table:table-cell>
          <table:table-cell office:value-type="float" office:value="0.33800000000000002" table:style-name="ce276">
            <text:p>0.338</text:p>
          </table:table-cell>
          <table:table-cell office:value-type="float" office:value="0.20280000000000001" table:formula="of:=[.$H24]*[.K24]" table:style-name="ce258">
            <text:p>0.2028</text:p>
          </table:table-cell>
          <table:table-cell office:value-type="float" office:value="0.49440000000000001" table:style-name="ce259">
            <text:p>0.4944</text:p>
          </table:table-cell>
          <table:table-cell office:value-type="float" office:value="0.29664000000000001" table:formula="of:=[.H24]*[.M24]" table:style-name="ce277">
            <text:p>0.29664</text:p>
          </table:table-cell>
          <table:table-cell office:value-type="float" office:value="4.8000000000000001E-2" table:style-name="ce260">
            <text:p>0.048</text:p>
          </table:table-cell>
          <table:table-cell office:value-type="float" office:value="0.88800000000000001" table:style-name="ce237">
            <text:p>0.888</text:p>
          </table:table-cell>
          <table:table-cell office:value-type="float" office:value="0.53279999999999994" table:formula="of:=[.H24]*[.P24]" table:style-name="ce261">
            <text:p>0.533</text:p>
          </table:table-cell>
          <table:table-cell office:value-type="float" office:value="8.3059999999999991E-3" table:style-name="ce236">
            <text:p>0.008306</text:p>
          </table:table-cell>
          <table:table-cell office:value-type="float" office:value="6.9959410831985602" table:formula="of:=2.5*LN(11*[.R24]/0.005565)" table:style-name="ce237">
            <text:p>6.996</text:p>
          </table:table-cell>
          <table:table-cell office:value-type="float" office:value="0.98740318743895539" table:formula="of:=[.S24]*[.H24]*[.R24]*SQRT(9.806*[.R24]*[.C24])*1000" table:style-name="ce274">
            <text:p>0.9874</text:p>
          </table:table-cell>
          <table:table-cell office:value-type="float" office:value="1.1331129917870114E-2" table:formula="of:=[.E24]/([.N24]*[.$B$5]*SQRT(9.806*[.$B$4]*[.$B$5]))" table:style-name="ce278">
            <text:p>0.011</text:p>
          </table:table-cell>
          <table:table-cell office:value-type="float" office:value="6.3086831434628196E-3" table:formula="of:=[.E24]/([.Q24]*[.$B$5]*SQRT(9.806*[.$B$4]*[.$B$5]))" table:style-name="ce241">
            <text:p>0.006</text:p>
          </table:table-cell>
          <table:table-cell office:value-type="float" office:value="1.65742918088609E-2" table:formula="of:=[.E24]/([.L24]*[.$B$5]*SQRT(9.806*[.$B$4]*[.$B$5]))" table:style-name="ce241">
            <text:p>0.017</text:p>
          </table:table-cell>
          <table:table-cell office:value-type="float" office:value="5.6021106313949845E-3" table:formula="of:=[.E24]/([.H24]*[.$B$5]*SQRT(9.806*[.$B$4]*[.$B$5]))" table:style-name="ce263">
            <text:p>0.006</text:p>
          </table:table-cell>
          <table:table-cell office:value-type="float" office:value="29.96403928767899" table:formula="of:=(1-[.$B$3])*[.$Q24]*[.$N24]*[.$R24]/[.$E24]/60" table:style-name="ce264">
            <text:p>29.96</text:p>
          </table:table-cell>
          <table:table-cell office:value-type="float" office:value="16.682681333140199" table:formula="of:=(1-[.$B$3])*[.$N24]*[.$N24]*[.$R24]/[.$E24]/60" table:style-name="ce265">
            <text:p>16.68</text:p>
          </table:table-cell>
          <table:table-cell office:value-type="float" office:value="53.81890551670498" table:formula="of:=(1-[.$B$3])*[.$Q24]*[.$Q24]*[.$R24]/[.$E24]/60" table:style-name="ce265">
            <text:p>53.82</text:p>
          </table:table-cell>
          <table:table-cell office:value-type="float" office:value="7.7972656463690635" table:formula="of:=(1-[.$B$3])*[.$L24]*[.$L24]*[.$R24]/[.$E24]/60" table:style-name="ce265">
            <text:p>7.80</text:p>
          </table:table-cell>
          <table:table-cell office:value-type="float" office:value="11.40523117031025" table:formula="of:=(1-[.$B$3])*[.$L24]*[.$N24]*[.$R24]/[.$E24]/60" table:style-name="ce265">
            <text:p>11.41</text:p>
          </table:table-cell>
          <table:table-cell office:value-type="float" office:value="68.250986015624989" table:formula="of:=(1-[.$B$3])*[.$H24]*[.$H24]*[.$R24]/[.$E24]/60" table:style-name="ce266">
            <text:p>68.25</text:p>
          </table:table-cell>
          <table:table-cell office:value-type="float" office:value="55" table:style-name="ce265">
            <text:p>55.00</text:p>
          </table:table-cell>
          <table:table-cell office:value-type="float" office:value="49.6" table:style-name="ce265">
            <text:p>49.6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5_2</text:p>
          </table:table-cell>
          <table:table-cell table:style-name="ce274"/>
          <table:table-cell office:value-type="float" office:value="9.78585420326652E-3" table:formula="of:=[q15_2.Y34]" table:style-name="ce274">
            <text:p>0.0098</text:p>
          </table:table-cell>
          <table:table-cell office:value-type="float" office:value="1.8029999999999999" table:style-name="ce237">
            <text:p>1.803</text:p>
          </table:table-cell>
          <table:table-cell office:value-type="float" office:value="1.0799640610961365E-6" table:formula="of:=[.D25]/([.$B$2]*(1-[.$B$3]))/1000000" table:style-name="ce275">
            <text:p>1.08E-06</text:p>
          </table:table-cell>
          <table:table-cell office:value-type="float" office:value="1.5" table:style-name="ce265">
            <text:p>1.50</text:p>
          </table:table-cell>
          <table:table-cell office:value-type="float" office:value="1.3823000000000001" table:style-name="ce265">
            <text:p>1.38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19" table:style-name="ce236">
            <text:p>19</text:p>
          </table:table-cell>
          <table:table-cell office:value-type="float" office:value="0.42799999999999999" table:style-name="ce276">
            <text:p>0.428</text:p>
          </table:table-cell>
          <table:table-cell office:value-type="float" office:value="0.25679999999999997" table:formula="of:=[.$H25]*[.K25]" table:style-name="ce258">
            <text:p>0.2568</text:p>
          </table:table-cell>
          <table:table-cell office:value-type="float" office:value="0.6" table:style-name="ce279">
            <text:p>0.6</text:p>
          </table:table-cell>
          <table:table-cell office:value-type="float" office:value="0.36" table:style-name="ce271">
            <text:p>0.36</text:p>
          </table:table-cell>
          <table:table-cell office:value-type="float" office:value="5.6000000000000001E-2" table:style-name="ce260">
            <text:p>0.056</text:p>
          </table:table-cell>
          <table:table-cell office:value-type="float" office:value="0.92700000000000005" table:style-name="ce237">
            <text:p>0.927</text:p>
          </table:table-cell>
          <table:table-cell office:value-type="float" office:value="0.54503999999999997" table:style-name="ce261">
            <text:p>0.545</text:p>
          </table:table-cell>
          <table:table-cell office:value-type="float" office:value="1.0427000000000001E-2" table:style-name="ce236">
            <text:p>0.010427</text:p>
          </table:table-cell>
          <table:table-cell office:value-type="float" office:value="7.5644922096957963" table:formula="of:=2.5*LN(11*[.R25]/0.005565)" table:style-name="ce237">
            <text:p>7.564</text:p>
          </table:table-cell>
          <table:table-cell office:value-type="float" office:value="1.49697795776412" table:formula="of:=[.S25]*[.H25]*[.R25]*SQRT(9.806*[.R25]*[.C25])*1000" table:style-name="ce274">
            <text:p>1.4970</text:p>
          </table:table-cell>
          <table:table-cell office:value-type="float" office:value="2.1919716728309797E-2" table:formula="of:=[.E25]/([.N25]*[.$B$5]*SQRT(9.806*[.$B$4]*[.$B$5]))" table:style-name="ce278">
            <text:p>0.022</text:p>
          </table:table-cell>
          <table:table-cell office:value-type="float" office:value="1.447801633309762E-2" table:formula="of:=[.E25]/([.Q25]*[.$B$5]*SQRT(9.806*[.$B$4]*[.$B$5]))" table:style-name="ce241">
            <text:p>0.014</text:p>
          </table:table-cell>
          <table:table-cell office:value-type="float" office:value="3.0728574852770744E-2" table:formula="of:=[.E25]/([.L25]*[.$B$5]*SQRT(9.806*[.$B$4]*[.$B$5]))" table:style-name="ce241">
            <text:p>0.031</text:p>
          </table:table-cell>
          <table:table-cell office:value-type="float" office:value="1.3151830036985879E-2" table:formula="of:=[.E25]/([.H25]*[.$B$5]*SQRT(9.806*[.$B$4]*[.$B$5]))" table:style-name="ce263">
            <text:p>0.013</text:p>
          </table:table-cell>
          <table:table-cell office:value-type="float" office:value="19.891624208861231" table:formula="of:=(1-[.$B$3])*[.$Q25]*[.$N25]*[.$R25]/[.$E25]/60" table:style-name="ce264">
            <text:p>19.89</text:p>
          </table:table-cell>
          <table:table-cell office:value-type="float" office:value="13.13845720532446" table:formula="of:=(1-[.$B$3])*[.$N25]*[.$N25]*[.$R25]/[.$E25]/60" table:style-name="ce265">
            <text:p>13.14</text:p>
          </table:table-cell>
          <table:table-cell office:value-type="float" office:value="30.115919052215904" table:formula="of:=(1-[.$B$3])*[.$Q25]*[.$Q25]*[.$R25]/[.$E25]/60" table:style-name="ce265">
            <text:p>30.12</text:p>
          </table:table-cell>
          <table:table-cell office:value-type="float" office:value="6.6854309575004311" table:formula="of:=(1-[.$B$3])*[.$L25]*[.$L25]*[.$R25]/[.$E25]/60" table:style-name="ce265">
            <text:p>6.69</text:p>
          </table:table-cell>
          <table:table-cell office:value-type="float" office:value="9.3720994731314473" table:formula="of:=(1-[.$B$3])*[.$L25]*[.$N25]*[.$R25]/[.$E25]/60" table:style-name="ce265">
            <text:p>9.37</text:p>
          </table:table-cell>
          <table:table-cell office:value-type="float" office:value="36.495714459234605" table:formula="of:=(1-[.$B$3])*[.$H25]*[.$H25]*[.$R25]/[.$E25]/60" table:style-name="ce266">
            <text:p>36.50</text:p>
          </table:table-cell>
          <table:table-cell office:value-type="float" office:value="38.6" table:style-name="ce265">
            <text:p>38.60</text:p>
          </table:table-cell>
          <table:table-cell office:value-type="float" office:value="30.1" table:style-name="ce265">
            <text:p>30.10</text:p>
          </table:table-cell>
          <table:table-cell table:number-columns-repeated="16352"/>
        </table:table-row>
        <table:table-row table:style-name="ro1">
          <table:table-cell office:value-type="string" table:style-name="ce273">
            <text:p>q15_3</text:p>
          </table:table-cell>
          <table:table-cell table:style-name="ce274"/>
          <table:table-cell office:value-type="float" office:value="9.7824313063026858E-3" table:formula="of:=[q15_3.Y34]" table:style-name="ce274">
            <text:p>0.0098</text:p>
          </table:table-cell>
          <table:table-cell table:style-name="ce237"/>
          <table:table-cell table:style-name="ce275"/>
          <table:table-cell office:value-type="float" office:value="1.5" table:style-name="ce265">
            <text:p>1.50</text:p>
          </table:table-cell>
          <table:table-cell office:value-type="float" office:value="1.5006999999999999" table:style-name="ce265">
            <text:p>1.50</text:p>
          </table:table-cell>
          <table:table-cell office:value-type="float" office:value="0.6" table:style-name="ce236">
            <text:p>0.6</text:p>
          </table:table-cell>
          <table:table-cell table:style-name="ce236"/>
          <table:table-cell office:value-type="float" office:value="20" table:style-name="ce236">
            <text:p>20</text:p>
          </table:table-cell>
          <table:table-cell table:style-name="ce276"/>
          <table:table-cell table:style-name="ce258"/>
          <table:table-cell table:style-name="ce279"/>
          <table:table-cell table:style-name="ce271"/>
          <table:table-cell table:style-name="ce260"/>
          <table:table-cell table:style-name="ce237"/>
          <table:table-cell table:style-name="ce261"/>
          <table:table-cell table:style-name="ce236"/>
          <table:table-cell table:style-name="ce237"/>
          <table:table-cell table:style-name="ce274"/>
          <table:table-cell table:style-name="ce278"/>
          <table:table-cell table:number-columns-repeated="2" table:style-name="ce241"/>
          <table:table-cell table:style-name="ce263"/>
          <table:table-cell table:style-name="ce264"/>
          <table:table-cell table:number-columns-repeated="4" table:style-name="ce265"/>
          <table:table-cell table:style-name="ce266"/>
          <table:table-cell table:number-columns-repeated="2" table:style-name="ce265"/>
          <table:table-cell table:number-columns-repeated="16352"/>
        </table:table-row>
        <table:table-row table:style-name="ro1">
          <table:table-cell office:value-type="string" table:style-name="ce273">
            <text:p>q20_2</text:p>
          </table:table-cell>
          <table:table-cell table:style-name="ce274"/>
          <table:table-cell office:value-type="float" office:value="9.5442041898619236E-3" table:formula="of:=[q20_2.Y34]" table:style-name="ce274">
            <text:p>0.0095</text:p>
          </table:table-cell>
          <table:table-cell office:value-type="float" office:value="3.2770000000000001" table:style-name="ce237">
            <text:p>3.277</text:p>
          </table:table-cell>
          <table:table-cell office:value-type="float" office:value="1.9628631326744533E-6" table:formula="of:=[.D27]/([.$B$2]*(1-[.$B$3]))/1000000" table:style-name="ce275">
            <text:p>1.96E-06</text:p>
          </table:table-cell>
          <table:table-cell office:value-type="float" office:value="2" table:style-name="ce265">
            <text:p>2.00</text:p>
          </table:table-cell>
          <table:table-cell office:value-type="float" office:value="2.0251000000000001" table:style-name="ce265">
            <text:p>2.03</text:p>
          </table:table-cell>
          <table:table-cell office:value-type="float" office:value="0.6" table:style-name="ce236">
            <text:p>0.6</text:p>
          </table:table-cell>
          <table:table-cell office:value-type="float" office:value="0.5" table:style-name="ce236">
            <text:p>0.5</text:p>
          </table:table-cell>
          <table:table-cell office:value-type="float" office:value="15" table:style-name="ce236">
            <text:p>15</text:p>
          </table:table-cell>
          <table:table-cell office:value-type="float" office:value="0.439" table:style-name="ce280">
            <text:p>0.439</text:p>
          </table:table-cell>
          <table:table-cell office:value-type="float" office:value="0.26339999999999997" table:formula="of:=[.$H27]*[.K27]" table:style-name="ce281">
            <text:p>0.2634</text:p>
          </table:table-cell>
          <table:table-cell office:value-type="float" office:value="0.73440000000000005" table:style-name="ce280">
            <text:p>0.7344</text:p>
          </table:table-cell>
          <table:table-cell office:value-type="float" office:value="0.44064000000000003" table:formula="of:=[.H27]*[.M27]" table:style-name="ce282">
            <text:p>0.44064</text:p>
          </table:table-cell>
          <table:table-cell office:value-type="float" office:value="5.8999999999999997E-2" table:style-name="ce283">
            <text:p>0.059</text:p>
          </table:table-cell>
          <table:table-cell office:value-type="float" office:value="0.95199999999999996" table:style-name="ce284">
            <text:p>0.952</text:p>
          </table:table-cell>
          <table:table-cell office:value-type="float" office:value="0.57119999999999993" table:formula="of:=[.H27]*[.P27]" table:style-name="ce285">
            <text:p>0.571</text:p>
          </table:table-cell>
          <table:table-cell office:value-type="float" office:value="1.2085200000000001E-2" table:style-name="ce236">
            <text:p>0.0120852</text:p>
          </table:table-cell>
          <table:table-cell office:value-type="float" office:value="7.933449628827062" table:formula="of:=2.5*LN(11*[.R27]/0.005565)" table:style-name="ce237">
            <text:p>7.933</text:p>
          </table:table-cell>
          <table:table-cell office:value-type="float" office:value="1.9346833208773784" table:formula="of:=[.S27]*[.H27]*[.R27]*SQRT(9.806*[.R27]*[.C27])*1000" table:style-name="ce274">
            <text:p>1.9347</text:p>
          </table:table-cell>
          <table:table-cell office:value-type="float" office:value="3.2548743977299635E-2" table:formula="of:=[.E27]/([.N27]*[.$B$5]*SQRT(9.806*[.$B$4]*[.$B$5]))" table:style-name="ce286">
            <text:p>0.033</text:p>
          </table:table-cell>
          <table:table-cell office:value-type="float" office:value="2.5109031068202583E-2" table:formula="of:=[.E27]/([.Q27]*[.$B$5]*SQRT(9.806*[.$B$4]*[.$B$5]))" table:style-name="ce287">
            <text:p>0.025</text:p>
          </table:table-cell>
          <table:table-cell office:value-type="float" office:value="5.4450563956557764E-2" table:formula="of:=[.E27]/([.L27]*[.$B$5]*SQRT(9.806*[.$B$4]*[.$B$5]))" table:style-name="ce287">
            <text:p>0.054</text:p>
          </table:table-cell>
          <table:table-cell office:value-type="float" office:value="2.3903797576928856E-2" table:formula="of:=[.E27]/([.H27]*[.$B$5]*SQRT(9.806*[.$B$4]*[.$B$5]))" table:style-name="ce288">
            <text:p>0.024</text:p>
          </table:table-cell>
          <table:table-cell office:value-type="float" office:value="16.271411950366439" table:formula="of:=(1-[.$B$3])*[.$Q27]*[.$N27]*[.$R27]/[.$E27]/60" table:style-name="ce289">
            <text:p>16.27</text:p>
          </table:table-cell>
          <table:table-cell office:value-type="float" office:value="12.552232075996965" table:formula="of:=(1-[.$B$3])*[.$N27]*[.$N27]*[.$R27]/[.$E27]/60" table:style-name="ce290">
            <text:p>12.55</text:p>
          </table:table-cell>
          <table:table-cell office:value-type="float" office:value="21.092571046771305" table:formula="of:=(1-[.$B$3])*[.$Q27]*[.$Q27]*[.$R27]/[.$E27]/60" table:style-name="ce290">
            <text:p>21.09</text:p>
          </table:table-cell>
          <table:table-cell office:value-type="float" office:value="4.4852294425543873" table:formula="of:=(1-[.$B$3])*[.$L27]*[.$L27]*[.$R27]/[.$E27]/60" table:style-name="ce290">
            <text:p>4.49</text:p>
          </table:table-cell>
          <table:table-cell office:value-type="float" office:value="7.5033086619862042" table:formula="of:=(1-[.$B$3])*[.$L27]*[.$N27]*[.$R27]/[.$E27]/60" table:style-name="ce290">
            <text:p>7.50</text:p>
          </table:table-cell>
          <table:table-cell office:value-type="float" office:value="23.273174394873362" table:formula="of:=(1-[.$B$3])*[.$H27]*[.$H27]*[.$R27]/[.$E27]/60" table:style-name="ce291">
            <text:p>23.27</text:p>
          </table:table-cell>
          <table:table-cell office:value-type="float" office:value="30.2" table:style-name="ce265">
            <text:p>30.20</text:p>
          </table:table-cell>
          <table:table-cell office:value-type="float" office:value="29.2" table:style-name="ce265">
            <text:p>29.20</text:p>
          </table:table-cell>
          <table:table-cell table:number-columns-repeated="16352"/>
        </table:table-row>
        <table:table-row table:style-name="ro1">
          <table:table-cell table:style-name="ce292"/>
          <table:table-cell table:number-columns-repeated="9" table:style-name="ce236"/>
          <table:table-cell table:style-name="ce293"/>
          <table:table-cell table:number-columns-repeated="10" table:style-name="ce236"/>
          <table:table-cell table:number-columns-repeated="3" table:style-name="ce294"/>
          <table:table-cell table:number-columns-repeated="6" table:style-name="ce295"/>
          <table:table-cell table:number-columns-repeated="2" table:style-name="ce265"/>
          <table:table-cell table:number-columns-repeated="16352"/>
        </table:table-row>
        <table:table-row table:style-name="ro1">
          <table:table-cell office:value-type="string" table:style-name="ce256">
            <text:p>q10_3</text:p>
          </table:table-cell>
          <table:table-cell table:number-columns-repeated="4" table:style-name="ce229"/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0.25" table:style-name="ce229">
            <text:p>0.25</text:p>
          </table:table-cell>
          <table:table-cell office:value-type="float" office:value="15" table:style-name="ce229">
            <text:p>15</text:p>
          </table:table-cell>
          <table:table-cell table:number-columns-repeated="10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style-name="ce256"/>
          <table:table-cell table:number-columns-repeated="4" table:style-name="ce229"/>
          <table:table-cell table:number-columns-repeated="2" table:style-name="ce235"/>
          <table:table-cell table:number-columns-repeated="3" table:style-name="ce229"/>
          <table:table-cell table:style-name="ce293"/>
          <table:table-cell table:number-columns-repeated="9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office:value-type="string" table:style-name="ce256">
            <text:p>q10_4</text:p>
          </table:table-cell>
          <table:table-cell table:number-columns-repeated="4" table:style-name="ce229"/>
          <table:table-cell office:value-type="float" office:value="1" table:style-name="ce235">
            <text:p>1.00</text:p>
          </table:table-cell>
          <table:table-cell table:style-name="ce235"/>
          <table:table-cell office:value-type="float" office:value="0.6" table:style-name="ce229">
            <text:p>0.6</text:p>
          </table:table-cell>
          <table:table-cell office:value-type="float" office:value="1" table:style-name="ce229">
            <text:p>1</text:p>
          </table:table-cell>
          <table:table-cell office:value-type="float" office:value="60" table:style-name="ce229">
            <text:p>60</text:p>
          </table:table-cell>
          <table:table-cell table:number-columns-repeated="5" table:style-name="ce229"/>
          <table:table-cell table:style-name="ce293"/>
          <table:table-cell table:number-columns-repeated="4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number-columns-repeated="5" table:style-name="ce229"/>
          <table:table-cell table:number-columns-repeated="2" table:style-name="ce235"/>
          <table:table-cell table:number-columns-repeated="5" table:style-name="ce229"/>
          <table:table-cell table:number-columns-repeated="3" table:style-name="ce293"/>
          <table:table-cell table:style-name="ce229"/>
          <table:table-cell table:style-name="ce293"/>
          <table:table-cell table:number-columns-repeated="3" table:style-name="ce229"/>
          <table:table-cell table:style-name="ce233"/>
          <table:table-cell table:number-columns-repeated="11" table:style-name="ce236"/>
          <table:table-cell table:number-columns-repeated="16352"/>
        </table:table-row>
        <table:table-row table:style-name="ro1">
          <table:table-cell table:number-columns-repeated="5" table:style-name="ce133"/>
          <table:table-cell table:number-columns-repeated="2" table:style-name="ce255"/>
          <table:table-cell table:number-columns-repeated="6" table:style-name="ce133"/>
          <table:table-cell table:number-columns-repeated="2" table:style-name="ce1"/>
          <table:table-cell table:style-name="ce189"/>
          <table:table-cell table:number-columns-repeated="4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number-columns-repeated="5" table:style-name="ce133"/>
          <table:table-cell table:number-columns-repeated="2" table:style-name="ce255"/>
          <table:table-cell table:number-columns-repeated="6" table:style-name="ce133"/>
          <table:table-cell table:number-columns-repeated="2" table:style-name="ce1"/>
          <table:table-cell table:number-columns-repeated="5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number-columns-repeated="7" table:style-name="ce2"/>
          <table:table-cell table:style-name="ce297"/>
          <table:table-cell table:number-columns-repeated="2" table:style-name="ce2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table:number-columns-repeated="8" table:style-name="ce1"/>
          <table:table-cell table:style-name="ce6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number-columns-spanned="6" table:number-rows-spanned="1" table:style-name="ce315">
            <text:p>Exner time fractions</text:p>
          </table:table-cell>
          <table:covered-table-cell table:number-columns-repeated="5"/>
          <table:table-cell table:number-columns-repeated="2" table:style-name="ce1"/>
          <table:table-cell table:style-name="ce6"/>
          <table:table-cell table:number-columns-repeated="2" table:style-name="ce133"/>
          <table:table-cell table:number-columns-repeated="3" table:style-name="ce1"/>
          <table:table-cell table:style-name="ce133"/>
          <table:table-cell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298">
            <text:p>Q [l/s]</text:p>
          </table:table-cell>
          <table:table-cell office:value-type="string" table:style-name="ce299">
            <text:p>T run [min]</text:p>
          </table:table-cell>
          <table:table-cell office:value-type="string" table:style-name="ce299">
            <text:p>Txnr(wet,wet)</text:p>
          </table:table-cell>
          <table:table-cell office:value-type="string" table:style-name="ce299">
            <text:p>Txnr/Trun</text:p>
          </table:table-cell>
          <table:table-cell office:value-type="string" table:style-name="ce129">
            <text:p>run duration [Txnr]</text:p>
          </table:table-cell>
          <table:table-cell office:value-type="string" table:style-name="ce299">
            <text:p>Txnr(wet,wet)/5</text:p>
          </table:table-cell>
          <table:table-cell office:value-type="string" table:style-name="ce300">
            <text:p>Txnr(wet,wet)/4</text:p>
          </table:table-cell>
          <table:table-cell table:style-name="ce1"/>
          <table:table-cell table:style-name="ce6"/>
          <table:table-cell table:number-columns-repeated="7" table:style-name="ce1"/>
          <table:table-cell table:number-columns-repeated="3" table:style-name="ce133"/>
          <table:table-cell table:style-name="ce296"/>
          <table:table-cell table:number-columns-repeated="11" table:style-name="ce236"/>
          <table:table-cell table:number-columns-repeated="2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0.5" table:style-name="ce196">
            <text:p>0.5</text:p>
          </table:table-cell>
          <table:table-cell office:value-type="float" office:value="81" table:style-name="ce255">
            <text:p>81.00</text:p>
          </table:table-cell>
          <table:table-cell office:value-type="float" office:value="109.0312341847826" table:formula="of:=[.AA22]" table:style-name="ce130">
            <text:p>109.03</text:p>
          </table:table-cell>
          <table:table-cell office:value-type="float" office:value="1.3460646195652173" table:formula="of:=[.D39]/[.C39]" table:style-name="ce255">
            <text:p>1.35</text:p>
          </table:table-cell>
          <table:table-cell office:value-type="float" office:value="6.6861574616729955" table:formula="of:=9*[.C39]/[.D39]" table:style-name="ce130">
            <text:p>6.69</text:p>
          </table:table-cell>
          <table:table-cell office:value-type="float" office:value="21.806246836956522" table:formula="of:=[.D39]/5" table:style-name="ce301">
            <text:p>22</text:p>
          </table:table-cell>
          <table:table-cell office:value-type="float" office:value="27.257808546195651" table:formula="of:=[.D39]/4" table:style-name="ce302">
            <text:p>27</text:p>
          </table:table-cell>
          <table:table-cell office:value-type="float" office:value="0.74290638463033287" table:formula="of:=[.C39]/[.D39]" table:style-name="ce1">
            <text:p>0.742906385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4" table:style-name="ce296"/>
          <table:table-cell table:number-columns-repeated="6" table:style-name="ce255"/>
          <table:table-cell table:style-name="ce303"/>
          <table:table-cell table:number-columns-repeated="3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0.7" table:style-name="ce196">
            <text:p>0.7</text:p>
          </table:table-cell>
          <table:table-cell office:value-type="float" office:value="47" table:formula="of:=[.J23]" table:style-name="ce255">
            <text:p>47.00</text:p>
          </table:table-cell>
          <table:table-cell office:value-type="float" office:value="73.593541175615968" table:formula="of:=[.AA23]" table:style-name="ce255">
            <text:p>73.59</text:p>
          </table:table-cell>
          <table:table-cell office:value-type="float" office:value="1.5658200250131058" table:formula="of:=[.D40]/[.C40]" table:style-name="ce255">
            <text:p>1.57</text:p>
          </table:table-cell>
          <table:table-cell office:value-type="float" office:value="5.7477870101480351" table:formula="of:=9*[.C40]/[.D40]" table:style-name="ce130">
            <text:p>5.75</text:p>
          </table:table-cell>
          <table:table-cell office:value-type="float" office:value="14.718708235123193" table:formula="of:=[.D40]/5" table:style-name="ce301">
            <text:p>15</text:p>
          </table:table-cell>
          <table:table-cell office:value-type="float" office:value="18.398385293903992" table:formula="of:=[.D40]/4" table:style-name="ce302">
            <text:p>18</text:p>
          </table:table-cell>
          <table:table-cell office:value-type="float" office:value="0.63864300112755945" table:formula="of:=[.C40]/[.D40]" table:style-name="ce1">
            <text:p>0.638643001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4" table:style-name="ce296"/>
          <table:table-cell table:number-columns-repeated="5" table:style-name="ce255"/>
          <table:table-cell table:style-name="ce304"/>
          <table:table-cell table:style-name="ce255"/>
          <table:table-cell table:style-name="ce133"/>
          <table:table-cell table:number-columns-repeated="4" table:style-name="ce255"/>
          <table:table-cell table:number-columns-repeated="981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1" table:style-name="ce196">
            <text:p>1</text:p>
          </table:table-cell>
          <table:table-cell office:value-type="float" office:value="24.8" table:formula="of:=[.J24]" table:style-name="ce255">
            <text:p>24.80</text:p>
          </table:table-cell>
          <table:table-cell office:value-type="float" office:value="47.940300805267604" table:formula="of:=[.AA13]" table:style-name="ce255">
            <text:p>47.94</text:p>
          </table:table-cell>
          <table:table-cell office:value-type="float" office:value="1.9330766453736936" table:formula="of:=[.D41]/[.C41]" table:style-name="ce255">
            <text:p>1.93</text:p>
          </table:table-cell>
          <table:table-cell office:value-type="float" office:value="4.6557905614033022" table:formula="of:=9*[.C41]/[.D41]" table:style-name="ce130">
            <text:p>4.66</text:p>
          </table:table-cell>
          <table:table-cell office:value-type="float" office:value="9.5880601610535212" table:formula="of:=[.D41]/5" table:style-name="ce301">
            <text:p>10</text:p>
          </table:table-cell>
          <table:table-cell office:value-type="float" office:value="11.985075201316901" table:formula="of:=[.D41]/4" table:style-name="ce302">
            <text:p>12</text:p>
          </table:table-cell>
          <table:table-cell office:value-type="float" office:value="0.51731006237814459" table:formula="of:=[.C41]/[.D41]" table:style-name="ce1">
            <text:p>0.517310062</text:p>
          </table:table-cell>
          <table:table-cell table:style-name="ce6"/>
          <table:table-cell table:number-columns-repeated="7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1.5" table:style-name="ce196">
            <text:p>1.5</text:p>
          </table:table-cell>
          <table:table-cell office:value-type="float" office:value="19" table:formula="of:=[.J25]" table:style-name="ce255">
            <text:p>19.00</text:p>
          </table:table-cell>
          <table:table-cell office:value-type="float" office:value="29.723327271188314" table:formula="of:=[.AA14]" table:style-name="ce255">
            <text:p>29.72</text:p>
          </table:table-cell>
          <table:table-cell office:value-type="float" office:value="1.5643856458520164" table:formula="of:=[.D42]/[.C42]" table:style-name="ce255">
            <text:p>1.56</text:p>
          </table:table-cell>
          <table:table-cell office:value-type="float" office:value="5.7530571338746208" table:formula="of:=9*[.C42]/[.D42]" table:style-name="ce130">
            <text:p>5.75</text:p>
          </table:table-cell>
          <table:table-cell office:value-type="float" office:value="5.9446654542376631" table:formula="of:=[.D42]/5" table:style-name="ce301">
            <text:p>6</text:p>
          </table:table-cell>
          <table:table-cell office:value-type="float" office:value="7.4308318177970785" table:formula="of:=[.D42]/4" table:style-name="ce302">
            <text:p>7</text:p>
          </table:table-cell>
          <table:table-cell office:value-type="float" office:value="0.6392285704305134" table:formula="of:=[.C42]/[.D42]" table:style-name="ce1">
            <text:p>0.63922857</text:p>
          </table:table-cell>
          <table:table-cell table:number-columns-repeated="8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style-name="ce2"/>
          <table:table-cell office:value-type="float" office:value="2" table:style-name="ce305">
            <text:p>2</text:p>
          </table:table-cell>
          <table:table-cell office:value-type="float" office:value="15" table:formula="of:=[.J27]" table:style-name="ce306">
            <text:p>15.00</text:p>
          </table:table-cell>
          <table:table-cell office:value-type="float" office:value="20.271928167654512" table:formula="of:=[.AA15]" table:style-name="ce306">
            <text:p>20.27</text:p>
          </table:table-cell>
          <table:table-cell office:value-type="float" office:value="1.351461877843634" table:formula="of:=[.D43]/[.C43]" table:style-name="ce306">
            <text:p>1.35</text:p>
          </table:table-cell>
          <table:table-cell office:value-type="float" office:value="6.6594553257841227" table:formula="of:=9*[.C43]/[.D43]" table:style-name="ce130">
            <text:p>6.66</text:p>
          </table:table-cell>
          <table:table-cell office:value-type="float" office:value="4.0543856335309023" table:formula="of:=[.D43]/5" table:style-name="ce307">
            <text:p>4</text:p>
          </table:table-cell>
          <table:table-cell office:value-type="float" office:value="5.0679820419136279" table:formula="of:=[.D43]/4" table:style-name="ce308">
            <text:p>5</text:p>
          </table:table-cell>
          <table:table-cell office:value-type="float" office:value="0.73993948064268023" table:formula="of:=[.C43]/[.D43]" table:style-name="ce1">
            <text:p>0.739939481</text:p>
          </table:table-cell>
          <table:table-cell table:number-columns-repeated="8" table:style-name="ce1"/>
          <table:table-cell table:number-columns-repeated="3"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5" table:style-name="ce1"/>
          <table:table-cell table:number-columns-repeated="980" table:style-name="ce133"/>
          <table:table-cell table:number-columns-repeated="15367"/>
        </table:table-row>
        <table:table-row table:style-name="ro1"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style-name="ce133"/>
          <table:table-cell table:number-columns-repeated="10" table:style-name="ce1"/>
          <table:table-cell table:style-name="ce133"/>
          <table:table-cell table:number-columns-repeated="2" table:style-name="ce296"/>
          <table:table-cell table:number-columns-repeated="8" table:style-name="ce225"/>
          <table:table-cell table:style-name="ce255"/>
          <table:table-cell table:style-name="ce133"/>
          <table:table-cell table:number-columns-repeated="11" table:style-name="ce1"/>
          <table:table-cell table:number-columns-repeated="16341"/>
        </table:table-row>
        <table:table-row table:style-name="ro1">
          <table:table-cell table:style-name="ce2"/>
          <table:table-cell table:number-columns-repeated="2" table:style-name="ce133"/>
          <table:table-cell table:style-name="ce255"/>
          <table:table-cell table:number-columns-repeated="8" table:style-name="ce133"/>
          <table:table-cell table:number-columns-repeated="7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309">
            <text:p>run_code</text:p>
          </table:table-cell>
          <table:table-cell office:value-type="string" table:style-name="ce310">
            <text:p>Q [l/s]</text:p>
          </table:table-cell>
          <table:table-cell office:value-type="string" table:style-name="ce310">
            <text:p>Repetition</text:p>
          </table:table-cell>
          <table:table-cell office:value-type="string" table:style-name="ce310">
            <text:p>TXNR discr. [-]</text:p>
          </table:table-cell>
          <table:table-cell office:value-type="string" table:style-name="ce310">
            <text:p>Trun [min]</text:p>
          </table:table-cell>
          <table:table-cell office:value-type="string" table:style-name="ce310">
            <text:p># survey</text:p>
          </table:table-cell>
          <table:table-cell office:value-type="string" table:style-name="ce311">
            <text:p>photos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1">
          <table:table-cell table:style-name="ce2"/>
          <table:table-cell office:value-type="string" table:style-name="ce196">
            <text:p>q05_1</text:p>
          </table:table-cell>
          <table:table-cell office:value-type="float" office:value="0.5" table:style-name="ce133">
            <text:p>0.5</text:p>
          </table:table-cell>
          <table:table-cell office:value-type="float" office:value="1" table:style-name="ce133">
            <text:p>1</text:p>
          </table:table-cell>
          <table:table-cell office:value-type="float" office:value="0.5" table:style-name="ce133">
            <text:p>0.5</text:p>
          </table:table-cell>
          <table:table-cell office:value-type="float" office:value="84" table:style-name="ce133">
            <text:p>84</text:p>
          </table:table-cell>
          <table:table-cell office:value-type="float" office:value="10" table:style-name="ce133">
            <text:p>10</text:p>
          </table:table-cell>
          <table:table-cell office:value-type="string" table:style-name="ce209">
            <text:p>Runs + regime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5" table:style-name="ce255"/>
          <table:table-cell table:style-name="ce225"/>
          <table:table-cell table:number-columns-repeated="4" table:style-name="ce255"/>
          <table:table-cell table:number-columns-repeated="983" table:style-name="ce133"/>
          <table:table-cell table:number-columns-repeated="15367"/>
        </table:table-row>
        <table:table-row table:style-name="ro4">
          <table:table-cell table:style-name="ce2"/>
          <table:table-cell office:value-type="string" table:style-name="ce15">
            <text:p>q07_1</text:p>
          </table:table-cell>
          <table:table-cell office:value-type="float" office:value="0.7" table:style-name="ce16">
            <text:p>0.7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7">
            <text:p>0.5</text:p>
          </table:table-cell>
          <table:table-cell office:value-type="float" office:value="47" table:style-name="ce17">
            <text:p>47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10"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983" table:style-name="ce133"/>
          <table:table-cell table:number-columns-repeated="15367"/>
        </table:table-row>
        <table:table-row table:style-name="ro4">
          <table:table-cell table:style-name="ce2"/>
          <table:table-cell office:value-type="string" table:style-name="ce15">
            <text:p>q10_1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55" table:style-name="ce17">
            <text:p>55</text:p>
          </table:table-cell>
          <table:table-cell table:style-name="ce17"/>
          <table:table-cell table:style-name="ce312"/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2</text:p>
          </table:table-cell>
          <table:table-cell office:value-type="float" office:value="1" table:style-name="ce16">
            <text:p>1.0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25" table:style-name="ce17">
            <text:p>25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3</text:p>
          </table:table-cell>
          <table:table-cell office:value-type="float" office:value="1" table:style-name="ce16">
            <text:p>1.0</text:p>
          </table:table-cell>
          <table:table-cell office:value-type="float" office:value="3" table:style-name="ce17">
            <text:p>3</text:p>
          </table:table-cell>
          <table:table-cell office:value-type="float" office:value="0.25" table:style-name="ce17">
            <text:p>0.25</text:p>
          </table:table-cell>
          <table:table-cell office:value-type="float" office:value="15" table:style-name="ce17">
            <text:p>15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style-name="ce133"/>
          <table:table-cell table:style-name="ce1"/>
          <table:table-cell office:value-type="string" table:style-name="ce296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0_4</text:p>
          </table:table-cell>
          <table:table-cell office:value-type="float" office:value="1" table:style-name="ce16">
            <text:p>1.0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60" table:style-name="ce17">
            <text:p>60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number-columns-repeated="2" table:style-name="ce133"/>
          <table:table-cell office:value-type="string" table:style-name="ce133">
            <text:p><text:s/></text:p>
          </table:table-cell>
          <table:table-cell table:number-columns-repeated="4" table:style-name="ce296"/>
          <table:table-cell table:number-columns-repeated="10" table:style-name="ce255"/>
          <table:table-cell table:number-columns-repeated="16350"/>
        </table:table-row>
        <table:table-row table:style-name="ro4">
          <table:table-cell table:style-name="ce133"/>
          <table:table-cell office:value-type="string" table:style-name="ce15">
            <text:p>q15_1</text:p>
          </table:table-cell>
          <table:table-cell office:value-type="float" office:value="1.5" table:style-name="ce16">
            <text:p>1.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0" table:style-name="ce17">
            <text:p>30</text:p>
          </table:table-cell>
          <table:table-cell table:style-name="ce17"/>
          <table:table-cell table:style-name="ce18"/>
          <table:table-cell table:style-name="ce133"/>
          <table:table-cell table:number-columns-repeated="8" table:style-name="ce1"/>
          <table:table-cell table:number-columns-repeated="2" table:style-name="ce133"/>
          <table:table-cell office:value-type="string" table:style-name="ce133">
            <text:p><text:s/></text:p>
          </table:table-cell>
          <table:table-cell table:number-columns-repeated="4" table:style-name="ce296"/>
          <table:table-cell table:number-columns-repeated="9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15_2</text:p>
          </table:table-cell>
          <table:table-cell office:value-type="float" office:value="1.5" table:style-name="ce16">
            <text:p>1.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7">
            <text:p>0.5</text:p>
          </table:table-cell>
          <table:table-cell office:value-type="float" office:value="19" table:style-name="ce17">
            <text:p>19</text:p>
          </table:table-cell>
          <table:table-cell office:value-type="float" office:value="10" table:style-name="ce17">
            <text:p>10</text:p>
          </table:table-cell>
          <table:table-cell office:value-type="string" table:style-name="ce18">
            <text:p>Runs + regime</text:p>
          </table:table-cell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15_3</text:p>
          </table:table-cell>
          <table:table-cell office:value-type="float" office:value="1.5" table:style-name="ce16">
            <text:p>1.5</text:p>
          </table:table-cell>
          <table:table-cell office:value-type="float" office:value="3" table:style-name="ce17">
            <text:p>3</text:p>
          </table:table-cell>
          <table:table-cell office:value-type="float" office:value="0.5" table:style-name="ce17">
            <text:p>0.5</text:p>
          </table:table-cell>
          <table:table-cell office:value-type="float" office:value="20" table:style-name="ce17">
            <text:p>20</text:p>
          </table:table-cell>
          <table:table-cell office:value-type="float" office:value="10" table:style-name="ce17">
            <text:p>10</text:p>
          </table:table-cell>
          <table:table-cell table:style-name="ce18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5">
            <text:p>q20_1</text:p>
          </table:table-cell>
          <table:table-cell office:value-type="float" office:value="2" table:style-name="ce16">
            <text:p>2.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9" table:style-name="ce17">
            <text:p>29</text:p>
          </table:table-cell>
          <table:table-cell table:style-name="ce17"/>
          <table:table-cell table:style-name="ce312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office:value-type="string" table:style-name="ce19">
            <text:p>q20_2</text:p>
          </table:table-cell>
          <table:table-cell office:value-type="float" office:value="2" table:style-name="ce20">
            <text:p>2.0</text:p>
          </table:table-cell>
          <table:table-cell office:value-type="float" office:value="2" table:style-name="ce21">
            <text:p>2</text:p>
          </table:table-cell>
          <table:table-cell office:value-type="float" office:value="0.5" table:style-name="ce21">
            <text:p>0.5</text:p>
          </table:table-cell>
          <table:table-cell office:value-type="float" office:value="15" table:style-name="ce21">
            <text:p>15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uns + regime</text:p>
          </table:table-cell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style-name="ce133"/>
          <table:table-cell table:number-columns-repeated="7" table:style-name="ce1"/>
          <table:table-cell table:style-name="ce133"/>
          <table:table-cell table:number-columns-repeated="17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style-name="ro4">
          <table:table-cell table:number-columns-repeated="3" table:style-name="ce133"/>
          <table:table-cell table:number-columns-repeated="23" table:style-name="ce1"/>
          <table:table-cell table:number-columns-repeated="7" table:style-name="ce255"/>
          <table:table-cell table:number-columns-repeated="984" table:style-name="ce133"/>
          <table:table-cell table:number-columns-repeated="15367"/>
        </table:table-row>
        <table:table-row table:number-rows-repeated="5" table:style-name="ro4">
          <table:table-cell table:number-columns-repeated="3" table:style-name="ce133"/>
          <table:table-cell table:number-columns-repeated="23" table:style-name="ce1"/>
          <table:table-cell table:number-columns-repeated="8" table:style-name="ce255"/>
          <table:table-cell table:number-columns-repeated="16350"/>
        </table:table-row>
        <table:table-row table:style-name="ro4">
          <table:table-cell table:number-columns-repeated="3"/>
          <table:table-cell table:number-columns-repeated="23" table:style-name="ce1"/>
          <table:table-cell table:number-columns-repeated="8" table:style-name="ce255"/>
          <table:table-cell table:number-columns-repeated="16350"/>
        </table:table-row>
        <table:table-row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6" table:style-name="ce133"/>
          <table:table-cell table:number-columns-repeated="13" table:style-name="ce1"/>
          <table:table-cell table:number-columns-repeated="8" table:style-name="ce255"/>
          <table:table-cell table:number-columns-repeated="16350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5" table:style-name="ce296"/>
          <table:table-cell table:number-columns-repeated="2" table:style-name="ce255"/>
          <table:table-cell table:number-columns-repeated="6" table:style-name="ce133"/>
          <table:table-cell table:number-columns-repeated="8" table:style-name="ce1"/>
          <table:table-cell table:number-columns-repeated="8" table:style-name="ce255"/>
          <table:table-cell table:number-columns-repeated="16350"/>
        </table:table-row>
        <table:table-row table:number-rows-repeated="3" table:style-name="ro4">
          <table:table-cell table:number-columns-repeated="3"/>
          <table:table-cell table:number-columns-repeated="2" table:style-name="ce133"/>
          <table:table-cell table:number-columns-repeated="5" table:style-name="ce296"/>
          <table:table-cell table:number-columns-repeated="2" table:style-name="ce255"/>
          <table:table-cell table:number-columns-repeated="6" table:style-name="ce133"/>
          <table:table-cell table:number-columns-repeated="8" table:style-name="ce1"/>
          <table:table-cell table:number-columns-repeated="4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11" table:style-name="ce133"/>
          <table:table-cell table:number-columns-repeated="8" table:style-name="ce1"/>
          <table:table-cell table:number-columns-repeated="4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2" table:style-name="ro4">
          <table:table-cell table:number-columns-repeated="3"/>
          <table:table-cell table:number-columns-repeated="2" table:style-name="ce133"/>
          <table:table-cell table:number-columns-repeated="2" table:style-name="ce255"/>
          <table:table-cell table:number-columns-repeated="13" table:style-name="ce133"/>
          <table:table-cell table:number-columns-repeated="4" table:style-name="ce296"/>
          <table:table-cell table:number-columns-repeated="6" table:style-name="ce255"/>
          <table:table-cell office:value-type="string" table:style-name="ce255">
            <text:p><text:s/></text:p>
          </table:table-cell>
          <table:table-cell table:number-columns-repeated="16353"/>
        </table:table-row>
        <table:table-row table:number-rows-repeated="1048501" table:style-name="ro4">
          <table:table-cell table:number-columns-repeated="16384"/>
        </table:table-row>
      </table:table>
      <table:table table:name="'file:///C:/Users/thoma/AppData/Roaming/Microsoft/Excel/experiment_data_TPiQs%20(version%201).xlsb'#Texner_time" table:style-name="ta7">
        <table:table-source xlink:href="file:///C:/Users/thoma/AppData/Roaming/Microsoft/Excel/experiment_data_TPiQs%20(version%201).xlsb" table:table-name="Texner_time" table:mode="copy-results-only"/>
        <table:table-column/>
        <table:table-row table:number-rows-repeated="12">
          <table:table-cell table:number-columns-repeated="16384"/>
        </table:table-row>
        <table:table-row>
          <table:table-cell table:number-columns-repeated="11"/>
          <table:table-cell office:value-type="float" office:value="161.41599520224599"/>
          <table:table-cell table:number-columns-repeated="16372"/>
        </table:table-row>
        <table:table-row table:number-rows-repeated="1048563">
          <table:table-cell table:number-columns-repeated="16372"/>
        </table:table-row>
      </table:table>
      <table:table table:name="'file:///C:/Users/thoma/AppData/Roaming/Microsoft/Excel/experiment_data_TPiQs%20(version%201).xlsb'#sediment_output" table:style-name="ta7">
        <table:table-source xlink:href="file:///C:/Users/thoma/AppData/Roaming/Microsoft/Excel/experiment_data_TPiQs%20(version%201).xlsb" table:table-name="sediment_output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5"/>
          <table:table-cell office:value-type="float" office:value="8.3956594323873392E-3"/>
          <table:table-cell office:value-type="float" office:value="0.15307601108625801"/>
          <table:table-cell office:value-type="float" office:value="0.14898120297940401"/>
          <table:table-cell table:number-columns-repeated="16366"/>
        </table:table-row>
        <table:table-row table:number-rows-repeated="2">
          <table:table-cell table:number-columns-repeated="16384"/>
        </table:table-row>
        <table:table-row>
          <table:table-cell table:number-columns-repeated="14"/>
          <table:table-cell office:value-type="float" office:value="0.13926032862731999"/>
          <table:table-cell table:number-columns-repeated="16369"/>
        </table:table-row>
        <table:table-row>
          <table:table-cell table:number-columns-repeated="30"/>
          <table:table-cell office:value-type="float" office:value="0.27353749999999999"/>
          <table:table-cell office:value-type="float" office:value="0.181590909090909"/>
          <table:table-cell office:value-type="float" office:value="0.606477777777778"/>
          <table:table-cell office:value-type="float" office:value="0.57736666666666603"/>
          <table:table-cell office:value-type="float" office:value="0.10938823529411799"/>
          <table:table-cell office:value-type="float" office:value="0.271883720930233"/>
          <table:table-cell office:value-type="float" office:value="0.15736666666666699"/>
          <table:table-cell office:value-type="float" office:value="0.2223"/>
          <table:table-cell office:value-type="float" office:value="0.204277777777778"/>
          <table:table-cell table:number-columns-repeated="16345"/>
        </table:table-row>
        <table:table-row table:number-rows-repeated="1048568">
          <table:table-cell table:number-columns-repeated="1634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Ubuntu1" svg:font-family="Ubuntu1"/>
    <style:font-face style:name="Ubuntu" svg:font-family="Ubuntu"/>
    <style:font-face style:name="Arial" svg:font-family="Arial"/>
    <style:font-face style:name="Calibri1" svg:font-family="Calibri1"/>
    <style:font-face style:name="Calibri2" svg:font-family="Calibri2"/>
    <style:font-face style:name="Calibri" svg:font-family="Calibri"/>
    <style:font-face style:name="F" svg:font-family="F"/>
    <style:font-face style:name="Arial1" svg:font-family="Arial1"/>
    <style:font-face style:name="MathJax_Main" svg:font-family="MathJax_Main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6" number:min-decimal-places="6" number:min-integer-digits="1"/>
    </number:number-style>
    <number:number-style style:name="N39">
      <number:number number:decimal-places="1" number:min-decimal-places="1" number:min-integer-digits="1"/>
    </number:number-style>
    <number:date-style style:name="N40">
      <number:year number:style="long"/>
      <number:text>/</number:text>
      <number:month number:style="long"/>
      <number:text>/</number:text>
      <number:day number:style="long"/>
    </number:date-style>
    <number:time-style style:name="N41" number:language="it" number:country="IT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3">
      <number:number number:decimal-places="4" number:min-decimal-places="4" number:min-integer-digits="1"/>
    </number:number-style>
    <number:number-style style:name="N44">
      <number:number number:decimal-places="8" number:min-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Thomas Bernard</meta:initial-creator>
    <dc:creator>Bernard, Thomas Guillaume Adrien</dc:creator>
    <meta:creation-date>2021-03-22T20:23:30Z</meta:creation-date>
    <dc:date>2024-10-07T15:04:45Z</dc:date>
    <meta:editing-cycles>273</meta:editing-cycles>
    <meta:editing-duration>PT62783S</meta:editing-duration>
    <meta:user-defined meta:name="qrichtext">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.0 Txnr</text:p>
            </chart:title>
          </chart:axis>
          <chart:series chart:label-cell-address="q10_1.$I$71" chart:values-cell-range-address="q10_1.$I$72:.$I$78" chart:class="chart:bar" chart:attached-axis="primary-y" chart:style-name="G0S0">
            <chart:error-indicator chart:style-name="E000"/>
            <chart:data-point chart:repeated="7"/>
          </chart:series>
          <chart:series chart:label-cell-address="q10_1.$A$84" chart:values-cell-range-address="q10_1.$B$84:.$H$84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78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 chart:error-category="cell-range" chart:error-upper-indicator="true" chart:error-lower-indicator="true"/>
      <style:graphic-properties draw:fill="solid" draw:fill-color="#004586" draw:opacity="100%" draw:stroke="none"/>
    </style:style>
    <style:style style:family="chart" style:name="T010">
      <style:chart-properties chart:regression-type="linear" chart:regression-name=""/>
      <style:graphic-properties draw:fill="none" draw:stroke="solid" svg:stroke-width="0.01378in" svg:stroke-color="#004586" svg:stroke-opacity="100%" draw:stroke-linejoin="round" svg:stroke-linecap="round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4586" draw:opacity="5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bar" svg:height="255.0894488188976pt" svg:width="453.5150393700787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olume [dm³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0.5 Txnr</text:p>
            </chart:title>
          </chart:axis>
          <chart:series chart:label-cell-address="q10_2.$K$73" chart:values-cell-range-address="q10_2.$K$74:.$K$82" chart:class="chart:bar" chart:attached-axis="primary-y" chart:style-name="G0S0">
            <chart:error-indicator chart:style-name="E000"/>
            <chart:data-point chart:repeated="9"/>
          </chart:series>
          <chart:series chart:label-cell-address="q10_2.$A$88" chart:values-cell-range-address="q10_2.$B$88:.$J$88" chart:class="chart:bar" chart:attached-axis="primary-y" chart:style-name="G0S1">
            <chart:regression-curve chart:style-name="T010">
              <chart:equation chart:automatic-content="true" chart:display-equation="true" chart:display-r-square="tru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